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4"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8" style:family="paragraph" style:parent-style-name="Table_20_Contents">
      <style:text-properties style:font-name="Cantarell" fo:font-size="10pt" officeooo:rsid="00127ba7" officeooo:paragraph-rsid="002eb21b" style:font-size-asian="10pt" style:font-size-complex="10pt"/>
    </style:style>
    <style:style style:name="P249" style:family="paragraph" style:parent-style-name="Table_20_Contents">
      <style:text-properties style:font-name="Cantarell" fo:font-size="10pt" officeooo:rsid="00127ba7" officeooo:paragraph-rsid="004aa5c8" style:font-size-asian="10pt" style:font-size-complex="10pt"/>
    </style:style>
    <style:style style:name="P250" style:family="paragraph" style:parent-style-name="Table_20_Contents">
      <style:text-properties style:font-name="Cantarell" fo:font-size="10pt" officeooo:rsid="00127ba7" officeooo:paragraph-rsid="004bfc8c" style:font-size-asian="10pt" style:font-size-complex="10pt"/>
    </style:style>
    <style:style style:name="P251" style:family="paragraph" style:parent-style-name="Table_20_Contents">
      <style:text-properties style:font-name="Cantarell" fo:font-size="10pt" officeooo:rsid="00127ba7" officeooo:paragraph-rsid="00536581" style:font-size-asian="10pt" style:font-size-complex="10pt"/>
    </style:style>
    <style:style style:name="P252" style:family="paragraph" style:parent-style-name="Table_20_Contents">
      <style:text-properties style:font-name="Cantarell" fo:font-size="10pt" officeooo:rsid="00127ba7" officeooo:paragraph-rsid="0055f252" style:font-size-asian="10pt" style:font-size-complex="10pt"/>
    </style:style>
    <style:style style:name="P253" style:family="paragraph" style:parent-style-name="Table_20_Contents">
      <style:text-properties style:font-name="Cantarell" fo:font-size="10pt" officeooo:rsid="00127ba7" officeooo:paragraph-rsid="0064434a" style:font-size-asian="10pt" style:font-size-complex="10pt"/>
    </style:style>
    <style:style style:name="P254" style:family="paragraph" style:parent-style-name="Table_20_Contents">
      <style:text-properties style:font-name="Cantarell" fo:font-size="10pt" officeooo:rsid="00127ba7" officeooo:paragraph-rsid="006555f2" style:font-size-asian="10pt" style:font-size-complex="10pt"/>
    </style:style>
    <style:style style:name="P255" style:family="paragraph" style:parent-style-name="Table_20_Contents">
      <style:text-properties style:font-name="Cantarell" fo:font-size="10pt" officeooo:rsid="00127ba7" officeooo:paragraph-rsid="00677d2c" style:font-size-asian="10pt" style:font-size-complex="10pt"/>
    </style:style>
    <style:style style:name="P256" style:family="paragraph" style:parent-style-name="Table_20_Contents">
      <style:text-properties style:font-name="Cantarell" fo:font-size="10pt" officeooo:rsid="00127ba7" officeooo:paragraph-rsid="00694341" style:font-size-asian="10pt" style:font-size-complex="10pt"/>
    </style:style>
    <style:style style:name="P257" style:family="paragraph" style:parent-style-name="Table_20_Contents">
      <style:text-properties style:font-name="Cantarell" fo:font-size="10pt" officeooo:rsid="00127ba7" officeooo:paragraph-rsid="006b4199" style:font-size-asian="10pt" style:font-size-complex="10pt"/>
    </style:style>
    <style:style style:name="P258" style:family="paragraph" style:parent-style-name="Table_20_Contents">
      <style:text-properties style:font-name="Cantarell" fo:font-size="10pt" officeooo:rsid="00127ba7" officeooo:paragraph-rsid="006d55ad" style:font-size-asian="10pt" style:font-size-complex="10pt"/>
    </style:style>
    <style:style style:name="P259" style:family="paragraph" style:parent-style-name="Table_20_Contents">
      <style:text-properties style:font-name="Cantarell" fo:font-size="10pt" officeooo:rsid="00127ba7" officeooo:paragraph-rsid="004a3abf" style:font-size-asian="10pt" style:font-size-complex="10pt"/>
    </style:style>
    <style:style style:name="P260" style:family="paragraph" style:parent-style-name="Table_20_Contents">
      <style:text-properties style:font-name="Cantarell" fo:font-size="10pt" officeooo:rsid="00127ba7" officeooo:paragraph-rsid="004dfbc6" style:font-size-asian="10pt" style:font-size-complex="10pt"/>
    </style:style>
    <style:style style:name="P261" style:family="paragraph" style:parent-style-name="Table_20_Contents">
      <style:text-properties style:font-name="Cantarell" fo:font-size="10pt" officeooo:rsid="00127ba7" officeooo:paragraph-rsid="0050f63a" style:font-size-asian="10pt" style:font-size-complex="10pt"/>
    </style:style>
    <style:style style:name="P262" style:family="paragraph" style:parent-style-name="Table_20_Contents">
      <style:text-properties style:font-name="Cantarell" fo:font-size="10pt" officeooo:rsid="00127ba7" officeooo:paragraph-rsid="006326ed" style:font-size-asian="10pt" style:font-size-complex="10pt"/>
    </style:style>
    <style:style style:name="P263" style:family="paragraph" style:parent-style-name="Table_20_Contents">
      <style:text-properties style:font-name="Cantarell" fo:font-size="10pt" officeooo:rsid="00127ba7" officeooo:paragraph-rsid="006c1f28" style:font-size-asian="10pt" style:font-size-complex="10pt"/>
    </style:style>
    <style:style style:name="P264" style:family="paragraph" style:parent-style-name="Table_20_Contents">
      <style:text-properties style:font-name="Cantarell" fo:font-size="10pt" officeooo:rsid="00127ba7" officeooo:paragraph-rsid="00752fe1" style:font-size-asian="10pt" style:font-size-complex="10pt"/>
    </style:style>
    <style:style style:name="P265" style:family="paragraph" style:parent-style-name="Table_20_Contents">
      <style:text-properties style:font-name="Cantarell" fo:font-size="10pt" officeooo:rsid="00127ba7" officeooo:paragraph-rsid="0075f844" style:font-size-asian="10pt" style:font-size-complex="10pt"/>
    </style:style>
    <style:style style:name="P266" style:family="paragraph" style:parent-style-name="Table_20_Contents">
      <style:text-properties style:font-name="Cantarell" fo:font-size="10pt" officeooo:rsid="00127ba7" officeooo:paragraph-rsid="007b0c39" style:font-size-asian="10pt" style:font-size-complex="10pt"/>
    </style:style>
    <style:style style:name="P267" style:family="paragraph" style:parent-style-name="Table_20_Contents">
      <style:text-properties style:font-name="Cantarell" fo:font-size="10pt" officeooo:rsid="00127ba7" officeooo:paragraph-rsid="007b3bc5" style:font-size-asian="10pt" style:font-size-complex="10pt"/>
    </style:style>
    <style:style style:name="P268" style:family="paragraph" style:parent-style-name="Table_20_Contents">
      <style:text-properties style:font-name="Cantarell" fo:font-size="10pt" officeooo:rsid="00127ba7" officeooo:paragraph-rsid="0081f799" style:font-size-asian="10pt" style:font-size-complex="10pt"/>
    </style:style>
    <style:style style:name="P269" style:family="paragraph" style:parent-style-name="Table_20_Contents">
      <style:text-properties style:font-name="Cantarell" fo:font-size="10pt" officeooo:rsid="00127ba7" officeooo:paragraph-rsid="008215cd" style:font-size-asian="10pt" style:font-size-complex="10pt"/>
    </style:style>
    <style:style style:name="P270" style:family="paragraph" style:parent-style-name="Table_20_Contents">
      <style:text-properties style:font-name="Cantarell" fo:font-size="10pt" officeooo:rsid="00127ba7" officeooo:paragraph-rsid="0085abdc" style:font-size-asian="10pt" style:font-size-complex="10pt"/>
    </style:style>
    <style:style style:name="P271" style:family="paragraph" style:parent-style-name="Table_20_Contents">
      <style:text-properties style:font-name="Cantarell" fo:font-size="10pt" officeooo:rsid="00127ba7" officeooo:paragraph-rsid="00872a52" style:font-size-asian="10pt" style:font-size-complex="10pt"/>
    </style:style>
    <style:style style:name="P272" style:family="paragraph" style:parent-style-name="Table_20_Contents">
      <style:text-properties style:font-name="Cantarell" fo:font-size="10pt" officeooo:rsid="00127ba7" officeooo:paragraph-rsid="00884f3d" style:font-size-asian="10pt" style:font-size-complex="10pt"/>
    </style:style>
    <style:style style:name="P273" style:family="paragraph" style:parent-style-name="Table_20_Contents">
      <style:text-properties style:font-name="Cantarell" fo:font-size="10pt" officeooo:rsid="00127ba7" officeooo:paragraph-rsid="008cf6ba" style:font-size-asian="10pt" style:font-size-complex="10pt"/>
    </style:style>
    <style:style style:name="P274" style:family="paragraph" style:parent-style-name="Table_20_Contents">
      <style:text-properties style:font-name="Cantarell" fo:font-size="10pt" officeooo:rsid="0029f8b0" officeooo:paragraph-rsid="006555f2" style:font-size-asian="10pt" style:font-size-complex="10pt"/>
    </style:style>
    <style:style style:name="P275" style:family="paragraph" style:parent-style-name="Table_20_Contents">
      <style:text-properties style:font-name="Cantarell" fo:font-size="10pt" officeooo:rsid="003adaef" officeooo:paragraph-rsid="003adaef" style:font-size-asian="10pt" style:font-size-complex="10pt"/>
    </style:style>
    <style:style style:name="P276" style:family="paragraph" style:parent-style-name="Table_20_Contents">
      <style:text-properties style:font-name="Cantarell" fo:font-size="10pt" officeooo:rsid="003adaef" officeooo:paragraph-rsid="006326ed" style:font-size-asian="10pt" style:font-size-complex="10pt"/>
    </style:style>
    <style:style style:name="P277" style:family="paragraph" style:parent-style-name="Table_20_Contents">
      <style:text-properties style:font-name="Cantarell" fo:font-size="10pt" officeooo:rsid="004bfc8c" officeooo:paragraph-rsid="004bfc8c" style:font-size-asian="10pt" style:font-size-complex="10pt"/>
    </style:style>
    <style:style style:name="P278" style:family="paragraph" style:parent-style-name="Table_20_Contents">
      <style:text-properties style:font-name="Cantarell" fo:font-size="10pt" officeooo:rsid="004bfc8c" officeooo:paragraph-rsid="00677d2c" style:font-size-asian="10pt" style:font-size-complex="10pt"/>
    </style:style>
    <style:style style:name="P279" style:family="paragraph" style:parent-style-name="Table_20_Contents">
      <style:text-properties style:font-name="Cantarell" fo:font-size="10pt" officeooo:rsid="004dfbc6" officeooo:paragraph-rsid="004dfbc6" style:font-size-asian="10pt" style:font-size-complex="10pt"/>
    </style:style>
    <style:style style:name="P280" style:family="paragraph" style:parent-style-name="Table_20_Contents">
      <style:text-properties style:font-name="Cantarell" fo:font-size="10pt" officeooo:rsid="004dfbc6" officeooo:paragraph-rsid="0050f63a" style:font-size-asian="10pt" style:font-size-complex="10pt"/>
    </style:style>
    <style:style style:name="P281" style:family="paragraph" style:parent-style-name="Table_20_Contents">
      <style:text-properties style:font-name="Cantarell" fo:font-size="10pt" officeooo:rsid="004dfbc6" officeooo:paragraph-rsid="00752fe1" style:font-size-asian="10pt" style:font-size-complex="10pt"/>
    </style:style>
    <style:style style:name="P282" style:family="paragraph" style:parent-style-name="Table_20_Contents">
      <style:text-properties style:font-name="Cantarell" fo:font-size="10pt" officeooo:rsid="004dfbc6" officeooo:paragraph-rsid="0075f844" style:font-size-asian="10pt" style:font-size-complex="10pt"/>
    </style:style>
    <style:style style:name="P283" style:family="paragraph" style:parent-style-name="Table_20_Contents">
      <style:text-properties style:font-name="Cantarell" fo:font-size="10pt" officeooo:rsid="00552074" officeooo:paragraph-rsid="00552074" style:font-size-asian="10pt" style:font-size-complex="10pt"/>
    </style:style>
    <style:style style:name="P284" style:family="paragraph" style:parent-style-name="Table_20_Contents">
      <style:text-properties style:font-name="Cantarell" fo:font-size="10pt" officeooo:rsid="00552074" officeooo:paragraph-rsid="00557205" style:font-size-asian="10pt" style:font-size-complex="10pt"/>
    </style:style>
    <style:style style:name="P285" style:family="paragraph" style:parent-style-name="Table_20_Contents">
      <style:text-properties style:font-name="Cantarell" fo:font-size="10pt" officeooo:rsid="00552074" officeooo:paragraph-rsid="0055f252" style:font-size-asian="10pt" style:font-size-complex="10pt"/>
    </style:style>
    <style:style style:name="P286" style:family="paragraph" style:parent-style-name="Table_20_Contents">
      <style:text-properties style:font-name="Cantarell" fo:font-size="10pt" officeooo:rsid="00552074" officeooo:paragraph-rsid="00694341" style:font-size-asian="10pt" style:font-size-complex="10pt"/>
    </style:style>
    <style:style style:name="P287" style:family="paragraph" style:parent-style-name="Table_20_Contents">
      <style:text-properties style:font-name="Cantarell" fo:font-size="10pt" officeooo:rsid="00552074" officeooo:paragraph-rsid="006b4199" style:font-size-asian="10pt" style:font-size-complex="10pt"/>
    </style:style>
    <style:style style:name="P288" style:family="paragraph" style:parent-style-name="Table_20_Contents">
      <style:text-properties style:font-name="Cantarell" fo:font-size="10pt" officeooo:rsid="00552074" officeooo:paragraph-rsid="006d55ad" style:font-size-asian="10pt" style:font-size-complex="10pt"/>
    </style:style>
    <style:style style:name="P289" style:family="paragraph" style:parent-style-name="Table_20_Contents">
      <style:text-properties style:font-name="Cantarell" fo:font-size="10pt" officeooo:rsid="00552074" officeooo:paragraph-rsid="00702c4f" style:font-size-asian="10pt" style:font-size-complex="10pt"/>
    </style:style>
    <style:style style:name="P290" style:family="paragraph" style:parent-style-name="Table_20_Contents">
      <style:text-properties style:font-name="Cantarell" fo:font-size="10pt" officeooo:rsid="00552074" officeooo:paragraph-rsid="007240e1" style:font-size-asian="10pt" style:font-size-complex="10pt"/>
    </style:style>
    <style:style style:name="P291" style:family="paragraph" style:parent-style-name="Table_20_Contents">
      <style:text-properties style:font-name="Cantarell" fo:font-size="10pt" officeooo:rsid="00552074" officeooo:paragraph-rsid="0076f385" style:font-size-asian="10pt" style:font-size-complex="10pt"/>
    </style:style>
    <style:style style:name="P292" style:family="paragraph" style:parent-style-name="Table_20_Contents">
      <style:text-properties style:font-name="Cantarell" fo:font-size="10pt" officeooo:rsid="00552074" officeooo:paragraph-rsid="007e6eb6" style:font-size-asian="10pt" style:font-size-complex="10pt"/>
    </style:style>
    <style:style style:name="P293" style:family="paragraph" style:parent-style-name="Table_20_Contents">
      <style:text-properties style:font-name="Cantarell" fo:font-size="10pt" officeooo:rsid="00552074" officeooo:paragraph-rsid="007f4412" style:font-size-asian="10pt" style:font-size-complex="10pt"/>
    </style:style>
    <style:style style:name="P294" style:family="paragraph" style:parent-style-name="Table_20_Contents">
      <style:text-properties style:font-name="Cantarell" fo:font-size="10pt" officeooo:rsid="00552074" officeooo:paragraph-rsid="00804e87" style:font-size-asian="10pt" style:font-size-complex="10pt"/>
    </style:style>
    <style:style style:name="P295" style:family="paragraph" style:parent-style-name="Table_20_Contents">
      <style:text-properties style:font-name="Cantarell" fo:font-size="10pt" officeooo:rsid="00552074" officeooo:paragraph-rsid="00884f3d" style:font-size-asian="10pt" style:font-size-complex="10pt"/>
    </style:style>
    <style:style style:name="P296" style:family="paragraph" style:parent-style-name="Table_20_Contents">
      <style:text-properties style:font-name="Cantarell" fo:font-size="10pt" officeooo:rsid="00552074" officeooo:paragraph-rsid="0088d76b" style:font-size-asian="10pt" style:font-size-complex="10pt"/>
    </style:style>
    <style:style style:name="P297" style:family="paragraph" style:parent-style-name="Table_20_Contents">
      <style:text-properties style:font-name="Cantarell" fo:font-size="10pt" officeooo:rsid="0055f252" officeooo:paragraph-rsid="0055f252" style:font-size-asian="10pt" style:font-size-complex="10pt"/>
    </style:style>
    <style:style style:name="P298" style:family="paragraph" style:parent-style-name="Table_20_Contents">
      <style:text-properties style:font-name="Cantarell" fo:font-size="10pt" officeooo:rsid="0055f252" officeooo:paragraph-rsid="006b4199" style:font-size-asian="10pt" style:font-size-complex="10pt"/>
    </style:style>
    <style:style style:name="P299" style:family="paragraph" style:parent-style-name="Table_20_Contents">
      <style:text-properties style:font-name="Cantarell" fo:font-size="10pt" officeooo:rsid="0055f252" officeooo:paragraph-rsid="006d55ad" style:font-size-asian="10pt" style:font-size-complex="10pt"/>
    </style:style>
    <style:style style:name="P300" style:family="paragraph" style:parent-style-name="Table_20_Contents">
      <style:text-properties style:font-name="Cantarell" fo:font-size="10pt" officeooo:rsid="0055f252" officeooo:paragraph-rsid="00777307" style:font-size-asian="10pt" style:font-size-complex="10pt"/>
    </style:style>
    <style:style style:name="P301" style:family="paragraph" style:parent-style-name="Table_20_Contents">
      <style:text-properties style:font-name="Cantarell" fo:font-size="10pt" officeooo:rsid="0055f252" officeooo:paragraph-rsid="00884f3d" style:font-size-asian="10pt" style:font-size-complex="10pt"/>
    </style:style>
    <style:style style:name="P302" style:family="paragraph" style:parent-style-name="Table_20_Contents">
      <style:text-properties style:font-name="Cantarell" fo:font-size="10pt" officeooo:rsid="006b4199" officeooo:paragraph-rsid="006b4199" style:font-size-asian="10pt" style:font-size-complex="10pt"/>
    </style:style>
    <style:style style:name="P303" style:family="paragraph" style:parent-style-name="Table_20_Contents">
      <style:text-properties style:font-name="Cantarell" fo:font-size="10pt" officeooo:rsid="006b4199" officeooo:paragraph-rsid="006d55ad" style:font-size-asian="10pt" style:font-size-complex="10pt"/>
    </style:style>
    <style:style style:name="P304" style:family="paragraph" style:parent-style-name="Table_20_Contents">
      <style:text-properties style:font-name="Cantarell" fo:font-size="10pt" officeooo:rsid="006b4199" officeooo:paragraph-rsid="00702c4f" style:font-size-asian="10pt" style:font-size-complex="10pt"/>
    </style:style>
    <style:style style:name="P305" style:family="paragraph" style:parent-style-name="Table_20_Contents">
      <style:text-properties style:font-name="Cantarell" fo:font-size="10pt" officeooo:rsid="00153d7c" officeooo:paragraph-rsid="002eb21b" style:font-size-asian="10pt" style:font-size-complex="10pt"/>
    </style:style>
    <style:style style:name="P306" style:family="paragraph" style:parent-style-name="Table_20_Contents">
      <style:text-properties style:font-name="Cantarell" fo:font-size="10pt" officeooo:rsid="00153d7c" officeooo:paragraph-rsid="003adaef" style:font-size-asian="10pt" style:font-size-complex="10pt"/>
    </style:style>
    <style:style style:name="P307" style:family="paragraph" style:parent-style-name="Table_20_Contents">
      <style:text-properties style:font-name="Cantarell" fo:font-size="10pt" officeooo:rsid="00153d7c" officeooo:paragraph-rsid="00472687" style:font-size-asian="10pt" style:font-size-complex="10pt"/>
    </style:style>
    <style:style style:name="P308" style:family="paragraph" style:parent-style-name="Table_20_Contents">
      <style:text-properties style:font-name="Cantarell" fo:font-size="10pt" officeooo:rsid="00153d7c" officeooo:paragraph-rsid="00486b02" style:font-size-asian="10pt" style:font-size-complex="10pt"/>
    </style:style>
    <style:style style:name="P309" style:family="paragraph" style:parent-style-name="Table_20_Contents">
      <style:text-properties style:font-name="Cantarell" fo:font-size="10pt" officeooo:rsid="00153d7c" officeooo:paragraph-rsid="004a3abf" style:font-size-asian="10pt" style:font-size-complex="10pt"/>
    </style:style>
    <style:style style:name="P310" style:family="paragraph" style:parent-style-name="Table_20_Contents">
      <style:text-properties style:font-name="Cantarell" fo:font-size="10pt" officeooo:rsid="00153d7c" officeooo:paragraph-rsid="004dfbc6" style:font-size-asian="10pt" style:font-size-complex="10pt"/>
    </style:style>
    <style:style style:name="P311" style:family="paragraph" style:parent-style-name="Table_20_Contents">
      <style:text-properties style:font-name="Cantarell" fo:font-size="10pt" officeooo:rsid="00153d7c" officeooo:paragraph-rsid="004f3017" style:font-size-asian="10pt" style:font-size-complex="10pt"/>
    </style:style>
    <style:style style:name="P312" style:family="paragraph" style:parent-style-name="Table_20_Contents">
      <style:text-properties style:font-name="Cantarell" fo:font-size="10pt" officeooo:rsid="00153d7c" officeooo:paragraph-rsid="004ff89e" style:font-size-asian="10pt" style:font-size-complex="10pt"/>
    </style:style>
    <style:style style:name="P313" style:family="paragraph" style:parent-style-name="Table_20_Contents">
      <style:text-properties style:font-name="Cantarell" fo:font-size="10pt" officeooo:rsid="00153d7c" officeooo:paragraph-rsid="0050f63a" style:font-size-asian="10pt" style:font-size-complex="10pt"/>
    </style:style>
    <style:style style:name="P314" style:family="paragraph" style:parent-style-name="Table_20_Contents">
      <style:text-properties style:font-name="Cantarell" fo:font-size="10pt" officeooo:rsid="00153d7c" officeooo:paragraph-rsid="00536581" style:font-size-asian="10pt" style:font-size-complex="10pt"/>
    </style:style>
    <style:style style:name="P315" style:family="paragraph" style:parent-style-name="Table_20_Contents">
      <style:text-properties style:font-name="Cantarell" fo:font-size="10pt" officeooo:rsid="00153d7c" officeooo:paragraph-rsid="006326ed" style:font-size-asian="10pt" style:font-size-complex="10pt"/>
    </style:style>
    <style:style style:name="P316" style:family="paragraph" style:parent-style-name="Table_20_Contents">
      <style:text-properties style:font-name="Cantarell" fo:font-size="10pt" officeooo:rsid="00153d7c" officeooo:paragraph-rsid="006555f2" style:font-size-asian="10pt" style:font-size-complex="10pt"/>
    </style:style>
    <style:style style:name="P317" style:family="paragraph" style:parent-style-name="Table_20_Contents">
      <style:text-properties style:font-name="Cantarell" fo:font-size="10pt" officeooo:rsid="00153d7c" officeooo:paragraph-rsid="00694341" style:font-size-asian="10pt" style:font-size-complex="10pt"/>
    </style:style>
    <style:style style:name="P318" style:family="paragraph" style:parent-style-name="Table_20_Contents">
      <style:text-properties style:font-name="Cantarell" fo:font-size="10pt" officeooo:rsid="00153d7c" officeooo:paragraph-rsid="006c1f28" style:font-size-asian="10pt" style:font-size-complex="10pt"/>
    </style:style>
    <style:style style:name="P319" style:family="paragraph" style:parent-style-name="Table_20_Contents">
      <style:text-properties style:font-name="Cantarell" fo:font-size="10pt" officeooo:rsid="00153d7c" officeooo:paragraph-rsid="006d55ad" style:font-size-asian="10pt" style:font-size-complex="10pt"/>
    </style:style>
    <style:style style:name="P320" style:family="paragraph" style:parent-style-name="Table_20_Contents">
      <style:text-properties style:font-name="Cantarell" fo:font-size="10pt" officeooo:rsid="00153d7c" officeooo:paragraph-rsid="00752fe1" style:font-size-asian="10pt" style:font-size-complex="10pt"/>
    </style:style>
    <style:style style:name="P321" style:family="paragraph" style:parent-style-name="Table_20_Contents">
      <style:text-properties style:font-name="Cantarell" fo:font-size="10pt" officeooo:rsid="00153d7c" officeooo:paragraph-rsid="0075f844" style:font-size-asian="10pt" style:font-size-complex="10pt"/>
    </style:style>
    <style:style style:name="P322" style:family="paragraph" style:parent-style-name="Table_20_Contents">
      <style:text-properties style:font-name="Cantarell" fo:font-size="10pt" officeooo:rsid="00153d7c" officeooo:paragraph-rsid="007b0c39" style:font-size-asian="10pt" style:font-size-complex="10pt"/>
    </style:style>
    <style:style style:name="P323" style:family="paragraph" style:parent-style-name="Table_20_Contents">
      <style:text-properties style:font-name="Cantarell" fo:font-size="10pt" officeooo:rsid="00153d7c" officeooo:paragraph-rsid="007b3bc5" style:font-size-asian="10pt" style:font-size-complex="10pt"/>
    </style:style>
    <style:style style:name="P324" style:family="paragraph" style:parent-style-name="Table_20_Contents">
      <style:text-properties style:font-name="Cantarell" fo:font-size="10pt" officeooo:rsid="00153d7c" officeooo:paragraph-rsid="0081f799" style:font-size-asian="10pt" style:font-size-complex="10pt"/>
    </style:style>
    <style:style style:name="P325" style:family="paragraph" style:parent-style-name="Table_20_Contents">
      <style:text-properties style:font-name="Cantarell" fo:font-size="10pt" officeooo:rsid="00153d7c" officeooo:paragraph-rsid="008215cd" style:font-size-asian="10pt" style:font-size-complex="10pt"/>
    </style:style>
    <style:style style:name="P326" style:family="paragraph" style:parent-style-name="Table_20_Contents">
      <style:text-properties style:font-name="Cantarell" fo:font-size="10pt" officeooo:rsid="00153d7c" officeooo:paragraph-rsid="0085abdc" style:font-size-asian="10pt" style:font-size-complex="10pt"/>
    </style:style>
    <style:style style:name="P327" style:family="paragraph" style:parent-style-name="Table_20_Contents">
      <style:text-properties style:font-name="Cantarell" fo:font-size="10pt" officeooo:rsid="00153d7c" officeooo:paragraph-rsid="00872a52" style:font-size-asian="10pt" style:font-size-complex="10pt"/>
    </style:style>
    <style:style style:name="P328" style:family="paragraph" style:parent-style-name="Table_20_Contents">
      <style:text-properties style:font-name="Cantarell" fo:font-size="10pt" officeooo:rsid="00153d7c" officeooo:paragraph-rsid="008cf6ba" style:font-size-asian="10pt" style:font-size-complex="10pt"/>
    </style:style>
    <style:style style:name="P329" style:family="paragraph" style:parent-style-name="Table_20_Contents">
      <style:text-properties style:font-name="Cantarell" fo:font-size="10pt" officeooo:rsid="0014ad61" officeooo:paragraph-rsid="002eb21b" style:font-size-asian="10pt" style:font-size-complex="10pt"/>
    </style:style>
    <style:style style:name="P330" style:family="paragraph" style:parent-style-name="Table_20_Contents">
      <style:text-properties style:font-name="Cantarell" fo:font-size="10pt" officeooo:rsid="0014ad61" officeooo:paragraph-rsid="00552074" style:font-size-asian="10pt" style:font-size-complex="10pt"/>
    </style:style>
    <style:style style:name="P331" style:family="paragraph" style:parent-style-name="Table_20_Contents">
      <style:text-properties style:font-name="Cantarell" fo:font-size="10pt" officeooo:rsid="0014ad61" officeooo:paragraph-rsid="006555f2" style:font-size-asian="10pt" style:font-size-complex="10pt"/>
    </style:style>
    <style:style style:name="P332" style:family="paragraph" style:parent-style-name="Table_20_Contents">
      <style:text-properties style:font-name="Cantarell" fo:font-size="10pt" officeooo:rsid="0014ad61" officeooo:paragraph-rsid="00694341" style:font-size-asian="10pt" style:font-size-complex="10pt"/>
    </style:style>
    <style:style style:name="P333" style:family="paragraph" style:parent-style-name="Table_20_Contents">
      <style:text-properties style:font-name="Cantarell" fo:font-size="10pt" officeooo:rsid="0014ad61" officeooo:paragraph-rsid="006c1f28" style:font-size-asian="10pt" style:font-size-complex="10pt"/>
    </style:style>
    <style:style style:name="P334" style:family="paragraph" style:parent-style-name="Table_20_Contents">
      <style:text-properties style:font-name="Cantarell" fo:font-size="10pt" officeooo:rsid="0014ad61" officeooo:paragraph-rsid="006d55ad" style:font-size-asian="10pt" style:font-size-complex="10pt"/>
    </style:style>
    <style:style style:name="P335" style:family="paragraph" style:parent-style-name="Table_20_Contents">
      <style:text-properties style:font-name="Cantarell" fo:font-size="10pt" officeooo:rsid="0014ad61" officeooo:paragraph-rsid="007b0c39" style:font-size-asian="10pt" style:font-size-complex="10pt"/>
    </style:style>
    <style:style style:name="P336" style:family="paragraph" style:parent-style-name="Table_20_Contents">
      <style:text-properties style:font-name="Cantarell" fo:font-size="10pt" officeooo:rsid="0014ad61" officeooo:paragraph-rsid="007b3bc5" style:font-size-asian="10pt" style:font-size-complex="10pt"/>
    </style:style>
    <style:style style:name="P337" style:family="paragraph" style:parent-style-name="Table_20_Contents">
      <style:text-properties style:font-name="Cantarell" fo:font-size="10pt" officeooo:rsid="0014ad61" officeooo:paragraph-rsid="0081f799" style:font-size-asian="10pt" style:font-size-complex="10pt"/>
    </style:style>
    <style:style style:name="P338" style:family="paragraph" style:parent-style-name="Table_20_Contents">
      <style:text-properties style:font-name="Cantarell" fo:font-size="10pt" officeooo:rsid="0014ad61" officeooo:paragraph-rsid="008215cd" style:font-size-asian="10pt" style:font-size-complex="10pt"/>
    </style:style>
    <style:style style:name="P339" style:family="paragraph" style:parent-style-name="Table_20_Contents">
      <style:text-properties style:font-name="Cantarell" fo:font-size="10pt" officeooo:rsid="0014ad61" officeooo:paragraph-rsid="0085abdc" style:font-size-asian="10pt" style:font-size-complex="10pt"/>
    </style:style>
    <style:style style:name="P340" style:family="paragraph" style:parent-style-name="Table_20_Contents">
      <style:text-properties style:font-name="Cantarell" fo:font-size="10pt" officeooo:rsid="0014ad61" officeooo:paragraph-rsid="00872a52" style:font-size-asian="10pt" style:font-size-complex="10pt"/>
    </style:style>
    <style:style style:name="P341" style:family="paragraph" style:parent-style-name="Table_20_Contents">
      <style:text-properties style:font-name="Cantarell" fo:font-size="10pt" officeooo:rsid="001b969b" officeooo:paragraph-rsid="006555f2" style:font-size-asian="10pt" style:font-size-complex="10pt"/>
    </style:style>
    <style:style style:name="P342" style:family="paragraph" style:parent-style-name="Table_20_Contents">
      <style:text-properties style:font-name="Cantarell" fo:font-size="10pt" officeooo:rsid="001d0f72" officeooo:paragraph-rsid="004e9aa6" style:font-size-asian="10pt" style:font-size-complex="10pt"/>
    </style:style>
    <style:style style:name="P343" style:family="paragraph" style:parent-style-name="Table_20_Contents">
      <style:text-properties style:font-name="Cantarell" fo:font-size="10pt" officeooo:rsid="001d0f72" officeooo:paragraph-rsid="004f3017" style:font-size-asian="10pt" style:font-size-complex="10pt"/>
    </style:style>
    <style:style style:name="P344" style:family="paragraph" style:parent-style-name="Table_20_Contents">
      <style:text-properties style:font-name="Cantarell" fo:font-size="10pt" officeooo:rsid="001d0f72" officeooo:paragraph-rsid="004ff89e" style:font-size-asian="10pt" style:font-size-complex="10pt"/>
    </style:style>
    <style:style style:name="P345" style:family="paragraph" style:parent-style-name="Table_20_Contents">
      <style:text-properties style:font-name="Cantarell" fo:font-size="10pt" officeooo:rsid="001d0f72" officeooo:paragraph-rsid="0050f63a" style:font-size-asian="10pt" style:font-size-complex="10pt"/>
    </style:style>
    <style:style style:name="P346" style:family="paragraph" style:parent-style-name="Table_20_Contents">
      <style:text-properties style:font-name="Cantarell" fo:font-size="10pt" officeooo:rsid="001d0f72" officeooo:paragraph-rsid="006555f2" style:font-size-asian="10pt" style:font-size-complex="10pt"/>
    </style:style>
    <style:style style:name="P347" style:family="paragraph" style:parent-style-name="Table_20_Contents">
      <style:text-properties style:font-name="Cantarell" fo:font-size="10pt" officeooo:rsid="001d0f72" officeooo:paragraph-rsid="00752fe1" style:font-size-asian="10pt" style:font-size-complex="10pt"/>
    </style:style>
    <style:style style:name="P348" style:family="paragraph" style:parent-style-name="Table_20_Contents">
      <style:text-properties style:font-name="Cantarell" fo:font-size="10pt" officeooo:rsid="001d0f72" officeooo:paragraph-rsid="0075f844" style:font-size-asian="10pt" style:font-size-complex="10pt"/>
    </style:style>
    <style:style style:name="P349" style:family="paragraph" style:parent-style-name="Table_20_Contents">
      <style:text-properties style:font-name="Cantarell" fo:font-size="10pt" officeooo:rsid="003cfb09" officeooo:paragraph-rsid="003cfb09" style:font-size-asian="10pt" style:font-size-complex="10pt"/>
    </style:style>
    <style:style style:name="P350" style:family="paragraph" style:parent-style-name="Table_20_Contents">
      <style:text-properties style:font-name="Cantarell" fo:font-size="10pt" officeooo:rsid="003cfb09" officeooo:paragraph-rsid="00472687" style:font-size-asian="10pt" style:font-size-complex="10pt"/>
    </style:style>
    <style:style style:name="P351" style:family="paragraph" style:parent-style-name="Table_20_Contents">
      <style:text-properties style:font-name="Cantarell" fo:font-size="10pt" officeooo:rsid="003cfb09" officeooo:paragraph-rsid="00486b02" style:font-size-asian="10pt" style:font-size-complex="10pt"/>
    </style:style>
    <style:style style:name="P352" style:family="paragraph" style:parent-style-name="Table_20_Contents">
      <style:text-properties style:font-name="Cantarell" fo:font-size="10pt" officeooo:rsid="003cfb09" officeooo:paragraph-rsid="004a3abf" style:font-size-asian="10pt" style:font-size-complex="10pt"/>
    </style:style>
    <style:style style:name="P353" style:family="paragraph" style:parent-style-name="Table_20_Contents">
      <style:text-properties style:font-name="Cantarell" fo:font-size="10pt" officeooo:rsid="003cfb09" officeooo:paragraph-rsid="006326ed" style:font-size-asian="10pt" style:font-size-complex="10pt"/>
    </style:style>
    <style:style style:name="P354" style:family="paragraph" style:parent-style-name="Table_20_Contents">
      <style:text-properties style:font-name="Cantarell" fo:font-size="10pt" officeooo:rsid="0045ee92" officeooo:paragraph-rsid="0045ee92" style:font-size-asian="10pt" style:font-size-complex="10pt"/>
    </style:style>
    <style:style style:name="P355" style:family="paragraph" style:parent-style-name="Table_20_Contents">
      <style:text-properties style:font-name="Cantarell" fo:font-size="10pt" officeooo:rsid="0045ee92" officeooo:paragraph-rsid="00472687" style:font-size-asian="10pt" style:font-size-complex="10pt"/>
    </style:style>
    <style:style style:name="P356" style:family="paragraph" style:parent-style-name="Table_20_Contents">
      <style:text-properties style:font-name="Cantarell" fo:font-size="10pt" officeooo:rsid="0045ee92" officeooo:paragraph-rsid="00486b02" style:font-size-asian="10pt" style:font-size-complex="10pt"/>
    </style:style>
    <style:style style:name="P357" style:family="paragraph" style:parent-style-name="Table_20_Contents">
      <style:text-properties style:font-name="Cantarell" fo:font-size="10pt" officeooo:rsid="0045ee92" officeooo:paragraph-rsid="004a3abf" style:font-size-asian="10pt" style:font-size-complex="10pt"/>
    </style:style>
    <style:style style:name="P358" style:family="paragraph" style:parent-style-name="Table_20_Contents">
      <style:text-properties style:font-name="Cantarell" fo:font-size="10pt" officeooo:rsid="0045ee92" officeooo:paragraph-rsid="006326ed" style:font-size-asian="10pt" style:font-size-complex="10pt"/>
    </style:style>
    <style:style style:name="P359" style:family="paragraph" style:parent-style-name="Table_20_Contents">
      <style:text-properties style:font-name="Cantarell" fo:font-size="10pt" officeooo:rsid="00472687" officeooo:paragraph-rsid="00472687" style:font-size-asian="10pt" style:font-size-complex="10pt"/>
    </style:style>
    <style:style style:name="P360" style:family="paragraph" style:parent-style-name="Table_20_Contents">
      <style:text-properties style:font-name="Cantarell" fo:font-size="10pt" officeooo:rsid="00472687" officeooo:paragraph-rsid="006326ed" style:font-size-asian="10pt" style:font-size-complex="10pt"/>
    </style:style>
    <style:style style:name="P361" style:family="paragraph" style:parent-style-name="Table_20_Contents">
      <style:text-properties style:font-name="Cantarell" fo:font-size="10pt" officeooo:rsid="00486b02" officeooo:paragraph-rsid="00486b02" style:font-size-asian="10pt" style:font-size-complex="10pt"/>
    </style:style>
    <style:style style:name="P362" style:family="paragraph" style:parent-style-name="Table_20_Contents">
      <style:text-properties style:font-name="Cantarell" fo:font-size="10pt" officeooo:rsid="00486b02" officeooo:paragraph-rsid="006326ed" style:font-size-asian="10pt" style:font-size-complex="10pt"/>
    </style:style>
    <style:style style:name="P363" style:family="paragraph" style:parent-style-name="Table_20_Contents">
      <style:text-properties style:font-name="Cantarell" fo:font-size="10pt" officeooo:rsid="004a3abf" officeooo:paragraph-rsid="004a3abf" style:font-size-asian="10pt" style:font-size-complex="10pt"/>
    </style:style>
    <style:style style:name="P364" style:family="paragraph" style:parent-style-name="Table_20_Contents">
      <style:text-properties style:font-name="Cantarell" fo:font-size="10pt" officeooo:rsid="004a3abf" officeooo:paragraph-rsid="006326ed" style:font-size-asian="10pt" style:font-size-complex="10pt"/>
    </style:style>
    <style:style style:name="P365" style:family="paragraph" style:parent-style-name="Table_20_Contents">
      <style:text-properties style:font-name="Cantarell" fo:font-size="10pt" officeooo:rsid="004e8176" officeooo:paragraph-rsid="004e8176" style:font-size-asian="10pt" style:font-size-complex="10pt"/>
    </style:style>
    <style:style style:name="P366" style:family="paragraph" style:parent-style-name="Table_20_Contents">
      <style:text-properties style:font-name="Cantarell" fo:font-size="10pt" officeooo:rsid="004e8176" officeooo:paragraph-rsid="0050f63a" style:font-size-asian="10pt" style:font-size-complex="10pt"/>
    </style:style>
    <style:style style:name="P367" style:family="paragraph" style:parent-style-name="Table_20_Contents">
      <style:text-properties style:font-name="Cantarell" fo:font-size="10pt" officeooo:rsid="004e8176" officeooo:paragraph-rsid="00752fe1" style:font-size-asian="10pt" style:font-size-complex="10pt"/>
    </style:style>
    <style:style style:name="P368" style:family="paragraph" style:parent-style-name="Table_20_Contents">
      <style:text-properties style:font-name="Cantarell" fo:font-size="10pt" officeooo:rsid="004e8176" officeooo:paragraph-rsid="0075f844" style:font-size-asian="10pt" style:font-size-complex="10pt"/>
    </style:style>
    <style:style style:name="P369" style:family="paragraph" style:parent-style-name="Table_20_Contents">
      <style:text-properties style:font-name="Cantarell" fo:font-size="10pt" officeooo:rsid="004e9aa6" officeooo:paragraph-rsid="004e9aa6" style:font-size-asian="10pt" style:font-size-complex="10pt"/>
    </style:style>
    <style:style style:name="P370" style:family="paragraph" style:parent-style-name="Table_20_Contents">
      <style:text-properties style:font-name="Cantarell" fo:font-size="10pt" officeooo:rsid="004e9aa6" officeooo:paragraph-rsid="004f3017" style:font-size-asian="10pt" style:font-size-complex="10pt"/>
    </style:style>
    <style:style style:name="P371" style:family="paragraph" style:parent-style-name="Table_20_Contents">
      <style:text-properties style:font-name="Cantarell" fo:font-size="10pt" officeooo:rsid="004e9aa6" officeooo:paragraph-rsid="004ff89e" style:font-size-asian="10pt" style:font-size-complex="10pt"/>
    </style:style>
    <style:style style:name="P372" style:family="paragraph" style:parent-style-name="Table_20_Contents">
      <style:text-properties style:font-name="Cantarell" fo:font-size="10pt" officeooo:rsid="004e9aa6" officeooo:paragraph-rsid="0050f63a" style:font-size-asian="10pt" style:font-size-complex="10pt"/>
    </style:style>
    <style:style style:name="P373" style:family="paragraph" style:parent-style-name="Table_20_Contents">
      <style:text-properties style:font-name="Cantarell" fo:font-size="10pt" officeooo:rsid="004e9aa6" officeooo:paragraph-rsid="00752fe1" style:font-size-asian="10pt" style:font-size-complex="10pt"/>
    </style:style>
    <style:style style:name="P374" style:family="paragraph" style:parent-style-name="Table_20_Contents">
      <style:text-properties style:font-name="Cantarell" fo:font-size="10pt" officeooo:rsid="004e9aa6" officeooo:paragraph-rsid="0075f844" style:font-size-asian="10pt" style:font-size-complex="10pt"/>
    </style:style>
    <style:style style:name="P375" style:family="paragraph" style:parent-style-name="Table_20_Contents">
      <style:text-properties style:font-name="Cantarell" fo:font-size="10pt" officeooo:rsid="004f3017" officeooo:paragraph-rsid="004f3017" style:font-size-asian="10pt" style:font-size-complex="10pt"/>
    </style:style>
    <style:style style:name="P376" style:family="paragraph" style:parent-style-name="Table_20_Contents">
      <style:text-properties style:font-name="Cantarell" fo:font-size="10pt" officeooo:rsid="004f3017" officeooo:paragraph-rsid="004ff89e" style:font-size-asian="10pt" style:font-size-complex="10pt"/>
    </style:style>
    <style:style style:name="P377" style:family="paragraph" style:parent-style-name="Table_20_Contents">
      <style:text-properties style:font-name="Cantarell" fo:font-size="10pt" officeooo:rsid="004f3017" officeooo:paragraph-rsid="0050f63a" style:font-size-asian="10pt" style:font-size-complex="10pt"/>
    </style:style>
    <style:style style:name="P378" style:family="paragraph" style:parent-style-name="Table_20_Contents">
      <style:text-properties style:font-name="Cantarell" fo:font-size="10pt" officeooo:rsid="004f3017" officeooo:paragraph-rsid="00752fe1" style:font-size-asian="10pt" style:font-size-complex="10pt"/>
    </style:style>
    <style:style style:name="P379" style:family="paragraph" style:parent-style-name="Table_20_Contents">
      <style:text-properties style:font-name="Cantarell" fo:font-size="10pt" officeooo:rsid="004f3017" officeooo:paragraph-rsid="0075f844" style:font-size-asian="10pt" style:font-size-complex="10pt"/>
    </style:style>
    <style:style style:name="P380" style:family="paragraph" style:parent-style-name="Table_20_Contents">
      <style:text-properties style:font-name="Cantarell" fo:font-size="10pt" officeooo:rsid="004f3017" officeooo:paragraph-rsid="009cd46f" style:font-size-asian="10pt" style:font-size-complex="10pt"/>
    </style:style>
    <style:style style:name="P381" style:family="paragraph" style:parent-style-name="Table_20_Contents">
      <style:text-properties style:font-name="Cantarell" fo:font-size="10pt" officeooo:rsid="004ff89e" officeooo:paragraph-rsid="004ff89e" style:font-size-asian="10pt" style:font-size-complex="10pt"/>
    </style:style>
    <style:style style:name="P382" style:family="paragraph" style:parent-style-name="Table_20_Contents">
      <style:text-properties style:font-name="Cantarell" fo:font-size="10pt" officeooo:rsid="004ff89e" officeooo:paragraph-rsid="0050f63a" style:font-size-asian="10pt" style:font-size-complex="10pt"/>
    </style:style>
    <style:style style:name="P383" style:family="paragraph" style:parent-style-name="Table_20_Contents">
      <style:text-properties style:font-name="Cantarell" fo:font-size="10pt" officeooo:rsid="004ff89e" officeooo:paragraph-rsid="00752fe1" style:font-size-asian="10pt" style:font-size-complex="10pt"/>
    </style:style>
    <style:style style:name="P384" style:family="paragraph" style:parent-style-name="Table_20_Contents">
      <style:text-properties style:font-name="Cantarell" fo:font-size="10pt" officeooo:rsid="004ff89e" officeooo:paragraph-rsid="0075f844" style:font-size-asian="10pt" style:font-size-complex="10pt"/>
    </style:style>
    <style:style style:name="P385" style:family="paragraph" style:parent-style-name="Table_20_Contents">
      <style:text-properties style:font-name="Cantarell" fo:font-size="10pt" officeooo:rsid="006c1f28" officeooo:paragraph-rsid="006c1f28" style:font-size-asian="10pt" style:font-size-complex="10pt"/>
    </style:style>
    <style:style style:name="P386" style:family="paragraph" style:parent-style-name="Table_20_Contents">
      <style:text-properties style:font-name="Cantarell" fo:font-size="10pt" officeooo:rsid="006c1f28" officeooo:paragraph-rsid="006d55ad" style:font-size-asian="10pt" style:font-size-complex="10pt"/>
    </style:style>
    <style:style style:name="P387" style:family="paragraph" style:parent-style-name="Table_20_Contents">
      <style:text-properties style:font-name="Cantarell" fo:font-size="10pt" officeooo:rsid="00198cb5" officeooo:paragraph-rsid="003adaef" style:font-size-asian="10pt" style:font-size-complex="10pt"/>
    </style:style>
    <style:style style:name="P388" style:family="paragraph" style:parent-style-name="Table_20_Contents">
      <style:text-properties style:font-name="Cantarell" fo:font-size="10pt" officeooo:rsid="00198cb5" officeooo:paragraph-rsid="00472687" style:font-size-asian="10pt" style:font-size-complex="10pt"/>
    </style:style>
    <style:style style:name="P389" style:family="paragraph" style:parent-style-name="Table_20_Contents">
      <style:text-properties style:font-name="Cantarell" fo:font-size="10pt" officeooo:rsid="00198cb5" officeooo:paragraph-rsid="00486b02" style:font-size-asian="10pt" style:font-size-complex="10pt"/>
    </style:style>
    <style:style style:name="P390" style:family="paragraph" style:parent-style-name="Table_20_Contents">
      <style:text-properties style:font-name="Cantarell" fo:font-size="10pt" officeooo:rsid="00198cb5" officeooo:paragraph-rsid="006326ed" style:font-size-asian="10pt" style:font-size-complex="10pt"/>
    </style:style>
    <style:style style:name="P391" style:family="paragraph" style:parent-style-name="Table_20_Contents">
      <style:text-properties style:font-name="Cantarell" fo:font-size="10pt" officeooo:rsid="00198cb5" officeooo:paragraph-rsid="00536581" style:font-size-asian="10pt" style:font-size-complex="10pt"/>
    </style:style>
    <style:style style:name="P392" style:family="paragraph" style:parent-style-name="Table_20_Contents">
      <style:text-properties style:font-name="Cantarell" fo:font-size="10pt" officeooo:rsid="00198cb5" officeooo:paragraph-rsid="00694341" style:font-size-asian="10pt" style:font-size-complex="10pt"/>
    </style:style>
    <style:style style:name="P393" style:family="paragraph" style:parent-style-name="Table_20_Contents">
      <style:text-properties style:font-name="Cantarell" fo:font-size="10pt" officeooo:rsid="00198cb5" officeooo:paragraph-rsid="007b0c39" style:font-size-asian="10pt" style:font-size-complex="10pt"/>
    </style:style>
    <style:style style:name="P394" style:family="paragraph" style:parent-style-name="Table_20_Contents">
      <style:text-properties style:font-name="Cantarell" fo:font-size="10pt" officeooo:rsid="00198cb5" officeooo:paragraph-rsid="007b3bc5" style:font-size-asian="10pt" style:font-size-complex="10pt"/>
    </style:style>
    <style:style style:name="P395" style:family="paragraph" style:parent-style-name="Table_20_Contents">
      <style:text-properties style:font-name="Cantarell" fo:font-size="10pt" officeooo:rsid="00198cb5" officeooo:paragraph-rsid="0081f799" style:font-size-asian="10pt" style:font-size-complex="10pt"/>
    </style:style>
    <style:style style:name="P396" style:family="paragraph" style:parent-style-name="Table_20_Contents">
      <style:text-properties style:font-name="Cantarell" fo:font-size="10pt" officeooo:rsid="00198cb5" officeooo:paragraph-rsid="008215cd" style:font-size-asian="10pt" style:font-size-complex="10pt"/>
    </style:style>
    <style:style style:name="P397" style:family="paragraph" style:parent-style-name="Table_20_Contents">
      <style:text-properties style:font-name="Cantarell" fo:font-size="10pt" officeooo:rsid="00198cb5" officeooo:paragraph-rsid="0085abdc" style:font-size-asian="10pt" style:font-size-complex="10pt"/>
    </style:style>
    <style:style style:name="P398" style:family="paragraph" style:parent-style-name="Table_20_Contents">
      <style:text-properties style:font-name="Cantarell" fo:font-size="10pt" officeooo:rsid="00198cb5" officeooo:paragraph-rsid="008cf6ba" style:font-size-asian="10pt" style:font-size-complex="10pt"/>
    </style:style>
    <style:style style:name="P399" style:family="paragraph" style:parent-style-name="Table_20_Contents">
      <style:text-properties style:font-name="Cantarell" fo:font-size="10pt" officeooo:rsid="00743e09" officeooo:paragraph-rsid="00743e09" style:font-size-asian="10pt" style:font-size-complex="10pt"/>
    </style:style>
    <style:style style:name="P400" style:family="paragraph" style:parent-style-name="Table_20_Contents">
      <style:text-properties style:font-name="Cantarell" fo:font-size="10pt" officeooo:rsid="00743e09" officeooo:paragraph-rsid="0088d76b" style:font-size-asian="10pt" style:font-size-complex="10pt"/>
    </style:style>
    <style:style style:name="P401" style:family="paragraph" style:parent-style-name="Table_20_Contents">
      <style:text-properties style:font-name="Cantarell" fo:font-size="10pt" officeooo:rsid="00777307" officeooo:paragraph-rsid="00777307" style:font-size-asian="10pt" style:font-size-complex="10pt"/>
    </style:style>
    <style:style style:name="P402" style:family="paragraph" style:parent-style-name="Table_20_Contents">
      <style:text-properties style:font-name="Cantarell" fo:font-size="10pt" officeooo:rsid="00777307" officeooo:paragraph-rsid="007924c2" style:font-size-asian="10pt" style:font-size-complex="10pt"/>
    </style:style>
    <style:style style:name="P403" style:family="paragraph" style:parent-style-name="Table_20_Contents">
      <style:text-properties style:font-name="Cantarell" fo:font-size="10pt" officeooo:rsid="00777307" officeooo:paragraph-rsid="007b3bc5" style:font-size-asian="10pt" style:font-size-complex="10pt"/>
    </style:style>
    <style:style style:name="P404" style:family="paragraph" style:parent-style-name="Table_20_Contents">
      <style:text-properties style:font-name="Cantarell" fo:font-size="10pt" officeooo:rsid="007924c2" officeooo:paragraph-rsid="007924c2" style:font-size-asian="10pt" style:font-size-complex="10pt"/>
    </style:style>
    <style:style style:name="P405" style:family="paragraph" style:parent-style-name="Table_20_Contents">
      <style:text-properties style:font-name="Cantarell" fo:font-size="10pt" officeooo:rsid="007924c2" officeooo:paragraph-rsid="007b3bc5" style:font-size-asian="10pt" style:font-size-complex="10pt"/>
    </style:style>
    <style:style style:name="P406" style:family="paragraph" style:parent-style-name="Table_20_Contents">
      <style:text-properties style:font-name="Cantarell" fo:font-size="10pt" officeooo:rsid="007924c2" officeooo:paragraph-rsid="0081f799" style:font-size-asian="10pt" style:font-size-complex="10pt"/>
    </style:style>
    <style:style style:name="P407" style:family="paragraph" style:parent-style-name="Table_20_Contents">
      <style:text-properties style:font-name="Cantarell" fo:font-size="10pt" officeooo:rsid="007924c2" officeooo:paragraph-rsid="008215cd" style:font-size-asian="10pt" style:font-size-complex="10pt"/>
    </style:style>
    <style:style style:name="P408" style:family="paragraph" style:parent-style-name="Table_20_Contents">
      <style:text-properties style:font-name="Cantarell" fo:font-size="10pt" officeooo:rsid="007e6eb6" officeooo:paragraph-rsid="007e6eb6" style:font-size-asian="10pt" style:font-size-complex="10pt"/>
    </style:style>
    <style:style style:name="P409" style:family="paragraph" style:parent-style-name="Table_20_Contents">
      <style:text-properties style:font-name="Cantarell" fo:font-size="10pt" officeooo:rsid="007e6eb6" officeooo:paragraph-rsid="007f4412" style:font-size-asian="10pt" style:font-size-complex="10pt"/>
    </style:style>
    <style:style style:name="P410" style:family="paragraph" style:parent-style-name="Table_20_Contents">
      <style:text-properties style:font-name="Cantarell" fo:font-size="10pt" officeooo:rsid="007e6eb6" officeooo:paragraph-rsid="00804e87" style:font-size-asian="10pt" style:font-size-complex="10pt"/>
    </style:style>
    <style:style style:name="P411" style:family="paragraph" style:parent-style-name="Table_20_Contents">
      <style:text-properties style:font-name="Cantarell" fo:font-size="10pt" officeooo:rsid="003050ab" officeooo:paragraph-rsid="008cf6ba" style:font-size-asian="10pt" style:font-size-complex="10pt"/>
    </style:style>
    <style:style style:name="P412" style:family="paragraph" style:parent-style-name="Table_20_Contents">
      <style:text-properties style:font-name="Cantarell" fo:font-size="10pt" officeooo:rsid="00978a48" officeooo:paragraph-rsid="00978a48" style:font-size-asian="10pt" style:font-size-complex="10pt"/>
    </style:style>
    <style:style style:name="P413" style:family="paragraph" style:parent-style-name="Table_20_Contents">
      <style:text-properties style:font-name="Cantarell" fo:font-size="10pt" officeooo:rsid="0097cca9" officeooo:paragraph-rsid="0097cca9" style:font-size-asian="10pt" style:font-size-complex="10pt"/>
    </style:style>
    <style:style style:name="P414" style:family="paragraph" style:parent-style-name="Table_20_Contents">
      <style:text-properties style:font-name="Cantarell" fo:font-size="10pt" officeooo:rsid="00998c17" officeooo:paragraph-rsid="00998c17" style:font-size-asian="10pt" style:font-size-complex="10pt"/>
    </style:style>
    <style:style style:name="P415" style:family="paragraph" style:parent-style-name="Table_20_Contents">
      <style:text-properties style:font-name="Cantarell" fo:font-size="10pt" officeooo:rsid="009c64f4" officeooo:paragraph-rsid="009c64f4" style:font-size-asian="10pt" style:font-size-complex="10pt"/>
    </style:style>
    <style:style style:name="P416" style:family="paragraph" style:parent-style-name="Überschrift_20_klein_20_Checks_20_">
      <style:text-properties officeooo:paragraph-rsid="004aa5c8"/>
    </style:style>
    <style:style style:name="P417" style:family="paragraph" style:parent-style-name="Überschrift_20_klein_20_Checks_20_">
      <style:text-properties style:font-name="Cantarell" fo:font-size="10pt" officeooo:rsid="0010a613" officeooo:paragraph-rsid="004aa5c8" style:font-size-asian="10pt" style:font-size-complex="10pt"/>
    </style:style>
    <style:style style:name="P418" style:family="paragraph" style:parent-style-name="Überschrift_20_klein_20_Checks_20_">
      <style:text-properties style:font-name="Cantarell" fo:font-size="10pt" officeooo:rsid="0010a613" officeooo:paragraph-rsid="004bfc8c" style:font-size-asian="10pt" style:font-size-complex="10pt"/>
    </style:style>
    <style:style style:name="P419" style:family="paragraph" style:parent-style-name="Überschrift_20_klein_20_Checks_20_">
      <style:text-properties style:font-name="Cantarell" fo:font-size="10pt" officeooo:rsid="0010a613" officeooo:paragraph-rsid="0064434a" style:font-size-asian="10pt" style:font-size-complex="10pt"/>
    </style:style>
    <style:style style:name="P420" style:family="paragraph" style:parent-style-name="Überschrift_20_klein_20_Checks_20_">
      <style:text-properties style:font-name="Cantarell" fo:font-size="10pt" officeooo:rsid="0010a613" officeooo:paragraph-rsid="00677d2c" style:font-size-asian="10pt" style:font-size-complex="10pt"/>
    </style:style>
    <style:style style:name="P421" style:family="paragraph" style:parent-style-name="Überschrift_20_klein_20_Checks_20_">
      <style:text-properties style:font-name="Cantarell" fo:font-size="10pt" officeooo:rsid="0010a613" officeooo:paragraph-rsid="00702c4f" style:font-size-asian="10pt" style:font-size-complex="10pt"/>
    </style:style>
    <style:style style:name="P422" style:family="paragraph" style:parent-style-name="Überschrift_20_klein_20_Checks_20_">
      <style:text-properties style:font-name="Cantarell" fo:font-size="10pt" officeooo:rsid="0010a613" officeooo:paragraph-rsid="007240e1" style:font-size-asian="10pt" style:font-size-complex="10pt"/>
    </style:style>
    <style:style style:name="P423" style:family="paragraph" style:parent-style-name="Überschrift_20_klein_20_Checks_20_">
      <style:text-properties style:font-name="Cantarell" fo:font-size="10pt" officeooo:rsid="0010a613" officeooo:paragraph-rsid="00557205" style:font-size-asian="10pt" style:font-size-complex="10pt"/>
    </style:style>
    <style:style style:name="P424" style:family="paragraph" style:parent-style-name="Überschrift_20_klein_20_Checks_20_">
      <style:text-properties style:font-name="Cantarell" fo:font-size="10pt" officeooo:rsid="0010a613" officeooo:paragraph-rsid="0076f385" style:font-size-asian="10pt" style:font-size-complex="10pt"/>
    </style:style>
    <style:style style:name="P425" style:family="paragraph" style:parent-style-name="Überschrift_20_klein_20_Checks_20_">
      <style:text-properties style:font-name="Cantarell" fo:font-size="10pt" officeooo:rsid="0010a613" officeooo:paragraph-rsid="0055f252" style:font-size-asian="10pt" style:font-size-complex="10pt"/>
    </style:style>
    <style:style style:name="P426" style:family="paragraph" style:parent-style-name="Überschrift_20_klein_20_Checks_20_">
      <style:text-properties style:font-name="Cantarell" fo:font-size="10pt" officeooo:rsid="0010a613" officeooo:paragraph-rsid="00777307" style:font-size-asian="10pt" style:font-size-complex="10pt"/>
    </style:style>
    <style:style style:name="P427" style:family="paragraph" style:parent-style-name="Überschrift_20_klein_20_Checks_20_">
      <style:text-properties style:font-name="Cantarell" fo:font-size="10pt" officeooo:rsid="0010a613" officeooo:paragraph-rsid="007e6eb6" style:font-size-asian="10pt" style:font-size-complex="10pt"/>
    </style:style>
    <style:style style:name="P428" style:family="paragraph" style:parent-style-name="Überschrift_20_klein_20_Checks_20_">
      <style:text-properties style:font-name="Cantarell" fo:font-size="10pt" officeooo:rsid="0010a613" officeooo:paragraph-rsid="007f4412" style:font-size-asian="10pt" style:font-size-complex="10pt"/>
    </style:style>
    <style:style style:name="P429" style:family="paragraph" style:parent-style-name="Überschrift_20_klein_20_Checks_20_">
      <style:text-properties style:font-name="Cantarell" fo:font-size="10pt" officeooo:rsid="0010a613" officeooo:paragraph-rsid="00804e87" style:font-size-asian="10pt" style:font-size-complex="10pt"/>
    </style:style>
    <style:style style:name="P430" style:family="paragraph" style:parent-style-name="Überschrift_20_klein_20_Checks_20_">
      <style:text-properties style:font-name="Cantarell" fo:font-size="10pt" officeooo:rsid="0010a613" officeooo:paragraph-rsid="00884f3d" style:font-size-asian="10pt" style:font-size-complex="10pt"/>
    </style:style>
    <style:style style:name="P431" style:family="paragraph" style:parent-style-name="Überschrift_20_klein_20_Checks_20_">
      <style:text-properties style:font-name="Cantarell" fo:font-size="10pt" officeooo:rsid="0010a613" officeooo:paragraph-rsid="0088d76b" style:font-size-asian="10pt" style:font-size-complex="10pt"/>
    </style:style>
    <style:style style:name="P432" style:family="paragraph" style:parent-style-name="Überschrift_20_klein_20_Checks_20_">
      <style:text-properties officeooo:paragraph-rsid="004bfc8c"/>
    </style:style>
    <style:style style:name="P433" style:family="paragraph" style:parent-style-name="Überschrift_20_klein_20_Checks_20_">
      <style:text-properties officeooo:paragraph-rsid="004dfbc6"/>
    </style:style>
    <style:style style:name="P434" style:family="paragraph" style:parent-style-name="Überschrift_20_klein_20_Checks_20_">
      <style:text-properties officeooo:paragraph-rsid="0050f63a"/>
    </style:style>
    <style:style style:name="P435" style:family="paragraph" style:parent-style-name="Überschrift_20_klein_20_Checks_20_">
      <style:text-properties officeooo:paragraph-rsid="00536581"/>
    </style:style>
    <style:style style:name="P436" style:family="paragraph" style:parent-style-name="Überschrift_20_klein_20_Checks_20_">
      <style:text-properties officeooo:paragraph-rsid="00557205"/>
    </style:style>
    <style:style style:name="P437" style:family="paragraph" style:parent-style-name="Überschrift_20_klein_20_Checks_20_">
      <style:text-properties officeooo:paragraph-rsid="0055f252"/>
    </style:style>
    <style:style style:name="P438" style:family="paragraph" style:parent-style-name="Überschrift_20_klein_20_Checks_20_">
      <style:text-properties officeooo:paragraph-rsid="006326ed"/>
    </style:style>
    <style:style style:name="P439" style:family="paragraph" style:parent-style-name="Überschrift_20_klein_20_Checks_20_">
      <style:text-properties officeooo:paragraph-rsid="0064434a"/>
    </style:style>
    <style:style style:name="P440" style:family="paragraph" style:parent-style-name="Überschrift_20_klein_20_Checks_20_">
      <style:text-properties officeooo:paragraph-rsid="006555f2"/>
    </style:style>
    <style:style style:name="P441" style:family="paragraph" style:parent-style-name="Überschrift_20_klein_20_Checks_20_">
      <style:text-properties officeooo:paragraph-rsid="00677d2c"/>
    </style:style>
    <style:style style:name="P442" style:family="paragraph" style:parent-style-name="Überschrift_20_klein_20_Checks_20_">
      <style:text-properties officeooo:paragraph-rsid="00694341"/>
    </style:style>
    <style:style style:name="P443" style:family="paragraph" style:parent-style-name="Überschrift_20_klein_20_Checks_20_">
      <style:text-properties officeooo:paragraph-rsid="006b4199"/>
    </style:style>
    <style:style style:name="P444" style:family="paragraph" style:parent-style-name="Überschrift_20_klein_20_Checks_20_">
      <style:text-properties officeooo:paragraph-rsid="006c1f28"/>
    </style:style>
    <style:style style:name="P445" style:family="paragraph" style:parent-style-name="Überschrift_20_klein_20_Checks_20_">
      <style:text-properties officeooo:paragraph-rsid="006d55ad"/>
    </style:style>
    <style:style style:name="P446" style:family="paragraph" style:parent-style-name="Überschrift_20_klein_20_Checks_20_">
      <style:text-properties officeooo:paragraph-rsid="00702c4f"/>
    </style:style>
    <style:style style:name="P447" style:family="paragraph" style:parent-style-name="Überschrift_20_klein_20_Checks_20_">
      <style:text-properties officeooo:paragraph-rsid="007240e1"/>
    </style:style>
    <style:style style:name="P448" style:family="paragraph" style:parent-style-name="Überschrift_20_klein_20_Checks_20_">
      <style:text-properties officeooo:paragraph-rsid="00752fe1"/>
    </style:style>
    <style:style style:name="P449" style:family="paragraph" style:parent-style-name="Überschrift_20_klein_20_Checks_20_">
      <style:text-properties officeooo:paragraph-rsid="0075f844"/>
    </style:style>
    <style:style style:name="P450" style:family="paragraph" style:parent-style-name="Überschrift_20_klein_20_Checks_20_">
      <style:text-properties officeooo:paragraph-rsid="0076f385"/>
    </style:style>
    <style:style style:name="P451" style:family="paragraph" style:parent-style-name="Überschrift_20_klein_20_Checks_20_">
      <style:text-properties officeooo:paragraph-rsid="00777307"/>
    </style:style>
    <style:style style:name="P452" style:family="paragraph" style:parent-style-name="Überschrift_20_klein_20_Checks_20_">
      <style:text-properties officeooo:paragraph-rsid="007924c2"/>
    </style:style>
    <style:style style:name="P453" style:family="paragraph" style:parent-style-name="Überschrift_20_klein_20_Checks_20_">
      <style:text-properties officeooo:paragraph-rsid="007b0c39"/>
    </style:style>
    <style:style style:name="P454" style:family="paragraph" style:parent-style-name="Überschrift_20_klein_20_Checks_20_">
      <style:text-properties officeooo:paragraph-rsid="007b3bc5"/>
    </style:style>
    <style:style style:name="P455" style:family="paragraph" style:parent-style-name="Überschrift_20_klein_20_Checks_20_">
      <style:text-properties officeooo:paragraph-rsid="007e6eb6"/>
    </style:style>
    <style:style style:name="P456" style:family="paragraph" style:parent-style-name="Überschrift_20_klein_20_Checks_20_">
      <style:text-properties officeooo:paragraph-rsid="007f4412"/>
    </style:style>
    <style:style style:name="P457" style:family="paragraph" style:parent-style-name="Überschrift_20_klein_20_Checks_20_">
      <style:text-properties officeooo:paragraph-rsid="00804e87"/>
    </style:style>
    <style:style style:name="P458" style:family="paragraph" style:parent-style-name="Überschrift_20_klein_20_Checks_20_">
      <style:text-properties officeooo:paragraph-rsid="0081f799"/>
    </style:style>
    <style:style style:name="P459" style:family="paragraph" style:parent-style-name="Überschrift_20_klein_20_Checks_20_">
      <style:text-properties officeooo:paragraph-rsid="008215cd"/>
    </style:style>
    <style:style style:name="P460" style:family="paragraph" style:parent-style-name="Überschrift_20_klein_20_Checks_20_">
      <style:text-properties officeooo:paragraph-rsid="0085abdc"/>
    </style:style>
    <style:style style:name="P461" style:family="paragraph" style:parent-style-name="Überschrift_20_klein_20_Checks_20_">
      <style:text-properties officeooo:paragraph-rsid="00872a52"/>
    </style:style>
    <style:style style:name="P462" style:family="paragraph" style:parent-style-name="Überschrift_20_klein_20_Checks_20_">
      <style:text-properties officeooo:paragraph-rsid="00884f3d"/>
    </style:style>
    <style:style style:name="P463" style:family="paragraph" style:parent-style-name="Überschrift_20_klein_20_Checks_20_">
      <style:text-properties officeooo:paragraph-rsid="0088d76b"/>
    </style:style>
    <style:style style:name="P464" style:family="paragraph" style:parent-style-name="Überschrift_20_klein_20_Checks_20_">
      <style:text-properties officeooo:paragraph-rsid="008cf6ba"/>
    </style:style>
    <style:style style:name="P465" style:family="paragraph" style:parent-style-name="Überschrift_20_klein_20_Checks_20_">
      <style:paragraph-properties fo:margin-top="0.4cm" fo:margin-bottom="0.199cm" loext:contextual-spacing="false"/>
    </style:style>
    <style:style style:name="P466" style:family="paragraph" style:parent-style-name="Überschrift_20_klein_20_Checks_20_">
      <style:paragraph-properties fo:margin-top="0.4cm" fo:margin-bottom="0.199cm" loext:contextual-spacing="false"/>
      <style:text-properties officeooo:paragraph-rsid="006326ed"/>
    </style:style>
    <style:style style:name="P467" style:family="paragraph" style:parent-style-name="Überschrift_20_Checks">
      <style:paragraph-properties fo:break-before="page"/>
    </style:style>
    <style:style style:name="P468" style:family="paragraph" style:parent-style-name="Überschrift_20_Checks">
      <style:paragraph-properties fo:break-before="page"/>
      <style:text-properties officeooo:paragraph-rsid="0064434a"/>
    </style:style>
    <style:style style:name="P469" style:family="paragraph" style:parent-style-name="Überschrift_20_Checks">
      <style:paragraph-properties fo:break-before="page"/>
      <style:text-properties officeooo:paragraph-rsid="006555f2"/>
    </style:style>
    <style:style style:name="P470" style:family="paragraph" style:parent-style-name="Überschrift_20_Checks">
      <style:paragraph-properties fo:break-before="page"/>
      <style:text-properties officeooo:paragraph-rsid="00677d2c"/>
    </style:style>
    <style:style style:name="P471" style:family="paragraph" style:parent-style-name="Überschrift_20_Checks">
      <style:paragraph-properties fo:break-before="page"/>
      <style:text-properties officeooo:paragraph-rsid="00694341"/>
    </style:style>
    <style:style style:name="P472" style:family="paragraph" style:parent-style-name="Überschrift_20_Checks">
      <style:paragraph-properties fo:break-before="page"/>
      <style:text-properties officeooo:paragraph-rsid="006b4199"/>
    </style:style>
    <style:style style:name="P473" style:family="paragraph" style:parent-style-name="Überschrift_20_Checks">
      <style:paragraph-properties fo:break-before="page"/>
      <style:text-properties officeooo:paragraph-rsid="00702c4f"/>
    </style:style>
    <style:style style:name="P474" style:family="paragraph" style:parent-style-name="Überschrift_20_Checks">
      <style:paragraph-properties fo:break-before="page"/>
      <style:text-properties officeooo:paragraph-rsid="007240e1"/>
    </style:style>
    <style:style style:name="P475" style:family="paragraph" style:parent-style-name="Überschrift_20_Checks">
      <style:paragraph-properties fo:break-before="page"/>
      <style:text-properties officeooo:paragraph-rsid="00752fe1"/>
    </style:style>
    <style:style style:name="P476" style:family="paragraph" style:parent-style-name="Überschrift_20_Checks">
      <style:paragraph-properties fo:break-before="page"/>
      <style:text-properties officeooo:paragraph-rsid="0075f844"/>
    </style:style>
    <style:style style:name="P477" style:family="paragraph" style:parent-style-name="Überschrift_20_Checks">
      <style:paragraph-properties fo:break-before="page"/>
      <style:text-properties officeooo:paragraph-rsid="0076f385"/>
    </style:style>
    <style:style style:name="P478" style:family="paragraph" style:parent-style-name="Überschrift_20_Checks">
      <style:paragraph-properties fo:break-before="page"/>
      <style:text-properties officeooo:paragraph-rsid="00777307"/>
    </style:style>
    <style:style style:name="P479" style:family="paragraph" style:parent-style-name="Überschrift_20_Checks">
      <style:paragraph-properties fo:break-before="page"/>
      <style:text-properties officeooo:paragraph-rsid="007924c2"/>
    </style:style>
    <style:style style:name="P480" style:family="paragraph" style:parent-style-name="Überschrift_20_Checks">
      <style:paragraph-properties fo:break-before="page"/>
      <style:text-properties officeooo:paragraph-rsid="007b3bc5"/>
    </style:style>
    <style:style style:name="P481" style:family="paragraph" style:parent-style-name="Überschrift_20_Checks">
      <style:paragraph-properties fo:break-before="page"/>
      <style:text-properties officeooo:paragraph-rsid="007e6eb6"/>
    </style:style>
    <style:style style:name="P482" style:family="paragraph" style:parent-style-name="Überschrift_20_Checks">
      <style:paragraph-properties fo:break-before="page"/>
      <style:text-properties officeooo:paragraph-rsid="007f4412"/>
    </style:style>
    <style:style style:name="P483" style:family="paragraph" style:parent-style-name="Überschrift_20_Checks">
      <style:paragraph-properties fo:break-before="page"/>
      <style:text-properties officeooo:paragraph-rsid="00804e87"/>
    </style:style>
    <style:style style:name="P484" style:family="paragraph" style:parent-style-name="Überschrift_20_Checks">
      <style:paragraph-properties fo:break-before="page"/>
      <style:text-properties officeooo:paragraph-rsid="0081f799"/>
    </style:style>
    <style:style style:name="P485" style:family="paragraph" style:parent-style-name="Überschrift_20_Checks">
      <style:paragraph-properties fo:break-before="page"/>
      <style:text-properties officeooo:paragraph-rsid="008215cd"/>
    </style:style>
    <style:style style:name="P486" style:family="paragraph" style:parent-style-name="Überschrift_20_Checks">
      <style:paragraph-properties fo:break-before="page"/>
      <style:text-properties officeooo:paragraph-rsid="0085abdc"/>
    </style:style>
    <style:style style:name="P487" style:family="paragraph" style:parent-style-name="Überschrift_20_Checks">
      <style:paragraph-properties fo:break-before="page"/>
      <style:text-properties officeooo:paragraph-rsid="00872a52"/>
    </style:style>
    <style:style style:name="P488" style:family="paragraph" style:parent-style-name="Überschrift_20_Checks">
      <style:paragraph-properties fo:break-before="page"/>
      <style:text-properties officeooo:paragraph-rsid="006d55ad"/>
    </style:style>
    <style:style style:name="P489" style:family="paragraph" style:parent-style-name="Überschrift_20_Checks">
      <style:paragraph-properties fo:break-before="page"/>
      <style:text-properties officeooo:paragraph-rsid="00884f3d"/>
    </style:style>
    <style:style style:name="P490" style:family="paragraph" style:parent-style-name="Überschrift_20_Checks">
      <style:paragraph-properties fo:break-before="page"/>
      <style:text-properties officeooo:paragraph-rsid="0088d76b"/>
    </style:style>
    <style:style style:name="P491" style:family="paragraph" style:parent-style-name="Überschrift_20_Checks">
      <style:paragraph-properties fo:break-before="page"/>
      <style:text-properties fo:language="en" fo:country="US"/>
    </style:style>
    <style:style style:name="P492" style:family="paragraph" style:parent-style-name="Überschrift_20_Checks">
      <style:paragraph-properties fo:break-before="page"/>
      <style:text-properties fo:language="en" fo:country="US" officeooo:rsid="00591166" officeooo:paragraph-rsid="00591166"/>
    </style:style>
    <style:style style:name="P493" style:family="paragraph" style:parent-style-name="Überschrift_20_Checks">
      <style:paragraph-properties fo:break-before="page"/>
      <style:text-properties officeooo:paragraph-rsid="008cf6ba"/>
    </style:style>
    <style:style style:name="P494" style:family="paragraph" style:parent-style-name="Contents_20_Heading">
      <style:paragraph-properties fo:break-before="page"/>
    </style:style>
    <style:style style:name="P495" style:family="paragraph" style:parent-style-name="Überschrift_20_Checks">
      <style:paragraph-properties fo:margin-top="0cm" fo:margin-bottom="0.199cm" loext:contextual-spacing="false" fo:break-before="page"/>
    </style:style>
    <style:style style:name="P496" style:family="paragraph" style:parent-style-name="Überschrift_20_Checks">
      <style:paragraph-properties fo:margin-top="0cm" fo:margin-bottom="0.199cm" loext:contextual-spacing="false" fo:break-before="page"/>
      <style:text-properties officeooo:paragraph-rsid="006326ed"/>
    </style:style>
    <style:style style:name="P497" style:family="paragraph" style:parent-style-name="Überschrift_20_Checks">
      <style:text-properties officeooo:paragraph-rsid="006555f2"/>
    </style:style>
    <style:style style:name="P498"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500"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501" style:family="paragraph" style:parent-style-name="Contents_20_1">
      <style:paragraph-properties>
        <style:tab-stops>
          <style:tab-stop style:position="18cm" style:type="right" style:leader-style="dotted" style:leader-text="."/>
        </style:tab-stops>
      </style:paragraph-properties>
    </style:style>
    <style:style style:name="P502" style:family="paragraph" style:parent-style-name="Standard">
      <style:text-properties fo:language="en" fo:country="US" officeooo:rsid="00591166" officeooo:paragraph-rsid="00591166"/>
    </style:style>
    <style:style style:name="P503" style:family="paragraph" style:parent-style-name="Standard">
      <style:text-properties fo:language="en" fo:country="US" officeooo:rsid="00dc0ba1" officeooo:paragraph-rsid="00a2948d"/>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T69" style:family="text">
      <style:text-properties officeooo:rsid="009e903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Business Rule Engine</text:p>
      <text:p text:style-name="P499">Detailed <text:span text:style-name="T63">Listing of Checks</text:span></text:p>
      <text:p text:style-name="P500">for Jare Version 0.7<text:span text:style-name="T69">7</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94">Table of Contents</text:p>
          </text:index-title>
          <text:p text:style-name="P501"><text:a xlink:type="simple" xlink:href="#__RefHeading___Toc1320_1468108940" text:style-name="Index_20_Link" text:visited-style-name="Index_20_Link">Overview<text:tab/>4</text:a></text:p>
          <text:p text:style-name="P501"><text:a xlink:type="simple" xlink:href="#__RefHeading___Toc1326_1468108940" text:style-name="Index_20_Link" text:visited-style-name="Index_20_Link">Prerequisites<text:tab/>5</text:a></text:p>
          <text:p text:style-name="P501"><text:a xlink:type="simple" xlink:href="#__RefHeading___Toc1488_1468108940" text:style-name="Index_20_Link" text:visited-style-name="Index_20_Link">Check Is Equal<text:tab/>6</text:a></text:p>
          <text:p text:style-name="P501"><text:a xlink:type="simple" xlink:href="#__RefHeading___Toc1490_1468108940" text:style-name="Index_20_Link" text:visited-style-name="Index_20_Link">Check Is Not Equal<text:tab/>7</text:a></text:p>
          <text:p text:style-name="P501"><text:a xlink:type="simple" xlink:href="#__RefHeading___Toc1080_1468108940" text:style-name="Index_20_Link" text:visited-style-name="Index_20_Link">Check Contains<text:tab/>8</text:a></text:p>
          <text:p text:style-name="P501"><text:a xlink:type="simple" xlink:href="#__RefHeading___Toc3620_565488630" text:style-name="Index_20_Link" text:visited-style-name="Index_20_Link">Check Not Contains<text:tab/>9</text:a></text:p>
          <text:p text:style-name="P501"><text:a xlink:type="simple" xlink:href="#__RefHeading___Toc1074_1468108940" text:style-name="Index_20_Link" text:visited-style-name="Index_20_Link">Check Is Between<text:tab/>10</text:a></text:p>
          <text:p text:style-name="P501"><text:a xlink:type="simple" xlink:href="#__RefHeading___Toc1469_1468108940" text:style-name="Index_20_Link" text:visited-style-name="Index_20_Link">Check Is Not Between<text:tab/>13</text:a></text:p>
          <text:p text:style-name="P501"><text:a xlink:type="simple" xlink:href="#__RefHeading___Toc1094_1468108940" text:style-name="Index_20_Link" text:visited-style-name="Index_20_Link">Check Is Empty<text:tab/>16</text:a></text:p>
          <text:p text:style-name="P501"><text:a xlink:type="simple" xlink:href="#__RefHeading___Toc1492_1468108940" text:style-name="Index_20_Link" text:visited-style-name="Index_20_Link">Check Is Not Empty<text:tab/>17</text:a></text:p>
          <text:p text:style-name="P501"><text:a xlink:type="simple" xlink:href="#__RefHeading___Toc1096_1468108940" text:style-name="Index_20_Link" text:visited-style-name="Index_20_Link">Check Is Even<text:tab/>18</text:a></text:p>
          <text:p text:style-name="P501"><text:a xlink:type="simple" xlink:href="#__RefHeading___Toc1504_1468108940" text:style-name="Index_20_Link" text:visited-style-name="Index_20_Link">Check Is Not Even<text:tab/>19</text:a></text:p>
          <text:p text:style-name="P501"><text:a xlink:type="simple" xlink:href="#__RefHeading___Toc1098_1468108940" text:style-name="Index_20_Link" text:visited-style-name="Index_20_Link">Check Is Greater<text:tab/>20</text:a></text:p>
          <text:p text:style-name="P501"><text:a xlink:type="simple" xlink:href="#__RefHeading___Toc1100_1468108940" text:style-name="Index_20_Link" text:visited-style-name="Index_20_Link">Check Is Greater or Equal<text:tab/>22</text:a></text:p>
          <text:p text:style-name="P501"><text:a xlink:type="simple" xlink:href="#__RefHeading___Toc3517_565488630" text:style-name="Index_20_Link" text:visited-style-name="Index_20_Link">Check Is Smaller<text:tab/>24</text:a></text:p>
          <text:p text:style-name="P501"><text:a xlink:type="simple" xlink:href="#__RefHeading___Toc3519_565488630" text:style-name="Index_20_Link" text:visited-style-name="Index_20_Link">Check Is Smaller or Equal<text:tab/>26</text:a></text:p>
          <text:p text:style-name="P501"><text:a xlink:type="simple" xlink:href="#__RefHeading___Toc1102_1468108940" text:style-name="Index_20_Link" text:visited-style-name="Index_20_Link">Check Is In List<text:tab/>28</text:a></text:p>
          <text:p text:style-name="P501"><text:a xlink:type="simple" xlink:href="#__RefHeading___Toc1506_1468108940" text:style-name="Index_20_Link" text:visited-style-name="Index_20_Link">Check Is Not In List<text:tab/>29</text:a></text:p>
          <text:p text:style-name="P501"><text:a xlink:type="simple" xlink:href="#__RefHeading___Toc1104_1468108940" text:style-name="Index_20_Link" text:visited-style-name="Index_20_Link">Check Is Lowercase<text:tab/>30</text:a></text:p>
          <text:p text:style-name="P501"><text:a xlink:type="simple" xlink:href="#__RefHeading___Toc3549_565488630" text:style-name="Index_20_Link" text:visited-style-name="Index_20_Link">Check Is Uppercase<text:tab/>31</text:a></text:p>
          <text:p text:style-name="P501"><text:a xlink:type="simple" xlink:href="#__RefHeading___Toc3571_565488630" text:style-name="Index_20_Link" text:visited-style-name="Index_20_Link">Check Matches<text:tab/>32</text:a></text:p>
          <text:p text:style-name="P501"><text:a xlink:type="simple" xlink:href="#__RefHeading___Toc3573_565488630" text:style-name="Index_20_Link" text:visited-style-name="Index_20_Link">Check Not Matches<text:tab/>33</text:a></text:p>
          <text:p text:style-name="P501"><text:a xlink:type="simple" xlink:href="#__RefHeading___Toc3581_565488630" text:style-name="Index_20_Link" text:visited-style-name="Index_20_Link">Check Sounds Like<text:tab/>34</text:a></text:p>
          <text:p text:style-name="P501"><text:a xlink:type="simple" xlink:href="#__RefHeading___Toc3583_565488630" text:style-name="Index_20_Link" text:visited-style-name="Index_20_Link">Check Not Sounds Like<text:tab/>35</text:a></text:p>
          <text:p text:style-name="P501"><text:a xlink:type="simple" xlink:href="#__RefHeading___Toc1106_1468108940" text:style-name="Index_20_Link" text:visited-style-name="Index_20_Link">Check Is Negative Number<text:tab/>36</text:a></text:p>
          <text:p text:style-name="P501"><text:a xlink:type="simple" xlink:href="#__RefHeading___Toc3626_565488630" text:style-name="Index_20_Link" text:visited-style-name="Index_20_Link">Check Is Not Negative Number<text:tab/>37</text:a></text:p>
          <text:p text:style-name="P501"><text:a xlink:type="simple" xlink:href="#__RefHeading___Toc3551_565488630" text:style-name="Index_20_Link" text:visited-style-name="Index_20_Link">Check Length<text:tab/>38</text:a></text:p>
          <text:p text:style-name="P501"><text:a xlink:type="simple" xlink:href="#__RefHeading___Toc3553_565488630" text:style-name="Index_20_Link" text:visited-style-name="Index_20_Link">Check List Has Member<text:tab/>39</text:a></text:p>
          <text:p text:style-name="P501"><text:a xlink:type="simple" xlink:href="#__RefHeading___Toc3555_565488630" text:style-name="Index_20_Link" text:visited-style-name="Index_20_Link">Check List Not Has Member<text:tab/>40</text:a></text:p>
          <text:p text:style-name="P501"><text:a xlink:type="simple" xlink:href="#__RefHeading___Toc3599_565488630" text:style-name="Index_20_Link" text:visited-style-name="Index_20_Link">Check Starts With<text:tab/>41</text:a></text:p>
          <text:p text:style-name="P501"><text:a xlink:type="simple" xlink:href="#__RefHeading___Toc3601_565488630" text:style-name="Index_20_Link" text:visited-style-name="Index_20_Link">Check Not Starts With<text:tab/>42</text:a></text:p>
          <text:p text:style-name="P501"><text:a xlink:type="simple" xlink:href="#__RefHeading___Toc3611_565488630" text:style-name="Index_20_Link" text:visited-style-name="Index_20_Link">Check Ends With<text:tab/>43</text:a></text:p>
          <text:p text:style-name="P501"><text:a xlink:type="simple" xlink:href="#__RefHeading___Toc3613_565488630" text:style-name="Index_20_Link" text:visited-style-name="Index_20_Link">Check Not Ends With<text:tab/>44</text:a></text:p>
          <text:p text:style-name="P501"><text:a xlink:type="simple" xlink:href="#__RefHeading___Toc1529_1468108940" text:style-name="Index_20_Link" text:visited-style-name="Index_20_Link">Check Is Null<text:tab/>45</text:a></text:p>
          <text:p text:style-name="P501"><text:a xlink:type="simple" xlink:href="#__RefHeading___Toc1531_1468108940" text:style-name="Index_20_Link" text:visited-style-name="Index_20_Link">Check Is Not Null<text:tab/>46</text:a></text:p>
          <text:p text:style-name="P501"><text:a xlink:type="simple" xlink:href="#__RefHeading___Toc3497_565488630" text:style-name="Index_20_Link" text:visited-style-name="Index_20_Link">Check Is Numeric<text:tab/>47</text:a></text:p>
          <text:p text:style-name="P501"><text:a xlink:type="simple" xlink:href="#__RefHeading___Toc3499_565488630" text:style-name="Index_20_Link" text:visited-style-name="Index_20_Link">Check Is Prime<text:tab/>48</text:a></text:p>
          <text:p text:style-name="P501"><text:a xlink:type="simple" xlink:href="#__RefHeading___Toc3633_565488630" text:style-name="Index_20_Link" text:visited-style-name="Index_20_Link">Check Is Not Prime<text:tab/>49</text:a></text:p>
          <text:p text:style-name="P501"><text:soft-page-break/><text:a xlink:type="simple" xlink:href="#__RefHeading___Toc3670_565488630" text:style-name="Index_20_Link" text:visited-style-name="Index_20_Link">Check Levenshtein Distance is equal<text:tab/>50</text:a></text:p>
          <text:p text:style-name="P501"><text:a xlink:type="simple" xlink:href="#__RefHeading___Toc1084_1468108940" text:style-name="Index_20_Link" text:visited-style-name="Index_20_Link">Check Levenshtein Distance is greater<text:tab/>51</text:a></text:p>
          <text:p text:style-name="P501"><text:a xlink:type="simple" xlink:href="#__RefHeading___Toc1086_1468108940" text:style-name="Index_20_Link" text:visited-style-name="Index_20_Link">Check Levenshtein Distance is greater or equal<text:tab/>52</text:a></text:p>
          <text:p text:style-name="P501"><text:a xlink:type="simple" xlink:href="#__RefHeading___Toc1088_1468108940" text:style-name="Index_20_Link" text:visited-style-name="Index_20_Link">Check Levenshtein Distance is smaller<text:tab/>53</text:a></text:p>
          <text:p text:style-name="P501"><text:a xlink:type="simple" xlink:href="#__RefHeading___Toc1090_1468108940" text:style-name="Index_20_Link" text:visited-style-name="Index_20_Link">Check Levenshtein Distance is smaller or equal<text:tab/>54</text:a></text:p>
        </text:index-body>
      </text:table-of-content>
      <text:p text:style-name="P167"/>
      <text:p text:style-name="P492"><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91"><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503">All data types listed here are Java related data types.</text:p>
      <text:p text:style-name="P180"/>
      <text:p text:style-name="P469"><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40">Possible comparisons:</text:p>
      <table:table table:name="Tabelle70" table:style-name="Tabelle70">
        <table:table-column table:style-name="Tabelle70.A"/>
        <table:table-column table:style-name="Tabelle70.B"/>
        <table:table-row>
          <table:table-cell table:style-name="Tabelle70.A1" office:value-type="string">
            <text:p text:style-name="P194"><text:span text:style-name="T2">C</text:span>ompare</text:p>
          </table:table-cell>
          <table:table-cell table:style-name="Tabelle70.B1" office:value-type="string">
            <text:p text:style-name="P194"><text:span text:style-name="T2">C</text:span>ompare to</text:p>
          </table:table-cell>
        </table:table-row>
        <table:table-row>
          <table:table-cell table:style-name="Tabelle70.A2" office:value-type="string">
            <text:p text:style-name="P254">String</text:p>
          </table:table-cell>
          <table:table-cell table:style-name="Tabelle70.B2" office:value-type="string">
            <text:p text:style-name="P254">String</text:p>
          </table:table-cell>
        </table:table-row>
        <table:table-row>
          <table:table-cell table:style-name="Tabelle70.A10" office:value-type="string">
            <text:p text:style-name="P274">Boolean</text:p>
          </table:table-cell>
          <table:table-cell table:style-name="Tabelle70.B10" office:value-type="string">
            <text:p text:style-name="P274">Boolean</text:p>
          </table:table-cell>
        </table:table-row>
        <table:table-row>
          <table:table-cell table:style-name="Tabelle70.A10" office:value-type="string">
            <text:p text:style-name="P274">Date</text:p>
          </table:table-cell>
          <table:table-cell table:style-name="Tabelle70.B10" office:value-type="string">
            <text:p text:style-name="P274">Date</text:p>
          </table:table-cell>
        </table:table-row>
        <table:table-row>
          <table:table-cell table:style-name="Tabelle70.A10" office:value-type="string">
            <text:p text:style-name="P274">Date</text:p>
          </table:table-cell>
          <table:table-cell table:style-name="Tabelle70.B10" office:value-type="string">
            <text:p text:style-name="P274">String</text:p>
          </table:table-cell>
        </table:table-row>
        <table:table-row>
          <table:table-cell table:style-name="Tabelle70.A10" office:value-type="string">
            <text:p text:style-name="P274">Double</text:p>
          </table:table-cell>
          <table:table-cell table:style-name="Tabelle70.B10" office:value-type="string">
            <text:p text:style-name="P274">Double</text:p>
          </table:table-cell>
        </table:table-row>
        <table:table-row>
          <table:table-cell table:style-name="Tabelle70.A10" office:value-type="string">
            <text:p text:style-name="P274">Float</text:p>
          </table:table-cell>
          <table:table-cell table:style-name="Tabelle70.B10" office:value-type="string">
            <text:p text:style-name="P274">Float</text:p>
          </table:table-cell>
        </table:table-row>
        <table:table-row>
          <table:table-cell table:style-name="Tabelle70.A10" office:value-type="string">
            <text:p text:style-name="P274">Integer</text:p>
          </table:table-cell>
          <table:table-cell table:style-name="Tabelle70.B10" office:value-type="string">
            <text:p text:style-name="P274">Integer</text:p>
          </table:table-cell>
        </table:table-row>
        <table:table-row>
          <table:table-cell table:style-name="Tabelle70.A10" office:value-type="string">
            <text:p text:style-name="P274">Integer</text:p>
          </table:table-cell>
          <table:table-cell table:style-name="Tabelle70.B10" office:value-type="string">
            <text:p text:style-name="P274">Long</text:p>
          </table:table-cell>
        </table:table-row>
        <table:table-row>
          <table:table-cell table:style-name="Tabelle70.A10" office:value-type="string">
            <text:p text:style-name="P274">Long</text:p>
          </table:table-cell>
          <table:table-cell table:style-name="Tabelle70.B10" office:value-type="string">
            <text:p text:style-name="P274">Integer</text:p>
          </table:table-cell>
        </table:table-row>
        <table:table-row>
          <table:table-cell table:style-name="Tabelle70.A11" office:value-type="string">
            <text:p text:style-name="P274">Long</text:p>
          </table:table-cell>
          <table:table-cell table:style-name="Tabelle70.B11" office:value-type="string">
            <text:p text:style-name="P274">Long</text:p>
          </table:table-cell>
        </table:table-row>
      </table:table>
      <text:p text:style-name="P440">Special Notes:</text:p>
      <table:table table:name="Tabelle71" table:style-name="Tabelle71">
        <table:table-column table:style-name="Tabelle71.A"/>
        <table:table-column table:style-name="Tabelle71.B"/>
        <table:table-row>
          <table:table-cell table:style-name="Tabelle71.A1" office:value-type="string">
            <text:p text:style-name="P194"><text:span text:style-name="T2">C</text:span>ompare</text:p>
          </table:table-cell>
          <table:table-cell table:style-name="Tabelle71.B1" office:value-type="string">
            <text:p text:style-name="P194"><text:span text:style-name="T2">C</text:span>ompare to</text:p>
          </table:table-cell>
        </table:table-row>
        <table:table-row>
          <table:table-cell table:style-name="Tabelle71.A2" office:value-type="string">
            <text:p text:style-name="P254">String</text:p>
          </table:table-cell>
          <table:table-cell table:style-name="Tabelle71.B2" office:value-type="string">
            <text:p text:style-name="P254">String</text:p>
          </table:table-cell>
        </table:table-row>
        <table:table-row>
          <table:table-cell table:style-name="Tabelle71.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71.A4" office:value-type="string">
            <text:p text:style-name="P194"><text:span text:style-name="T1">Optional a</text:span>dditional Parameter</text:p>
          </table:table-cell>
          <table:table-cell table:style-name="Tabelle71.B4" office:value-type="string">
            <text:p text:style-name="P235">Explanation</text:p>
          </table:table-cell>
        </table:table-row>
        <table:table-row>
          <table:table-cell table:style-name="Tabelle71.A5" office:value-type="string">
            <text:p text:style-name="P254"><text:span text:style-name="T4">Parameter 1: </text:span>Boolean</text:p>
          </table:table-cell>
          <table:table-cell table:style-name="Tabelle71.B5" office:value-type="string">
            <text:p text:style-name="P331">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4"><text:span text:style-name="T2">C</text:span>ompare</text:p>
          </table:table-cell>
          <table:table-cell table:style-name="Tabelle72.B1" office:value-type="string">
            <text:p text:style-name="P194"><text:span text:style-name="T2">C</text:span>ompare to</text:p>
          </table:table-cell>
        </table:table-row>
        <table:table-row>
          <table:table-cell table:style-name="Tabelle72.A2" office:value-type="string">
            <text:p text:style-name="P341">Date</text:p>
          </table:table-cell>
          <table:table-cell table:style-name="Tabelle72.B2" office:value-type="string">
            <text:p text:style-name="P341">String</text:p>
          </table:table-cell>
        </table:table-row>
        <table:table-row>
          <table:table-cell table:style-name="Tabelle72.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4"><text:span text:style-name="T1">Optional a</text:span>dditional Parameter</text:p>
          </table:table-cell>
          <table:table-cell table:style-name="Tabelle72.B4" office:value-type="string">
            <text:p text:style-name="P235">Explanation</text:p>
          </table:table-cell>
        </table:table-row>
        <table:table-row>
          <table:table-cell table:style-name="Tabelle72.A5" office:value-type="string">
            <text:p text:style-name="P346">Parameter 1: String</text:p>
          </table:table-cell>
          <table:table-cell table:style-name="Tabelle72.B5" office:value-type="string">
            <text:p text:style-name="P346">Provide a date format <text:span text:style-name="T7">if </text:span>different from the default.</text:p>
          </table:table-cell>
        </table:table-row>
      </table:table>
      <text:p text:style-name="P497"><text:bookmark-start text:name="__RefHeading___Toc1490_1468108940"/><text:soft-page-break/>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40">Possible comparisons:</text:p>
      <table:table table:name="Tabelle2" table:style-name="Tabelle2">
        <table:table-column table:style-name="Tabelle2.A"/>
        <table:table-column table:style-name="Tabelle2.B"/>
        <table:table-row>
          <table:table-cell table:style-name="Tabelle2.A1" office:value-type="string">
            <text:p text:style-name="P194"><text:span text:style-name="T2">C</text:span>ompare</text:p>
          </table:table-cell>
          <table:table-cell table:style-name="Tabelle2.B1" office:value-type="string">
            <text:p text:style-name="P194"><text:span text:style-name="T2">C</text:span>ompare to</text:p>
          </table:table-cell>
        </table:table-row>
        <table:table-row>
          <table:table-cell table:style-name="Tabelle2.A2" office:value-type="string">
            <text:p text:style-name="P254">String</text:p>
          </table:table-cell>
          <table:table-cell table:style-name="Tabelle2.B2" office:value-type="string">
            <text:p text:style-name="P254">String</text:p>
          </table:table-cell>
        </table:table-row>
        <table:table-row>
          <table:table-cell table:style-name="Tabelle2.A10" office:value-type="string">
            <text:p text:style-name="P274">Boolean</text:p>
          </table:table-cell>
          <table:table-cell table:style-name="Tabelle2.B10" office:value-type="string">
            <text:p text:style-name="P274">Boolean</text:p>
          </table:table-cell>
        </table:table-row>
        <table:table-row>
          <table:table-cell table:style-name="Tabelle2.A10" office:value-type="string">
            <text:p text:style-name="P274">Date</text:p>
          </table:table-cell>
          <table:table-cell table:style-name="Tabelle2.B10" office:value-type="string">
            <text:p text:style-name="P274">Date</text:p>
          </table:table-cell>
        </table:table-row>
        <table:table-row>
          <table:table-cell table:style-name="Tabelle2.A10" office:value-type="string">
            <text:p text:style-name="P274">Date</text:p>
          </table:table-cell>
          <table:table-cell table:style-name="Tabelle2.B10" office:value-type="string">
            <text:p text:style-name="P274">String</text:p>
          </table:table-cell>
        </table:table-row>
        <table:table-row>
          <table:table-cell table:style-name="Tabelle2.A10" office:value-type="string">
            <text:p text:style-name="P274">Double</text:p>
          </table:table-cell>
          <table:table-cell table:style-name="Tabelle2.B10" office:value-type="string">
            <text:p text:style-name="P274">Double</text:p>
          </table:table-cell>
        </table:table-row>
        <table:table-row>
          <table:table-cell table:style-name="Tabelle2.A10" office:value-type="string">
            <text:p text:style-name="P274">Float</text:p>
          </table:table-cell>
          <table:table-cell table:style-name="Tabelle2.B10" office:value-type="string">
            <text:p text:style-name="P274">Float</text:p>
          </table:table-cell>
        </table:table-row>
        <table:table-row>
          <table:table-cell table:style-name="Tabelle2.A10" office:value-type="string">
            <text:p text:style-name="P274">Integer</text:p>
          </table:table-cell>
          <table:table-cell table:style-name="Tabelle2.B10" office:value-type="string">
            <text:p text:style-name="P274">Integer</text:p>
          </table:table-cell>
        </table:table-row>
        <table:table-row>
          <table:table-cell table:style-name="Tabelle2.A10" office:value-type="string">
            <text:p text:style-name="P274">Integer</text:p>
          </table:table-cell>
          <table:table-cell table:style-name="Tabelle2.B10" office:value-type="string">
            <text:p text:style-name="P274">Long</text:p>
          </table:table-cell>
        </table:table-row>
        <table:table-row>
          <table:table-cell table:style-name="Tabelle2.A10" office:value-type="string">
            <text:p text:style-name="P274">Long</text:p>
          </table:table-cell>
          <table:table-cell table:style-name="Tabelle2.B10" office:value-type="string">
            <text:p text:style-name="P274">Integer</text:p>
          </table:table-cell>
        </table:table-row>
        <table:table-row>
          <table:table-cell table:style-name="Tabelle2.A11" office:value-type="string">
            <text:p text:style-name="P274">Long</text:p>
          </table:table-cell>
          <table:table-cell table:style-name="Tabelle2.B11" office:value-type="string">
            <text:p text:style-name="P274">Long</text:p>
          </table:table-cell>
        </table:table-row>
      </table:table>
      <text:p text:style-name="P440">Special Notes:</text:p>
      <table:table table:name="Tabelle4" table:style-name="Tabelle4">
        <table:table-column table:style-name="Tabelle4.A"/>
        <table:table-column table:style-name="Tabelle4.B"/>
        <table:table-row>
          <table:table-cell table:style-name="Tabelle4.A1" office:value-type="string">
            <text:p text:style-name="P194"><text:span text:style-name="T2">C</text:span>ompare</text:p>
          </table:table-cell>
          <table:table-cell table:style-name="Tabelle4.B1" office:value-type="string">
            <text:p text:style-name="P194"><text:span text:style-name="T2">C</text:span>ompare to</text:p>
          </table:table-cell>
        </table:table-row>
        <table:table-row>
          <table:table-cell table:style-name="Tabelle4.A2" office:value-type="string">
            <text:p text:style-name="P254">String</text:p>
          </table:table-cell>
          <table:table-cell table:style-name="Tabelle4.B2" office:value-type="string">
            <text:p text:style-name="P254">String</text:p>
          </table:table-cell>
        </table:table-row>
        <table:table-row>
          <table:table-cell table:style-name="Tabelle4.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4.A4" office:value-type="string">
            <text:p text:style-name="P194"><text:span text:style-name="T1">Optional a</text:span>dditional Parameter</text:p>
          </table:table-cell>
          <table:table-cell table:style-name="Tabelle4.B4" office:value-type="string">
            <text:p text:style-name="P235">Explanation</text:p>
          </table:table-cell>
        </table:table-row>
        <table:table-row>
          <table:table-cell table:style-name="Tabelle4.A5" office:value-type="string">
            <text:p text:style-name="P254"><text:span text:style-name="T4">Parameter 1: </text:span>Boolean</text:p>
          </table:table-cell>
          <table:table-cell table:style-name="Tabelle4.B5" office:value-type="string">
            <text:p text:style-name="P331">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4"><text:span text:style-name="T2">C</text:span>ompare</text:p>
          </table:table-cell>
          <table:table-cell table:style-name="Tabelle11.B1" office:value-type="string">
            <text:p text:style-name="P194"><text:span text:style-name="T2">C</text:span>ompare to</text:p>
          </table:table-cell>
        </table:table-row>
        <table:table-row>
          <table:table-cell table:style-name="Tabelle11.A2" office:value-type="string">
            <text:p text:style-name="P341">Date</text:p>
          </table:table-cell>
          <table:table-cell table:style-name="Tabelle11.B2" office:value-type="string">
            <text:p text:style-name="P341">String</text:p>
          </table:table-cell>
        </table:table-row>
        <table:table-row>
          <table:table-cell table:style-name="Tabelle11.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4"><text:span text:style-name="T1">Optional a</text:span>dditional Parameter</text:p>
          </table:table-cell>
          <table:table-cell table:style-name="Tabelle11.B4" office:value-type="string">
            <text:p text:style-name="P235">Explanation</text:p>
          </table:table-cell>
        </table:table-row>
        <table:table-row>
          <table:table-cell table:style-name="Tabelle11.A5" office:value-type="string">
            <text:p text:style-name="P346">Parameter 1: String</text:p>
          </table:table-cell>
          <table:table-cell table:style-name="Tabelle11.B5" office:value-type="string">
            <text:p text:style-name="P346">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3"><text:span text:style-name="T2">C</text:span>ompare</text:p>
          </table:table-cell>
          <table:table-cell table:style-name="Tabelle5.B1" office:value-type="string">
            <text:p text:style-name="P183"><text:span text:style-name="T2">C</text:span>ompare to</text:p>
          </table:table-cell>
        </table:table-row>
        <table:table-row>
          <table:table-cell table:style-name="Tabelle5.A2" office:value-type="string">
            <text:p text:style-name="P248">String</text:p>
          </table:table-cell>
          <table:table-cell table:style-name="Tabelle5.B2" office:value-type="string">
            <text:p text:style-name="P248">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3"><text:span text:style-name="T2">C</text:span>ompare</text:p>
          </table:table-cell>
          <table:table-cell table:style-name="Tabelle6.B1" office:value-type="string">
            <text:p text:style-name="P183"><text:span text:style-name="T2">C</text:span>ompare to</text:p>
          </table:table-cell>
        </table:table-row>
        <table:table-row>
          <table:table-cell table:style-name="Tabelle6.A2" office:value-type="string">
            <text:p text:style-name="P248">String</text:p>
          </table:table-cell>
          <table:table-cell table:style-name="Tabelle6.B2" office:value-type="string">
            <text:p text:style-name="P248">String</text:p>
          </table:table-cell>
        </table:table-row>
        <table:table-row>
          <table:table-cell table:style-name="Tabelle6.A3" table:number-columns-spanned="2" office:value-type="string">
            <text:p text:style-name="P305">Note:</text:p>
            <text:p text:style-name="P305"><text:span text:style-name="T5">T</text:span>he default is to compare the values case sensitive.</text:p>
          </table:table-cell>
          <table:covered-table-cell/>
        </table:table-row>
        <table:table-row>
          <table:table-cell table:style-name="Tabelle6.A4" office:value-type="string">
            <text:p text:style-name="P183"><text:span text:style-name="T1">Optional a</text:span>dditional Parameter</text:p>
          </table:table-cell>
          <table:table-cell table:style-name="Tabelle6.B4" office:value-type="string">
            <text:p text:style-name="P224">Explanation</text:p>
          </table:table-cell>
        </table:table-row>
        <table:table-row>
          <table:table-cell table:style-name="Tabelle6.A5" office:value-type="string">
            <text:p text:style-name="P248"><text:span text:style-name="T4">Parameter 1: </text:span>Boolean</text:p>
          </table:table-cell>
          <table:table-cell table:style-name="Tabelle6.B5" office:value-type="string">
            <text:p text:style-name="P329">Ignore case <text:span text:style-name="T3">differences during comparison.</text:span></text:p>
          </table:table-cell>
        </table:table-row>
      </table:table>
      <text:p text:style-name="P175"/>
      <text:p text:style-name="P487"><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61">Possible comparisons:</text:p>
      <table:table table:name="Tabelle130" table:style-name="Tabelle130">
        <table:table-column table:style-name="Tabelle130.A"/>
        <table:table-column table:style-name="Tabelle130.B"/>
        <table:table-row>
          <table:table-cell table:style-name="Tabelle130.A1" office:value-type="string">
            <text:p text:style-name="P220"><text:span text:style-name="T2">C</text:span>ompare</text:p>
          </table:table-cell>
          <table:table-cell table:style-name="Tabelle130.B1" office:value-type="string">
            <text:p text:style-name="P220"><text:span text:style-name="T2">C</text:span>ompare to</text:p>
          </table:table-cell>
        </table:table-row>
        <table:table-row>
          <table:table-cell table:style-name="Tabelle130.A2" office:value-type="string">
            <text:p text:style-name="P271">String</text:p>
          </table:table-cell>
          <table:table-cell table:style-name="Tabelle130.B2" office:value-type="string">
            <text:p text:style-name="P271">String</text:p>
          </table:table-cell>
        </table:table-row>
      </table:table>
      <text:p text:style-name="P461">Special Notes:</text:p>
      <table:table table:name="Tabelle131" table:style-name="Tabelle131">
        <table:table-column table:style-name="Tabelle131.A"/>
        <table:table-column table:style-name="Tabelle131.B"/>
        <table:table-row>
          <table:table-cell table:style-name="Tabelle131.A1" office:value-type="string">
            <text:p text:style-name="P220"><text:span text:style-name="T2">C</text:span>ompare</text:p>
          </table:table-cell>
          <table:table-cell table:style-name="Tabelle131.B1" office:value-type="string">
            <text:p text:style-name="P220"><text:span text:style-name="T2">C</text:span>ompare to</text:p>
          </table:table-cell>
        </table:table-row>
        <table:table-row>
          <table:table-cell table:style-name="Tabelle131.A2" office:value-type="string">
            <text:p text:style-name="P271">String</text:p>
          </table:table-cell>
          <table:table-cell table:style-name="Tabelle131.B2" office:value-type="string">
            <text:p text:style-name="P271">String</text:p>
          </table:table-cell>
        </table:table-row>
        <table:table-row>
          <table:table-cell table:style-name="Tabelle131.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31.A4" office:value-type="string">
            <text:p text:style-name="P220"><text:span text:style-name="T1">Optional a</text:span>dditional Parameter</text:p>
          </table:table-cell>
          <table:table-cell table:style-name="Tabelle131.B4" office:value-type="string">
            <text:p text:style-name="P246">Explanation</text:p>
          </table:table-cell>
        </table:table-row>
        <table:table-row>
          <table:table-cell table:style-name="Tabelle131.A5" office:value-type="string">
            <text:p text:style-name="P271"><text:span text:style-name="T4">Parameter 1: </text:span>Boolean</text:p>
          </table:table-cell>
          <table:table-cell table:style-name="Tabelle131.B5" office:value-type="string">
            <text:p text:style-name="P340">Ignore case <text:span text:style-name="T3">differences during comparison.</text:span></text:p>
          </table:table-cell>
        </table:table-row>
      </table:table>
      <text:p text:style-name="P176"/>
      <text:p text:style-name="P495"><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5">Possible comparisons:</text:p>
      <table:table table:name="Tabelle27" table:style-name="Tabelle27">
        <table:table-column table:style-name="Tabelle27.A"/>
        <table:table-column table:style-name="Tabelle27.B"/>
        <table:table-row>
          <table:table-cell table:style-name="Tabelle27.A1" office:value-type="string">
            <text:p text:style-name="P184"><text:span text:style-name="T2">C</text:span>ompare</text:p>
          </table:table-cell>
          <table:table-cell table:style-name="Tabelle27.B1" office:value-type="string">
            <text:p text:style-name="P184"><text:span text:style-name="T2">C</text:span>ompare to</text:p>
          </table:table-cell>
        </table:table-row>
        <table:table-row>
          <table:table-cell table:style-name="Tabelle27.A7" office:value-type="string">
            <text:p text:style-name="P275">Double</text:p>
          </table:table-cell>
          <table:table-cell table:style-name="Tabelle27.B7" office:value-type="string">
            <text:p text:style-name="P275">Double</text:p>
          </table:table-cell>
        </table:table-row>
        <table:table-row>
          <table:table-cell table:style-name="Tabelle27.A7" office:value-type="string">
            <text:p text:style-name="P275">Float</text:p>
          </table:table-cell>
          <table:table-cell table:style-name="Tabelle27.B7" office:value-type="string">
            <text:p text:style-name="P275">Float</text:p>
          </table:table-cell>
        </table:table-row>
        <table:table-row>
          <table:table-cell table:style-name="Tabelle27.A7" office:value-type="string">
            <text:p text:style-name="P275">Float</text:p>
          </table:table-cell>
          <table:table-cell table:style-name="Tabelle27.B7" office:value-type="string">
            <text:p text:style-name="P275">String</text:p>
          </table:table-cell>
        </table:table-row>
        <table:table-row>
          <table:table-cell table:style-name="Tabelle27.A7" office:value-type="string">
            <text:p text:style-name="P275">Integer</text:p>
          </table:table-cell>
          <table:table-cell table:style-name="Tabelle27.B7" office:value-type="string">
            <text:p text:style-name="P275">Integer</text:p>
          </table:table-cell>
        </table:table-row>
        <table:table-row>
          <table:table-cell table:style-name="Tabelle27.A7" office:value-type="string">
            <text:p text:style-name="P275">Integer</text:p>
          </table:table-cell>
          <table:table-cell table:style-name="Tabelle27.B7" office:value-type="string">
            <text:p text:style-name="P275">String</text:p>
          </table:table-cell>
        </table:table-row>
        <table:table-row>
          <table:table-cell table:style-name="Tabelle27.A7" office:value-type="string">
            <text:p text:style-name="P275">Long</text:p>
          </table:table-cell>
          <table:table-cell table:style-name="Tabelle27.B7" office:value-type="string">
            <text:p text:style-name="P275">Long</text:p>
          </table:table-cell>
        </table:table-row>
        <table:table-row>
          <table:table-cell table:style-name="Tabelle27.A8" office:value-type="string">
            <text:p text:style-name="P275">Long</text:p>
          </table:table-cell>
          <table:table-cell table:style-name="Tabelle27.B8" office:value-type="string">
            <text:p text:style-name="P27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4"><text:span text:style-name="T2">C</text:span>ompare</text:p>
          </table:table-cell>
          <table:table-cell table:style-name="Tabelle28.B1" office:value-type="string">
            <text:p text:style-name="P184"><text:span text:style-name="T2">C</text:span>ompare to</text:p>
          </table:table-cell>
        </table:table-row>
        <table:table-row>
          <table:table-cell table:style-name="Tabelle28.A2" office:value-type="string">
            <text:p text:style-name="P349">Double</text:p>
          </table:table-cell>
          <table:table-cell table:style-name="Tabelle28.B2" office:value-type="string">
            <text:p text:style-name="P349">Double</text:p>
          </table:table-cell>
        </table:table-row>
        <table:table-row>
          <table:table-cell table:style-name="Tabelle28.A3" table:number-columns-spanned="2" office:value-type="string">
            <text:p text:style-name="P306">Note:</text:p>
            <text:p text:style-name="P354">The „compare to“ value define<text:span text:style-name="T24">s</text:span> the lower limit to check against.</text:p>
          </table:table-cell>
          <table:covered-table-cell/>
        </table:table-row>
        <table:table-row>
          <table:table-cell table:style-name="Tabelle28.A4" office:value-type="string">
            <text:p text:style-name="P184"><text:span text:style-name="T19">Required a</text:span>dditional Parameter</text:p>
          </table:table-cell>
          <table:table-cell table:style-name="Tabelle28.B4" office:value-type="string">
            <text:p text:style-name="P225">Explanation</text:p>
          </table:table-cell>
        </table:table-row>
        <table:table-row>
          <table:table-cell table:style-name="Tabelle28.A5" office:value-type="string">
            <text:p text:style-name="P387">Parameter 1: Double</text:p>
          </table:table-cell>
          <table:table-cell table:style-name="Tabelle28.B5" office:value-type="string">
            <text:p text:style-name="P349">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199"><text:span text:style-name="T2">C</text:span>ompare</text:p>
          </table:table-cell>
          <table:table-cell table:style-name="Tabelle29.B1" office:value-type="string">
            <text:p text:style-name="P199"><text:span text:style-name="T2">C</text:span>ompare to</text:p>
          </table:table-cell>
        </table:table-row>
        <table:table-row>
          <table:table-cell table:style-name="Tabelle29.A2" office:value-type="string">
            <text:p text:style-name="P359">Float</text:p>
          </table:table-cell>
          <table:table-cell table:style-name="Tabelle29.B2" office:value-type="string">
            <text:p text:style-name="P359">Float</text:p>
          </table:table-cell>
        </table:table-row>
        <table:table-row>
          <table:table-cell table:style-name="Tabelle29.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9.A4" office:value-type="string">
            <text:p text:style-name="P199"><text:span text:style-name="T19">Required a</text:span>dditional Parameter</text:p>
          </table:table-cell>
          <table:table-cell table:style-name="Tabelle29.B4" office:value-type="string">
            <text:p text:style-name="P226">Explanation</text:p>
          </table:table-cell>
        </table:table-row>
        <table:table-row>
          <table:table-cell table:style-name="Tabelle29.A5" office:value-type="string">
            <text:p text:style-name="P388">Parameter 1: Float</text:p>
          </table:table-cell>
          <table:table-cell table:style-name="Tabelle29.B5" office:value-type="string">
            <text:p text:style-name="P350">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1"><text:span text:style-name="T2">C</text:span>ompare</text:p>
          </table:table-cell>
          <table:table-cell table:style-name="Tabelle31.B1" office:value-type="string">
            <text:p text:style-name="P201"><text:span text:style-name="T2">C</text:span>ompare to</text:p>
          </table:table-cell>
        </table:table-row>
        <table:table-row>
          <table:table-cell table:style-name="Tabelle31.A2" office:value-type="string">
            <text:p text:style-name="P363">Float</text:p>
          </table:table-cell>
          <table:table-cell table:style-name="Tabelle31.B2" office:value-type="string">
            <text:p text:style-name="P363">String</text:p>
          </table:table-cell>
        </table:table-row>
        <table:table-row>
          <table:table-cell table:style-name="Tabelle31.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1"><text:span text:style-name="T25">Optional a</text:span>dditional Parameter</text:p>
          </table:table-cell>
          <table:table-cell table:style-name="Tabelle31.B4" office:value-type="string">
            <text:p text:style-name="P228">Explanation</text:p>
          </table:table-cell>
        </table:table-row>
        <table:table-row>
          <table:table-cell table:style-name="Tabelle31.A5" office:value-type="string">
            <text:p text:style-name="P259"/>
          </table:table-cell>
          <table:table-cell table:style-name="Tabelle31.B5" office:value-type="string">
            <text:p text:style-name="P352"/>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199"><text:span text:style-name="T2">C</text:span>ompare</text:p>
          </table:table-cell>
          <table:table-cell table:style-name="Tabelle30.B1" office:value-type="string">
            <text:p text:style-name="P199"><text:span text:style-name="T2">C</text:span>ompare to</text:p>
          </table:table-cell>
        </table:table-row>
        <table:table-row>
          <table:table-cell table:style-name="Tabelle30.A2" office:value-type="string">
            <text:p text:style-name="P359">Integer</text:p>
          </table:table-cell>
          <table:table-cell table:style-name="Tabelle30.B2" office:value-type="string">
            <text:p text:style-name="P359">Integer</text:p>
          </table:table-cell>
        </table:table-row>
        <table:table-row>
          <table:table-cell table:style-name="Tabelle30.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30.A4" office:value-type="string">
            <text:p text:style-name="P199"><text:span text:style-name="T19">Required a</text:span>dditional Parameter</text:p>
          </table:table-cell>
          <table:table-cell table:style-name="Tabelle30.B4" office:value-type="string">
            <text:p text:style-name="P226">Explanation</text:p>
          </table:table-cell>
        </table:table-row>
        <table:table-row>
          <table:table-cell table:style-name="Tabelle30.A5" office:value-type="string">
            <text:p text:style-name="P388">Parameter 1: Integer</text:p>
          </table:table-cell>
          <table:table-cell table:style-name="Tabelle30.B5" office:value-type="string">
            <text:p text:style-name="P350">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1"><text:span text:style-name="T2">C</text:span>ompare</text:p>
          </table:table-cell>
          <table:table-cell table:style-name="Tabelle33.B1" office:value-type="string">
            <text:p text:style-name="P201"><text:span text:style-name="T2">C</text:span>ompare to</text:p>
          </table:table-cell>
        </table:table-row>
        <table:table-row>
          <table:table-cell table:style-name="Tabelle33.A2" office:value-type="string">
            <text:p text:style-name="P363">Integer</text:p>
          </table:table-cell>
          <table:table-cell table:style-name="Tabelle33.B2" office:value-type="string">
            <text:p text:style-name="P363">String</text:p>
          </table:table-cell>
        </table:table-row>
        <table:table-row>
          <table:table-cell table:style-name="Tabelle33.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1"><text:span text:style-name="T25">Optional a</text:span>dditional Parameter</text:p>
          </table:table-cell>
          <table:table-cell table:style-name="Tabelle33.B4" office:value-type="string">
            <text:p text:style-name="P228">Explanation</text:p>
          </table:table-cell>
        </table:table-row>
        <table:table-row>
          <table:table-cell table:style-name="Tabelle33.A5" office:value-type="string">
            <text:p text:style-name="P259"/>
          </table:table-cell>
          <table:table-cell table:style-name="Tabelle33.B5" office:value-type="string">
            <text:p text:style-name="P352"/>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0"><text:span text:style-name="T2">C</text:span>ompare</text:p>
          </table:table-cell>
          <table:table-cell table:style-name="Tabelle32.B1" office:value-type="string">
            <text:p text:style-name="P200"><text:span text:style-name="T2">C</text:span>ompare to</text:p>
          </table:table-cell>
        </table:table-row>
        <table:table-row>
          <table:table-cell table:style-name="Tabelle32.A2" office:value-type="string">
            <text:p text:style-name="P361">Long</text:p>
          </table:table-cell>
          <table:table-cell table:style-name="Tabelle32.B2" office:value-type="string">
            <text:p text:style-name="P361">Long</text:p>
          </table:table-cell>
        </table:table-row>
        <table:table-row>
          <table:table-cell table:style-name="Tabelle32.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2.A4" office:value-type="string">
            <text:p text:style-name="P200"><text:span text:style-name="T19">Required a</text:span>dditional Parameter</text:p>
          </table:table-cell>
          <table:table-cell table:style-name="Tabelle32.B4" office:value-type="string">
            <text:p text:style-name="P227">Explanation</text:p>
          </table:table-cell>
        </table:table-row>
        <table:table-row>
          <table:table-cell table:style-name="Tabelle32.A5" office:value-type="string">
            <text:p text:style-name="P389">Parameter 1: Long</text:p>
          </table:table-cell>
          <table:table-cell table:style-name="Tabelle32.B5" office:value-type="string">
            <text:p text:style-name="P351">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1"><text:span text:style-name="T2">C</text:span>ompare</text:p>
          </table:table-cell>
          <table:table-cell table:style-name="Tabelle34.B1" office:value-type="string">
            <text:p text:style-name="P201"><text:span text:style-name="T2">C</text:span>ompare to</text:p>
          </table:table-cell>
        </table:table-row>
        <table:table-row>
          <table:table-cell table:style-name="Tabelle34.A2" office:value-type="string">
            <text:p text:style-name="P363">Long</text:p>
          </table:table-cell>
          <table:table-cell table:style-name="Tabelle34.B2" office:value-type="string">
            <text:p text:style-name="P363">String</text:p>
          </table:table-cell>
        </table:table-row>
        <table:table-row>
          <table:table-cell table:style-name="Tabelle34.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1"><text:span text:style-name="T25">Optional a</text:span>dditional Parameter</text:p>
          </table:table-cell>
          <table:table-cell table:style-name="Tabelle34.B4" office:value-type="string">
            <text:p text:style-name="P228">Explanation</text:p>
          </table:table-cell>
        </table:table-row>
        <table:table-row>
          <table:table-cell table:style-name="Tabelle34.A5" office:value-type="string">
            <text:p text:style-name="P259"/>
          </table:table-cell>
          <table:table-cell table:style-name="Tabelle34.B5" office:value-type="string">
            <text:p text:style-name="P352"/>
          </table:table-cell>
        </table:table-row>
      </table:table>
      <text:p text:style-name="P168"/>
      <text:p text:style-name="P496"><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6">Possible comparisons:</text:p>
      <table:table table:name="Tabelle59" table:style-name="Tabelle59">
        <table:table-column table:style-name="Tabelle59.A"/>
        <table:table-column table:style-name="Tabelle59.B"/>
        <table:table-row>
          <table:table-cell table:style-name="Tabelle59.A1" office:value-type="string">
            <text:p text:style-name="P192"><text:span text:style-name="T2">C</text:span>ompare</text:p>
          </table:table-cell>
          <table:table-cell table:style-name="Tabelle59.B1" office:value-type="string">
            <text:p text:style-name="P192"><text:span text:style-name="T2">C</text:span>ompare to</text:p>
          </table:table-cell>
        </table:table-row>
        <table:table-row>
          <table:table-cell table:style-name="Tabelle59.A7" office:value-type="string">
            <text:p text:style-name="P276">Double</text:p>
          </table:table-cell>
          <table:table-cell table:style-name="Tabelle59.B7" office:value-type="string">
            <text:p text:style-name="P276">Double</text:p>
          </table:table-cell>
        </table:table-row>
        <table:table-row>
          <table:table-cell table:style-name="Tabelle59.A7" office:value-type="string">
            <text:p text:style-name="P276">Float</text:p>
          </table:table-cell>
          <table:table-cell table:style-name="Tabelle59.B7" office:value-type="string">
            <text:p text:style-name="P276">Float</text:p>
          </table:table-cell>
        </table:table-row>
        <table:table-row>
          <table:table-cell table:style-name="Tabelle59.A7" office:value-type="string">
            <text:p text:style-name="P276">Float</text:p>
          </table:table-cell>
          <table:table-cell table:style-name="Tabelle59.B7" office:value-type="string">
            <text:p text:style-name="P276">String</text:p>
          </table:table-cell>
        </table:table-row>
        <table:table-row>
          <table:table-cell table:style-name="Tabelle59.A7" office:value-type="string">
            <text:p text:style-name="P276">Integer</text:p>
          </table:table-cell>
          <table:table-cell table:style-name="Tabelle59.B7" office:value-type="string">
            <text:p text:style-name="P276">Integer</text:p>
          </table:table-cell>
        </table:table-row>
        <table:table-row>
          <table:table-cell table:style-name="Tabelle59.A7" office:value-type="string">
            <text:p text:style-name="P276">Integer</text:p>
          </table:table-cell>
          <table:table-cell table:style-name="Tabelle59.B7" office:value-type="string">
            <text:p text:style-name="P276">String</text:p>
          </table:table-cell>
        </table:table-row>
        <table:table-row>
          <table:table-cell table:style-name="Tabelle59.A7" office:value-type="string">
            <text:p text:style-name="P276">Long</text:p>
          </table:table-cell>
          <table:table-cell table:style-name="Tabelle59.B7" office:value-type="string">
            <text:p text:style-name="P276">Long</text:p>
          </table:table-cell>
        </table:table-row>
        <table:table-row>
          <table:table-cell table:style-name="Tabelle59.A8" office:value-type="string">
            <text:p text:style-name="P276">Long</text:p>
          </table:table-cell>
          <table:table-cell table:style-name="Tabelle59.B8" office:value-type="string">
            <text:p text:style-name="P276">String</text:p>
          </table:table-cell>
        </table:table-row>
      </table:table>
      <text:p text:style-name="P438">Special Notes:</text:p>
      <table:table table:name="Tabelle60" table:style-name="Tabelle60">
        <table:table-column table:style-name="Tabelle60.A"/>
        <table:table-column table:style-name="Tabelle60.B"/>
        <table:table-row>
          <table:table-cell table:style-name="Tabelle60.A1" office:value-type="string">
            <text:p text:style-name="P192"><text:span text:style-name="T2">C</text:span>ompare</text:p>
          </table:table-cell>
          <table:table-cell table:style-name="Tabelle60.B1" office:value-type="string">
            <text:p text:style-name="P192"><text:span text:style-name="T2">C</text:span>ompare to</text:p>
          </table:table-cell>
        </table:table-row>
        <table:table-row>
          <table:table-cell table:style-name="Tabelle60.A2" office:value-type="string">
            <text:p text:style-name="P353">Double</text:p>
          </table:table-cell>
          <table:table-cell table:style-name="Tabelle60.B2" office:value-type="string">
            <text:p text:style-name="P353">Double</text:p>
          </table:table-cell>
        </table:table-row>
        <table:table-row>
          <table:table-cell table:style-name="Tabelle60.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0.A4" office:value-type="string">
            <text:p text:style-name="P192"><text:span text:style-name="T19">Required a</text:span>dditional Parameter</text:p>
          </table:table-cell>
          <table:table-cell table:style-name="Tabelle60.B4" office:value-type="string">
            <text:p text:style-name="P234">Explanation</text:p>
          </table:table-cell>
        </table:table-row>
        <table:table-row>
          <table:table-cell table:style-name="Tabelle60.A5" office:value-type="string">
            <text:p text:style-name="P390">Parameter 1: Double</text:p>
          </table:table-cell>
          <table:table-cell table:style-name="Tabelle60.B5" office:value-type="string">
            <text:p text:style-name="P353">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2"><text:span text:style-name="T2">C</text:span>ompare</text:p>
          </table:table-cell>
          <table:table-cell table:style-name="Tabelle61.B1" office:value-type="string">
            <text:p text:style-name="P192"><text:span text:style-name="T2">C</text:span>ompare to</text:p>
          </table:table-cell>
        </table:table-row>
        <table:table-row>
          <table:table-cell table:style-name="Tabelle61.A2" office:value-type="string">
            <text:p text:style-name="P360">Float</text:p>
          </table:table-cell>
          <table:table-cell table:style-name="Tabelle61.B2" office:value-type="string">
            <text:p text:style-name="P360">Float</text:p>
          </table:table-cell>
        </table:table-row>
        <table:table-row>
          <table:table-cell table:style-name="Tabelle61.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1.A4" office:value-type="string">
            <text:p text:style-name="P192"><text:span text:style-name="T19">Required a</text:span>dditional Parameter</text:p>
          </table:table-cell>
          <table:table-cell table:style-name="Tabelle61.B4" office:value-type="string">
            <text:p text:style-name="P234">Explanation</text:p>
          </table:table-cell>
        </table:table-row>
        <table:table-row>
          <table:table-cell table:style-name="Tabelle61.A5" office:value-type="string">
            <text:p text:style-name="P390">Parameter 1: Float</text:p>
          </table:table-cell>
          <table:table-cell table:style-name="Tabelle61.B5" office:value-type="string">
            <text:p text:style-name="P353">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2"><text:span text:style-name="T2">C</text:span>ompare</text:p>
          </table:table-cell>
          <table:table-cell table:style-name="Tabelle62.B1" office:value-type="string">
            <text:p text:style-name="P192"><text:span text:style-name="T2">C</text:span>ompare to</text:p>
          </table:table-cell>
        </table:table-row>
        <table:table-row>
          <table:table-cell table:style-name="Tabelle62.A2" office:value-type="string">
            <text:p text:style-name="P364">Float</text:p>
          </table:table-cell>
          <table:table-cell table:style-name="Tabelle62.B2" office:value-type="string">
            <text:p text:style-name="P364">String</text:p>
          </table:table-cell>
        </table:table-row>
        <table:table-row>
          <table:table-cell table:style-name="Tabelle62.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2"><text:span text:style-name="T25">Optional a</text:span>dditional Parameter</text:p>
          </table:table-cell>
          <table:table-cell table:style-name="Tabelle62.B4" office:value-type="string">
            <text:p text:style-name="P234">Explanation</text:p>
          </table:table-cell>
        </table:table-row>
        <table:table-row>
          <table:table-cell table:style-name="Tabelle62.A5" office:value-type="string">
            <text:p text:style-name="P262"/>
          </table:table-cell>
          <table:table-cell table:style-name="Tabelle62.B5" office:value-type="string">
            <text:p text:style-name="P353"/>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2"><text:span text:style-name="T2">C</text:span>ompare</text:p>
          </table:table-cell>
          <table:table-cell table:style-name="Tabelle63.B1" office:value-type="string">
            <text:p text:style-name="P192"><text:span text:style-name="T2">C</text:span>ompare to</text:p>
          </table:table-cell>
        </table:table-row>
        <table:table-row>
          <table:table-cell table:style-name="Tabelle63.A2" office:value-type="string">
            <text:p text:style-name="P360">Integer</text:p>
          </table:table-cell>
          <table:table-cell table:style-name="Tabelle63.B2" office:value-type="string">
            <text:p text:style-name="P360">Integer</text:p>
          </table:table-cell>
        </table:table-row>
        <table:table-row>
          <table:table-cell table:style-name="Tabelle63.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3.A4" office:value-type="string">
            <text:p text:style-name="P192"><text:span text:style-name="T19">Required a</text:span>dditional Parameter</text:p>
          </table:table-cell>
          <table:table-cell table:style-name="Tabelle63.B4" office:value-type="string">
            <text:p text:style-name="P234">Explanation</text:p>
          </table:table-cell>
        </table:table-row>
        <table:table-row>
          <table:table-cell table:style-name="Tabelle63.A5" office:value-type="string">
            <text:p text:style-name="P390">Parameter 1: Integer</text:p>
          </table:table-cell>
          <table:table-cell table:style-name="Tabelle63.B5" office:value-type="string">
            <text:p text:style-name="P353">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2"><text:span text:style-name="T2">C</text:span>ompare</text:p>
          </table:table-cell>
          <table:table-cell table:style-name="Tabelle64.B1" office:value-type="string">
            <text:p text:style-name="P192"><text:span text:style-name="T2">C</text:span>ompare to</text:p>
          </table:table-cell>
        </table:table-row>
        <table:table-row>
          <table:table-cell table:style-name="Tabelle64.A2" office:value-type="string">
            <text:p text:style-name="P364">Integer</text:p>
          </table:table-cell>
          <table:table-cell table:style-name="Tabelle64.B2" office:value-type="string">
            <text:p text:style-name="P364">String</text:p>
          </table:table-cell>
        </table:table-row>
        <table:table-row>
          <table:table-cell table:style-name="Tabelle64.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2"><text:span text:style-name="T25">Optional a</text:span>dditional Parameter</text:p>
          </table:table-cell>
          <table:table-cell table:style-name="Tabelle64.B4" office:value-type="string">
            <text:p text:style-name="P234">Explanation</text:p>
          </table:table-cell>
        </table:table-row>
        <table:table-row>
          <table:table-cell table:style-name="Tabelle64.A5" office:value-type="string">
            <text:p text:style-name="P262"/>
          </table:table-cell>
          <table:table-cell table:style-name="Tabelle64.B5" office:value-type="string">
            <text:p text:style-name="P353"/>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2"><text:span text:style-name="T2">C</text:span>ompare</text:p>
          </table:table-cell>
          <table:table-cell table:style-name="Tabelle65.B1" office:value-type="string">
            <text:p text:style-name="P192"><text:span text:style-name="T2">C</text:span>ompare to</text:p>
          </table:table-cell>
        </table:table-row>
        <table:table-row>
          <table:table-cell table:style-name="Tabelle65.A2" office:value-type="string">
            <text:p text:style-name="P362">Long</text:p>
          </table:table-cell>
          <table:table-cell table:style-name="Tabelle65.B2" office:value-type="string">
            <text:p text:style-name="P362">Long</text:p>
          </table:table-cell>
        </table:table-row>
        <table:table-row>
          <table:table-cell table:style-name="Tabelle65.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5.A4" office:value-type="string">
            <text:p text:style-name="P192"><text:span text:style-name="T19">Required a</text:span>dditional Parameter</text:p>
          </table:table-cell>
          <table:table-cell table:style-name="Tabelle65.B4" office:value-type="string">
            <text:p text:style-name="P234">Explanation</text:p>
          </table:table-cell>
        </table:table-row>
        <table:table-row>
          <table:table-cell table:style-name="Tabelle65.A5" office:value-type="string">
            <text:p text:style-name="P390">Parameter 1: Long</text:p>
          </table:table-cell>
          <table:table-cell table:style-name="Tabelle65.B5" office:value-type="string">
            <text:p text:style-name="P353">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2"><text:span text:style-name="T2">C</text:span>ompare</text:p>
          </table:table-cell>
          <table:table-cell table:style-name="Tabelle66.B1" office:value-type="string">
            <text:p text:style-name="P192"><text:span text:style-name="T2">C</text:span>ompare to</text:p>
          </table:table-cell>
        </table:table-row>
        <table:table-row>
          <table:table-cell table:style-name="Tabelle66.A2" office:value-type="string">
            <text:p text:style-name="P364">Long</text:p>
          </table:table-cell>
          <table:table-cell table:style-name="Tabelle66.B2" office:value-type="string">
            <text:p text:style-name="P364">String</text:p>
          </table:table-cell>
        </table:table-row>
        <table:table-row>
          <table:table-cell table:style-name="Tabelle66.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2"><text:span text:style-name="T25">Optional a</text:span>dditional Parameter</text:p>
          </table:table-cell>
          <table:table-cell table:style-name="Tabelle66.B4" office:value-type="string">
            <text:p text:style-name="P234">Explanation</text:p>
          </table:table-cell>
        </table:table-row>
        <table:table-row>
          <table:table-cell table:style-name="Tabelle66.A5" office:value-type="string">
            <text:p text:style-name="P262"/>
          </table:table-cell>
          <table:table-cell table:style-name="Tabelle66.B5" office:value-type="string">
            <text:p text:style-name="P353"/>
          </table:table-cell>
        </table:table-row>
      </table:table>
      <text:p text:style-name="P172"/>
      <text:p text:style-name="P467"><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6">Possible comparisons:</text:p>
      <table:table table:name="Tabelle36" table:style-name="Tabelle36">
        <table:table-column table:style-name="Tabelle36.A"/>
        <table:table-column table:style-name="Tabelle36.B"/>
        <table:table-row>
          <table:table-cell table:style-name="Tabelle36.A1" office:value-type="string">
            <text:p text:style-name="P185"><text:span text:style-name="T2">C</text:span>ompare</text:p>
          </table:table-cell>
          <table:table-cell table:style-name="Tabelle36.B1" office:value-type="string">
            <text:p text:style-name="P185"><text:span text:style-name="T2">C</text:span>ompare to</text:p>
          </table:table-cell>
        </table:table-row>
        <table:table-row>
          <table:table-cell table:style-name="Tabelle36.A2" office:value-type="string">
            <text:p text:style-name="P249">String</text:p>
          </table:table-cell>
          <table:table-cell table:style-name="Tabelle36.B2" office:value-type="string">
            <text:p text:style-name="P249"/>
          </table:table-cell>
        </table:table-row>
      </table:table>
      <text:p text:style-name="P417"/>
      <text:p text:style-name="P468"><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39">Possible comparisons:</text:p>
      <table:table table:name="Tabelle68" table:style-name="Tabelle68">
        <table:table-column table:style-name="Tabelle68.A"/>
        <table:table-column table:style-name="Tabelle68.B"/>
        <table:table-row>
          <table:table-cell table:style-name="Tabelle68.A1" office:value-type="string">
            <text:p text:style-name="P193"><text:span text:style-name="T2">C</text:span>ompare</text:p>
          </table:table-cell>
          <table:table-cell table:style-name="Tabelle68.B1" office:value-type="string">
            <text:p text:style-name="P193"><text:span text:style-name="T2">C</text:span>ompare to</text:p>
          </table:table-cell>
        </table:table-row>
        <table:table-row>
          <table:table-cell table:style-name="Tabelle68.A2" office:value-type="string">
            <text:p text:style-name="P253">String</text:p>
          </table:table-cell>
          <table:table-cell table:style-name="Tabelle68.B2" office:value-type="string">
            <text:p text:style-name="P253"/>
          </table:table-cell>
        </table:table-row>
      </table:table>
      <text:p text:style-name="P419"/>
      <text:p text:style-name="P467"><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32">Possible comparisons:</text:p>
      <table:table table:name="Tabelle38" table:style-name="Tabelle38">
        <table:table-column table:style-name="Tabelle38.A"/>
        <table:table-column table:style-name="Tabelle38.B"/>
        <table:table-row>
          <table:table-cell table:style-name="Tabelle38.A1" office:value-type="string">
            <text:p text:style-name="P186"><text:span text:style-name="T2">C</text:span>ompare</text:p>
          </table:table-cell>
          <table:table-cell table:style-name="Tabelle38.B1" office:value-type="string">
            <text:p text:style-name="P186"><text:span text:style-name="T2">C</text:span>ompare to</text:p>
          </table:table-cell>
        </table:table-row>
        <table:table-row>
          <table:table-cell table:style-name="Tabelle38.A2" office:value-type="string">
            <text:p text:style-name="P277">Integer</text:p>
          </table:table-cell>
          <table:table-cell table:style-name="Tabelle38.B2" office:value-type="string">
            <text:p text:style-name="P250"/>
          </table:table-cell>
        </table:table-row>
        <table:table-row>
          <table:table-cell table:style-name="Tabelle38.A3" office:value-type="string">
            <text:p text:style-name="P277">Long</text:p>
          </table:table-cell>
          <table:table-cell table:style-name="Tabelle38.B3" office:value-type="string">
            <text:p text:style-name="P250"/>
          </table:table-cell>
        </table:table-row>
      </table:table>
      <text:p text:style-name="P418"/>
      <text:p text:style-name="P470"><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41">Possible comparisons:</text:p>
      <table:table table:name="Tabelle74" table:style-name="Tabelle74">
        <table:table-column table:style-name="Tabelle74.A"/>
        <table:table-column table:style-name="Tabelle74.B"/>
        <table:table-row>
          <table:table-cell table:style-name="Tabelle74.A1" office:value-type="string">
            <text:p text:style-name="P195"><text:span text:style-name="T2">C</text:span>ompare</text:p>
          </table:table-cell>
          <table:table-cell table:style-name="Tabelle74.B1" office:value-type="string">
            <text:p text:style-name="P195"><text:span text:style-name="T2">C</text:span>ompare to</text:p>
          </table:table-cell>
        </table:table-row>
        <table:table-row>
          <table:table-cell table:style-name="Tabelle74.A2" office:value-type="string">
            <text:p text:style-name="P278">Integer</text:p>
          </table:table-cell>
          <table:table-cell table:style-name="Tabelle74.B2" office:value-type="string">
            <text:p text:style-name="P255"/>
          </table:table-cell>
        </table:table-row>
        <table:table-row>
          <table:table-cell table:style-name="Tabelle74.A3" office:value-type="string">
            <text:p text:style-name="P278">Long</text:p>
          </table:table-cell>
          <table:table-cell table:style-name="Tabelle74.B3" office:value-type="string">
            <text:p text:style-name="P255"/>
          </table:table-cell>
        </table:table-row>
      </table:table>
      <text:p text:style-name="P420"/>
      <text:p text:style-name="P467"><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33">Possible comparisons:</text:p>
      <table:table table:name="Tabelle40" table:style-name="Tabelle40">
        <table:table-column table:style-name="Tabelle40.A"/>
        <table:table-column table:style-name="Tabelle40.B"/>
        <table:table-row>
          <table:table-cell table:style-name="Tabelle40.A1" office:value-type="string">
            <text:p text:style-name="P187"><text:span text:style-name="T2">C</text:span>ompare</text:p>
          </table:table-cell>
          <table:table-cell table:style-name="Tabelle40.B1" office:value-type="string">
            <text:p text:style-name="P187"><text:span text:style-name="T2">C</text:span>ompare to</text:p>
          </table:table-cell>
        </table:table-row>
        <table:table-row>
          <table:table-cell table:style-name="Tabelle40.A2" office:value-type="string">
            <text:p text:style-name="P279">Date</text:p>
          </table:table-cell>
          <table:table-cell table:style-name="Tabelle40.B2" office:value-type="string">
            <text:p text:style-name="P279">Date</text:p>
          </table:table-cell>
        </table:table-row>
        <table:table-row>
          <table:table-cell table:style-name="Tabelle40.A13" office:value-type="string">
            <text:p text:style-name="P279">Date</text:p>
          </table:table-cell>
          <table:table-cell table:style-name="Tabelle40.B13" office:value-type="string">
            <text:p text:style-name="P279">String</text:p>
          </table:table-cell>
        </table:table-row>
        <table:table-row>
          <table:table-cell table:style-name="Tabelle40.A13" office:value-type="string">
            <text:p text:style-name="P279">Double</text:p>
          </table:table-cell>
          <table:table-cell table:style-name="Tabelle40.B13" office:value-type="string">
            <text:p text:style-name="P279">Double</text:p>
          </table:table-cell>
        </table:table-row>
        <table:table-row>
          <table:table-cell table:style-name="Tabelle40.A13" office:value-type="string">
            <text:p text:style-name="P279">Double</text:p>
          </table:table-cell>
          <table:table-cell table:style-name="Tabelle40.B13" office:value-type="string">
            <text:p text:style-name="P279">Integer</text:p>
          </table:table-cell>
        </table:table-row>
        <table:table-row>
          <table:table-cell table:style-name="Tabelle40.A13" office:value-type="string">
            <text:p text:style-name="P279">Double</text:p>
          </table:table-cell>
          <table:table-cell table:style-name="Tabelle40.B13" office:value-type="string">
            <text:p text:style-name="P279">Long</text:p>
          </table:table-cell>
        </table:table-row>
        <table:table-row>
          <table:table-cell table:style-name="Tabelle40.A13" office:value-type="string">
            <text:p text:style-name="P412">Double</text:p>
          </table:table-cell>
          <table:table-cell table:style-name="Tabelle40.B13" office:value-type="string">
            <text:p text:style-name="P412">Float</text:p>
          </table:table-cell>
        </table:table-row>
        <table:table-row>
          <table:table-cell table:style-name="Tabelle40.A13" office:value-type="string">
            <text:p text:style-name="P279">Float</text:p>
          </table:table-cell>
          <table:table-cell table:style-name="Tabelle40.B13" office:value-type="string">
            <text:p text:style-name="P279">Float</text:p>
          </table:table-cell>
        </table:table-row>
        <table:table-row>
          <table:table-cell table:style-name="Tabelle40.A13" office:value-type="string">
            <text:p text:style-name="P279">Float</text:p>
          </table:table-cell>
          <table:table-cell table:style-name="Tabelle40.B13" office:value-type="string">
            <text:p text:style-name="P279">Integer</text:p>
          </table:table-cell>
        </table:table-row>
        <table:table-row>
          <table:table-cell table:style-name="Tabelle40.A13" office:value-type="string">
            <text:p text:style-name="P412">Float</text:p>
          </table:table-cell>
          <table:table-cell table:style-name="Tabelle40.B13" office:value-type="string">
            <text:p text:style-name="P412">Long</text:p>
          </table:table-cell>
        </table:table-row>
        <table:table-row>
          <table:table-cell table:style-name="Tabelle40.A13" office:value-type="string">
            <text:p text:style-name="P412">Float</text:p>
          </table:table-cell>
          <table:table-cell table:style-name="Tabelle40.B13" office:value-type="string">
            <text:p text:style-name="P412">Double</text:p>
          </table:table-cell>
        </table:table-row>
        <table:table-row>
          <table:table-cell table:style-name="Tabelle40.A13" office:value-type="string">
            <text:p text:style-name="P279">Integer</text:p>
          </table:table-cell>
          <table:table-cell table:style-name="Tabelle40.B13" office:value-type="string">
            <text:p text:style-name="P279">Integer</text:p>
          </table:table-cell>
        </table:table-row>
        <table:table-row>
          <table:table-cell table:style-name="Tabelle40.A13" office:value-type="string">
            <text:p text:style-name="P279">Long</text:p>
          </table:table-cell>
          <table:table-cell table:style-name="Tabelle40.B13" office:value-type="string">
            <text:p text:style-name="P279">Integer</text:p>
          </table:table-cell>
        </table:table-row>
        <table:table-row>
          <table:table-cell table:style-name="Tabelle40.A16" office:value-type="string">
            <text:p text:style-name="P279">Long</text:p>
          </table:table-cell>
          <table:table-cell table:style-name="Tabelle40.B16" office:value-type="string">
            <text:p text:style-name="P279">Long</text:p>
          </table:table-cell>
        </table:table-row>
        <table:table-row>
          <table:table-cell table:style-name="Tabelle40.A16" office:value-type="string">
            <text:p text:style-name="P279">String</text:p>
          </table:table-cell>
          <table:table-cell table:style-name="Tabelle40.B16" office:value-type="string">
            <text:p text:style-name="P279">Integer</text:p>
          </table:table-cell>
        </table:table-row>
        <table:table-row>
          <table:table-cell table:style-name="Tabelle40.A16" office:value-type="string">
            <text:p text:style-name="P279">String</text:p>
          </table:table-cell>
          <table:table-cell table:style-name="Tabelle40.B16" office:value-type="string">
            <text:p text:style-name="P279">Long</text:p>
          </table:table-cell>
        </table:table-row>
        <table:table-row>
          <table:table-cell table:style-name="Tabelle40.A17" office:value-type="string">
            <text:p text:style-name="P279">String</text:p>
          </table:table-cell>
          <table:table-cell table:style-name="Tabelle40.B17" office:value-type="string">
            <text:p text:style-name="P279">String</text:p>
          </table:table-cell>
        </table:table-row>
      </table:table>
      <text:p text:style-name="P433">Special Notes:</text:p>
      <table:table table:name="Tabelle41" table:style-name="Tabelle41">
        <table:table-column table:style-name="Tabelle41.A"/>
        <table:table-column table:style-name="Tabelle41.B"/>
        <table:table-row>
          <table:table-cell table:style-name="Tabelle41.A1" office:value-type="string">
            <text:p text:style-name="P187"><text:span text:style-name="T2">C</text:span>ompare</text:p>
          </table:table-cell>
          <table:table-cell table:style-name="Tabelle41.B1" office:value-type="string">
            <text:p text:style-name="P187"><text:span text:style-name="T2">C</text:span>ompare to</text:p>
          </table:table-cell>
        </table:table-row>
        <table:table-row>
          <table:table-cell table:style-name="Tabelle41.A2" office:value-type="string">
            <text:p text:style-name="P365">Date</text:p>
          </table:table-cell>
          <table:table-cell table:style-name="Tabelle41.B2" office:value-type="string">
            <text:p text:style-name="P260">String</text:p>
          </table:table-cell>
        </table:table-row>
        <table:table-row>
          <table:table-cell table:style-name="Tabelle41.A3" table:number-columns-spanned="2" office:value-type="string">
            <text:p text:style-name="P310">Note:</text:p>
            <text:p text:style-name="P365">The „compare to“ value is a String in the default date format (yyyy-MM-dd)</text:p>
          </table:table-cell>
          <table:covered-table-cell/>
        </table:table-row>
        <table:table-row>
          <table:table-cell table:style-name="Tabelle41.A4" office:value-type="string">
            <text:p text:style-name="P187"><text:span text:style-name="T1">Optional a</text:span>dditional Parameter</text:p>
          </table:table-cell>
          <table:table-cell table:style-name="Tabelle41.B4" office:value-type="string">
            <text:p text:style-name="P229">Explanation</text:p>
          </table:table-cell>
        </table:table-row>
        <table:table-row>
          <table:table-cell table:style-name="Tabelle41.A5" office:value-type="string">
            <text:p text:style-name="P369">Parameter 1: String</text:p>
          </table:table-cell>
          <table:table-cell table:style-name="Tabelle41.B5" office:value-type="string">
            <text:p text:style-name="P342">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2"><text:span text:style-name="T2">C</text:span>ompare</text:p>
          </table:table-cell>
          <table:table-cell table:style-name="Tabelle42.B1" office:value-type="string">
            <text:p text:style-name="P202"><text:span text:style-name="T2">C</text:span>ompare to</text:p>
          </table:table-cell>
        </table:table-row>
        <table:table-row>
          <table:table-cell table:style-name="Tabelle42.A2" office:value-type="string">
            <text:p text:style-name="P375">String</text:p>
          </table:table-cell>
          <table:table-cell table:style-name="Tabelle42.B2" office:value-type="string">
            <text:p text:style-name="P375">Integer</text:p>
          </table:table-cell>
        </table:table-row>
        <table:table-row>
          <table:table-cell table:style-name="Tabelle42.A3" table:number-columns-spanned="2" office:value-type="string">
            <text:p text:style-name="P311">Note:</text:p>
            <text:p text:style-name="P375">Checks if the string <text:span text:style-name="T67">length </text:span>is greater than the given value in „compare to“.</text:p>
          </table:table-cell>
          <table:covered-table-cell/>
        </table:table-row>
        <table:table-row>
          <table:table-cell table:style-name="Tabelle42.A4" office:value-type="string">
            <text:p text:style-name="P202"><text:span text:style-name="T1">Optional a</text:span>dditional Parameter</text:p>
          </table:table-cell>
          <table:table-cell table:style-name="Tabelle42.B4" office:value-type="string">
            <text:p text:style-name="P230">Explanation</text:p>
          </table:table-cell>
        </table:table-row>
        <table:table-row>
          <table:table-cell table:style-name="Tabelle42.A5" office:value-type="string">
            <text:p text:style-name="P370"/>
          </table:table-cell>
          <table:table-cell table:style-name="Tabelle42.B5" office:value-type="string">
            <text:p text:style-name="P343"/>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3"><text:span text:style-name="T2">C</text:span>ompare</text:p>
          </table:table-cell>
          <table:table-cell table:style-name="Tabelle43.B1" office:value-type="string">
            <text:p text:style-name="P203"><text:span text:style-name="T2">C</text:span>ompare to</text:p>
          </table:table-cell>
        </table:table-row>
        <table:table-row>
          <table:table-cell table:style-name="Tabelle43.A2" office:value-type="string">
            <text:p text:style-name="P376">String</text:p>
          </table:table-cell>
          <table:table-cell table:style-name="Tabelle43.B2" office:value-type="string">
            <text:p text:style-name="P381">Long</text:p>
          </table:table-cell>
        </table:table-row>
        <table:table-row>
          <table:table-cell table:style-name="Tabelle43.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3.A4" office:value-type="string">
            <text:p text:style-name="P203"><text:span text:style-name="T1">Optional a</text:span>dditional Parameter</text:p>
          </table:table-cell>
          <table:table-cell table:style-name="Tabelle43.B4" office:value-type="string">
            <text:p text:style-name="P231">Explanation</text:p>
          </table:table-cell>
        </table:table-row>
        <table:table-row>
          <table:table-cell table:style-name="Tabelle43.A5" office:value-type="string">
            <text:p text:style-name="P371"/>
          </table:table-cell>
          <table:table-cell table:style-name="Tabelle43.B5" office:value-type="string">
            <text:p text:style-name="P344"/>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3"><text:span text:style-name="T2">C</text:span>ompare</text:p>
          </table:table-cell>
          <table:table-cell table:style-name="Tabelle44.B1" office:value-type="string">
            <text:p text:style-name="P203"><text:span text:style-name="T2">C</text:span>ompare to</text:p>
          </table:table-cell>
        </table:table-row>
        <table:table-row>
          <table:table-cell table:style-name="Tabelle44.A2" office:value-type="string">
            <text:p text:style-name="P376">String</text:p>
          </table:table-cell>
          <table:table-cell table:style-name="Tabelle44.B2" office:value-type="string">
            <text:p text:style-name="P381">String</text:p>
          </table:table-cell>
        </table:table-row>
        <table:table-row>
          <table:table-cell table:style-name="Tabelle44.A3" table:number-columns-spanned="2" office:value-type="string">
            <text:p text:style-name="P312">Note:</text:p>
            <text:p text:style-name="P376">Checks if the string <text:span text:style-name="T67">containing a date </text:span>is greater than the given value in „compare to“.</text:p>
          </table:table-cell>
          <table:covered-table-cell/>
        </table:table-row>
        <table:table-row>
          <table:table-cell table:style-name="Tabelle44.A4" office:value-type="string">
            <text:p text:style-name="P203"><text:span text:style-name="T29">Required a</text:span>dditional Parameter</text:p>
          </table:table-cell>
          <table:table-cell table:style-name="Tabelle44.B4" office:value-type="string">
            <text:p text:style-name="P231">Explanation</text:p>
          </table:table-cell>
        </table:table-row>
        <table:table-row>
          <table:table-cell table:style-name="Tabelle44.A5" office:value-type="string">
            <text:p text:style-name="P381">Parameter 1: String</text:p>
          </table:table-cell>
          <table:table-cell table:style-name="Tabelle44.B5" office:value-type="string">
            <text:p text:style-name="P344">Provide a date format</text:p>
          </table:table-cell>
        </table:table-row>
      </table:table>
      <text:p text:style-name="P169"/>
      <text:p text:style-name="P467"><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34">Possible comparisons:</text:p>
      <table:table table:name="Tabelle46" table:style-name="Tabelle46">
        <table:table-column table:style-name="Tabelle46.A"/>
        <table:table-column table:style-name="Tabelle46.B"/>
        <table:table-row>
          <table:table-cell table:style-name="Tabelle46.A1" office:value-type="string">
            <text:p text:style-name="P188"><text:span text:style-name="T2">C</text:span>ompare</text:p>
          </table:table-cell>
          <table:table-cell table:style-name="Tabelle46.B1" office:value-type="string">
            <text:p text:style-name="P188"><text:span text:style-name="T2">C</text:span>ompare to</text:p>
          </table:table-cell>
        </table:table-row>
        <table:table-row>
          <table:table-cell table:style-name="Tabelle46.A2" office:value-type="string">
            <text:p text:style-name="P280">Date</text:p>
          </table:table-cell>
          <table:table-cell table:style-name="Tabelle46.B2" office:value-type="string">
            <text:p text:style-name="P280">Date</text:p>
          </table:table-cell>
        </table:table-row>
        <table:table-row>
          <table:table-cell table:style-name="Tabelle46.A13" office:value-type="string">
            <text:p text:style-name="P280">Date</text:p>
          </table:table-cell>
          <table:table-cell table:style-name="Tabelle46.B13" office:value-type="string">
            <text:p text:style-name="P280">String</text:p>
          </table:table-cell>
        </table:table-row>
        <table:table-row>
          <table:table-cell table:style-name="Tabelle46.A13" office:value-type="string">
            <text:p text:style-name="P280">Double</text:p>
          </table:table-cell>
          <table:table-cell table:style-name="Tabelle46.B13" office:value-type="string">
            <text:p text:style-name="P280">Double</text:p>
          </table:table-cell>
        </table:table-row>
        <table:table-row>
          <table:table-cell table:style-name="Tabelle46.A13" office:value-type="string">
            <text:p text:style-name="P280">Double</text:p>
          </table:table-cell>
          <table:table-cell table:style-name="Tabelle46.B13" office:value-type="string">
            <text:p text:style-name="P280">Integer</text:p>
          </table:table-cell>
        </table:table-row>
        <table:table-row>
          <table:table-cell table:style-name="Tabelle46.A13" office:value-type="string">
            <text:p text:style-name="P280">Double</text:p>
          </table:table-cell>
          <table:table-cell table:style-name="Tabelle46.B13" office:value-type="string">
            <text:p text:style-name="P280">Long</text:p>
          </table:table-cell>
        </table:table-row>
        <table:table-row>
          <table:table-cell table:style-name="Tabelle46.A13" office:value-type="string">
            <text:p text:style-name="P413">Dobule</text:p>
          </table:table-cell>
          <table:table-cell table:style-name="Tabelle46.B13" office:value-type="string">
            <text:p text:style-name="P413">Float</text:p>
          </table:table-cell>
        </table:table-row>
        <table:table-row>
          <table:table-cell table:style-name="Tabelle46.A13" office:value-type="string">
            <text:p text:style-name="P280">Float</text:p>
          </table:table-cell>
          <table:table-cell table:style-name="Tabelle46.B13" office:value-type="string">
            <text:p text:style-name="P280">Float</text:p>
          </table:table-cell>
        </table:table-row>
        <table:table-row>
          <table:table-cell table:style-name="Tabelle46.A13" office:value-type="string">
            <text:p text:style-name="P280">Float</text:p>
          </table:table-cell>
          <table:table-cell table:style-name="Tabelle46.B13" office:value-type="string">
            <text:p text:style-name="P280">Integer</text:p>
          </table:table-cell>
        </table:table-row>
        <table:table-row>
          <table:table-cell table:style-name="Tabelle46.A13" office:value-type="string">
            <text:p text:style-name="P413">Float</text:p>
          </table:table-cell>
          <table:table-cell table:style-name="Tabelle46.B13" office:value-type="string">
            <text:p text:style-name="P413">Long</text:p>
          </table:table-cell>
        </table:table-row>
        <table:table-row>
          <table:table-cell table:style-name="Tabelle46.A13" office:value-type="string">
            <text:p text:style-name="P413">Float</text:p>
          </table:table-cell>
          <table:table-cell table:style-name="Tabelle46.B13" office:value-type="string">
            <text:p text:style-name="P413">Double</text:p>
          </table:table-cell>
        </table:table-row>
        <table:table-row>
          <table:table-cell table:style-name="Tabelle46.A13" office:value-type="string">
            <text:p text:style-name="P280">Integer</text:p>
          </table:table-cell>
          <table:table-cell table:style-name="Tabelle46.B13" office:value-type="string">
            <text:p text:style-name="P280">Integer</text:p>
          </table:table-cell>
        </table:table-row>
        <table:table-row>
          <table:table-cell table:style-name="Tabelle46.A13" office:value-type="string">
            <text:p text:style-name="P280">Long</text:p>
          </table:table-cell>
          <table:table-cell table:style-name="Tabelle46.B13" office:value-type="string">
            <text:p text:style-name="P280">Integer</text:p>
          </table:table-cell>
        </table:table-row>
        <table:table-row>
          <table:table-cell table:style-name="Tabelle46.A16" office:value-type="string">
            <text:p text:style-name="P280">Long</text:p>
          </table:table-cell>
          <table:table-cell table:style-name="Tabelle46.B16" office:value-type="string">
            <text:p text:style-name="P280">Long</text:p>
          </table:table-cell>
        </table:table-row>
        <table:table-row>
          <table:table-cell table:style-name="Tabelle46.A16" office:value-type="string">
            <text:p text:style-name="P280">String</text:p>
          </table:table-cell>
          <table:table-cell table:style-name="Tabelle46.B16" office:value-type="string">
            <text:p text:style-name="P280">Integer</text:p>
          </table:table-cell>
        </table:table-row>
        <table:table-row>
          <table:table-cell table:style-name="Tabelle46.A16" office:value-type="string">
            <text:p text:style-name="P280">String</text:p>
          </table:table-cell>
          <table:table-cell table:style-name="Tabelle46.B16" office:value-type="string">
            <text:p text:style-name="P280">Long</text:p>
          </table:table-cell>
        </table:table-row>
        <table:table-row>
          <table:table-cell table:style-name="Tabelle46.A17" office:value-type="string">
            <text:p text:style-name="P280">String</text:p>
          </table:table-cell>
          <table:table-cell table:style-name="Tabelle46.B17" office:value-type="string">
            <text:p text:style-name="P280">String</text:p>
          </table:table-cell>
        </table:table-row>
      </table:table>
      <text:p text:style-name="P434">Special Notes:</text:p>
      <table:table table:name="Tabelle47" table:style-name="Tabelle47">
        <table:table-column table:style-name="Tabelle47.A"/>
        <table:table-column table:style-name="Tabelle47.B"/>
        <table:table-row>
          <table:table-cell table:style-name="Tabelle47.A1" office:value-type="string">
            <text:p text:style-name="P188"><text:span text:style-name="T2">C</text:span>ompare</text:p>
          </table:table-cell>
          <table:table-cell table:style-name="Tabelle47.B1" office:value-type="string">
            <text:p text:style-name="P188"><text:span text:style-name="T2">C</text:span>ompare to</text:p>
          </table:table-cell>
        </table:table-row>
        <table:table-row>
          <table:table-cell table:style-name="Tabelle47.A2" office:value-type="string">
            <text:p text:style-name="P366">Date</text:p>
          </table:table-cell>
          <table:table-cell table:style-name="Tabelle47.B2" office:value-type="string">
            <text:p text:style-name="P261">String</text:p>
          </table:table-cell>
        </table:table-row>
        <table:table-row>
          <table:table-cell table:style-name="Tabelle47.A3" table:number-columns-spanned="2" office:value-type="string">
            <text:p text:style-name="P313">Note:</text:p>
            <text:p text:style-name="P366">The „compare to“ value is a String format in the default date format (yyyy-MM-dd)</text:p>
          </table:table-cell>
          <table:covered-table-cell/>
        </table:table-row>
        <table:table-row>
          <table:table-cell table:style-name="Tabelle47.A4" office:value-type="string">
            <text:p text:style-name="P188"><text:span text:style-name="T1">Optional a</text:span>dditional Parameter</text:p>
          </table:table-cell>
          <table:table-cell table:style-name="Tabelle47.B4" office:value-type="string">
            <text:p text:style-name="P232">Explanation</text:p>
          </table:table-cell>
        </table:table-row>
        <table:table-row>
          <table:table-cell table:style-name="Tabelle47.A5" office:value-type="string">
            <text:p text:style-name="P372">Parameter 1: String</text:p>
          </table:table-cell>
          <table:table-cell table:style-name="Tabelle47.B5" office:value-type="string">
            <text:p text:style-name="P345">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8"><text:span text:style-name="T2">C</text:span>ompare</text:p>
          </table:table-cell>
          <table:table-cell table:style-name="Tabelle48.B1" office:value-type="string">
            <text:p text:style-name="P188"><text:span text:style-name="T2">C</text:span>ompare to</text:p>
          </table:table-cell>
        </table:table-row>
        <table:table-row>
          <table:table-cell table:style-name="Tabelle48.A2" office:value-type="string">
            <text:p text:style-name="P377">String</text:p>
          </table:table-cell>
          <table:table-cell table:style-name="Tabelle48.B2" office:value-type="string">
            <text:p text:style-name="P377">Integer</text:p>
          </table:table-cell>
        </table:table-row>
        <table:table-row>
          <table:table-cell table:style-name="Tabelle48.A3" table:number-columns-spanned="2" office:value-type="string">
            <text:p text:style-name="P313">Note:</text:p>
            <text:p text:style-name="P377">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8"><text:span text:style-name="T1">Optional a</text:span>dditional Parameter</text:p>
          </table:table-cell>
          <table:table-cell table:style-name="Tabelle48.B4" office:value-type="string">
            <text:p text:style-name="P232">Explanation</text:p>
          </table:table-cell>
        </table:table-row>
        <table:table-row>
          <table:table-cell table:style-name="Tabelle48.A5" office:value-type="string">
            <text:p text:style-name="P372"/>
          </table:table-cell>
          <table:table-cell table:style-name="Tabelle48.B5" office:value-type="string">
            <text:p text:style-name="P345"/>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8"><text:span text:style-name="T2">C</text:span>ompare</text:p>
          </table:table-cell>
          <table:table-cell table:style-name="Tabelle49.B1" office:value-type="string">
            <text:p text:style-name="P188"><text:span text:style-name="T2">C</text:span>ompare to</text:p>
          </table:table-cell>
        </table:table-row>
        <table:table-row>
          <table:table-cell table:style-name="Tabelle49.A2" office:value-type="string">
            <text:p text:style-name="P377">String</text:p>
          </table:table-cell>
          <table:table-cell table:style-name="Tabelle49.B2" office:value-type="string">
            <text:p text:style-name="P382">Long</text:p>
          </table:table-cell>
        </table:table-row>
        <table:table-row>
          <table:table-cell table:style-name="Tabelle49.A3" table:number-columns-spanned="2" office:value-type="string">
            <text:p text:style-name="P313">Note:</text:p>
            <text:p text:style-name="P377">Checks if the string <text:span text:style-name="T68">length </text:span>is greater than the given value in „compare to“.</text:p>
          </table:table-cell>
          <table:covered-table-cell/>
        </table:table-row>
        <table:table-row>
          <table:table-cell table:style-name="Tabelle49.A4" office:value-type="string">
            <text:p text:style-name="P188"><text:span text:style-name="T1">Optional a</text:span>dditional Parameter</text:p>
          </table:table-cell>
          <table:table-cell table:style-name="Tabelle49.B4" office:value-type="string">
            <text:p text:style-name="P232">Explanation</text:p>
          </table:table-cell>
        </table:table-row>
        <table:table-row>
          <table:table-cell table:style-name="Tabelle49.A5" office:value-type="string">
            <text:p text:style-name="P372"/>
          </table:table-cell>
          <table:table-cell table:style-name="Tabelle49.B5" office:value-type="string">
            <text:p text:style-name="P345"/>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8"><text:span text:style-name="T2">C</text:span>ompare</text:p>
          </table:table-cell>
          <table:table-cell table:style-name="Tabelle50.B1" office:value-type="string">
            <text:p text:style-name="P188"><text:span text:style-name="T2">C</text:span>ompare to</text:p>
          </table:table-cell>
        </table:table-row>
        <table:table-row>
          <table:table-cell table:style-name="Tabelle50.A2" office:value-type="string">
            <text:p text:style-name="P377">String</text:p>
          </table:table-cell>
          <table:table-cell table:style-name="Tabelle50.B2" office:value-type="string">
            <text:p text:style-name="P382">String</text:p>
          </table:table-cell>
        </table:table-row>
        <table:table-row>
          <table:table-cell table:style-name="Tabelle50.A3" table:number-columns-spanned="2" office:value-type="string">
            <text:p text:style-name="P313">Note:</text:p>
            <text:p text:style-name="P380">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8"><text:span text:style-name="T29">Required a</text:span>dditional Parameter</text:p>
          </table:table-cell>
          <table:table-cell table:style-name="Tabelle50.B4" office:value-type="string">
            <text:p text:style-name="P232">Explanation</text:p>
          </table:table-cell>
        </table:table-row>
        <table:table-row>
          <table:table-cell table:style-name="Tabelle50.A5" office:value-type="string">
            <text:p text:style-name="P382">Parameter 1: String</text:p>
          </table:table-cell>
          <table:table-cell table:style-name="Tabelle50.B5" office:value-type="string">
            <text:p text:style-name="P345">Provide a date format</text:p>
          </table:table-cell>
        </table:table-row>
      </table:table>
      <text:p text:style-name="P170"/>
      <text:p text:style-name="P475"><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8">Possible comparisons:</text:p>
      <table:table table:name="Tabelle91" table:style-name="Tabelle91">
        <table:table-column table:style-name="Tabelle91.A"/>
        <table:table-column table:style-name="Tabelle91.B"/>
        <table:table-row>
          <table:table-cell table:style-name="Tabelle91.A1" office:value-type="string">
            <text:p text:style-name="P207"><text:span text:style-name="T2">C</text:span>ompare</text:p>
          </table:table-cell>
          <table:table-cell table:style-name="Tabelle91.B1" office:value-type="string">
            <text:p text:style-name="P207"><text:span text:style-name="T2">C</text:span>ompare to</text:p>
          </table:table-cell>
        </table:table-row>
        <table:table-row>
          <table:table-cell table:style-name="Tabelle91.A2" office:value-type="string">
            <text:p text:style-name="P281">Date</text:p>
          </table:table-cell>
          <table:table-cell table:style-name="Tabelle91.B2" office:value-type="string">
            <text:p text:style-name="P281">Date</text:p>
          </table:table-cell>
        </table:table-row>
        <table:table-row>
          <table:table-cell table:style-name="Tabelle91.A13" office:value-type="string">
            <text:p text:style-name="P281">Date</text:p>
          </table:table-cell>
          <table:table-cell table:style-name="Tabelle91.B13" office:value-type="string">
            <text:p text:style-name="P281">String</text:p>
          </table:table-cell>
        </table:table-row>
        <table:table-row>
          <table:table-cell table:style-name="Tabelle91.A13" office:value-type="string">
            <text:p text:style-name="P281">Double</text:p>
          </table:table-cell>
          <table:table-cell table:style-name="Tabelle91.B13" office:value-type="string">
            <text:p text:style-name="P281">Double</text:p>
          </table:table-cell>
        </table:table-row>
        <table:table-row>
          <table:table-cell table:style-name="Tabelle91.A13" office:value-type="string">
            <text:p text:style-name="P281">Double</text:p>
          </table:table-cell>
          <table:table-cell table:style-name="Tabelle91.B13" office:value-type="string">
            <text:p text:style-name="P281">Integer</text:p>
          </table:table-cell>
        </table:table-row>
        <table:table-row>
          <table:table-cell table:style-name="Tabelle91.A13" office:value-type="string">
            <text:p text:style-name="P281">Double</text:p>
          </table:table-cell>
          <table:table-cell table:style-name="Tabelle91.B13" office:value-type="string">
            <text:p text:style-name="P281">Long</text:p>
          </table:table-cell>
        </table:table-row>
        <table:table-row>
          <table:table-cell table:style-name="Tabelle91.A13" office:value-type="string">
            <text:p text:style-name="P414">Double</text:p>
          </table:table-cell>
          <table:table-cell table:style-name="Tabelle91.B13" office:value-type="string">
            <text:p text:style-name="P414">Float</text:p>
          </table:table-cell>
        </table:table-row>
        <table:table-row>
          <table:table-cell table:style-name="Tabelle91.A13" office:value-type="string">
            <text:p text:style-name="P281">Float</text:p>
          </table:table-cell>
          <table:table-cell table:style-name="Tabelle91.B13" office:value-type="string">
            <text:p text:style-name="P281">Float</text:p>
          </table:table-cell>
        </table:table-row>
        <table:table-row>
          <table:table-cell table:style-name="Tabelle91.A13" office:value-type="string">
            <text:p text:style-name="P281">Float</text:p>
          </table:table-cell>
          <table:table-cell table:style-name="Tabelle91.B13" office:value-type="string">
            <text:p text:style-name="P281">Integer</text:p>
          </table:table-cell>
        </table:table-row>
        <table:table-row>
          <table:table-cell table:style-name="Tabelle91.A13" office:value-type="string">
            <text:p text:style-name="P414">Float</text:p>
          </table:table-cell>
          <table:table-cell table:style-name="Tabelle91.B13" office:value-type="string">
            <text:p text:style-name="P414">Long</text:p>
          </table:table-cell>
        </table:table-row>
        <table:table-row>
          <table:table-cell table:style-name="Tabelle91.A13" office:value-type="string">
            <text:p text:style-name="P414">Float</text:p>
          </table:table-cell>
          <table:table-cell table:style-name="Tabelle91.B13" office:value-type="string">
            <text:p text:style-name="P414">Double</text:p>
          </table:table-cell>
        </table:table-row>
        <table:table-row>
          <table:table-cell table:style-name="Tabelle91.A13" office:value-type="string">
            <text:p text:style-name="P281">Integer</text:p>
          </table:table-cell>
          <table:table-cell table:style-name="Tabelle91.B13" office:value-type="string">
            <text:p text:style-name="P281">Integer</text:p>
          </table:table-cell>
        </table:table-row>
        <table:table-row>
          <table:table-cell table:style-name="Tabelle91.A13" office:value-type="string">
            <text:p text:style-name="P281">Long</text:p>
          </table:table-cell>
          <table:table-cell table:style-name="Tabelle91.B13" office:value-type="string">
            <text:p text:style-name="P281">Integer</text:p>
          </table:table-cell>
        </table:table-row>
        <table:table-row>
          <table:table-cell table:style-name="Tabelle91.A16" office:value-type="string">
            <text:p text:style-name="P281">Long</text:p>
          </table:table-cell>
          <table:table-cell table:style-name="Tabelle91.B16" office:value-type="string">
            <text:p text:style-name="P281">Long</text:p>
          </table:table-cell>
        </table:table-row>
        <table:table-row>
          <table:table-cell table:style-name="Tabelle91.A16" office:value-type="string">
            <text:p text:style-name="P281">String</text:p>
          </table:table-cell>
          <table:table-cell table:style-name="Tabelle91.B16" office:value-type="string">
            <text:p text:style-name="P281">Integer</text:p>
          </table:table-cell>
        </table:table-row>
        <table:table-row>
          <table:table-cell table:style-name="Tabelle91.A16" office:value-type="string">
            <text:p text:style-name="P281">String</text:p>
          </table:table-cell>
          <table:table-cell table:style-name="Tabelle91.B16" office:value-type="string">
            <text:p text:style-name="P281">Long</text:p>
          </table:table-cell>
        </table:table-row>
        <table:table-row>
          <table:table-cell table:style-name="Tabelle91.A17" office:value-type="string">
            <text:p text:style-name="P281">String</text:p>
          </table:table-cell>
          <table:table-cell table:style-name="Tabelle91.B17" office:value-type="string">
            <text:p text:style-name="P281">String</text:p>
          </table:table-cell>
        </table:table-row>
      </table:table>
      <text:p text:style-name="P448">Special Notes:</text:p>
      <table:table table:name="Tabelle92" table:style-name="Tabelle92">
        <table:table-column table:style-name="Tabelle92.A"/>
        <table:table-column table:style-name="Tabelle92.B"/>
        <table:table-row>
          <table:table-cell table:style-name="Tabelle92.A1" office:value-type="string">
            <text:p text:style-name="P207"><text:span text:style-name="T2">C</text:span>ompare</text:p>
          </table:table-cell>
          <table:table-cell table:style-name="Tabelle92.B1" office:value-type="string">
            <text:p text:style-name="P207"><text:span text:style-name="T2">C</text:span>ompare to</text:p>
          </table:table-cell>
        </table:table-row>
        <table:table-row>
          <table:table-cell table:style-name="Tabelle92.A2" office:value-type="string">
            <text:p text:style-name="P367">Date</text:p>
          </table:table-cell>
          <table:table-cell table:style-name="Tabelle92.B2" office:value-type="string">
            <text:p text:style-name="P264">String</text:p>
          </table:table-cell>
        </table:table-row>
        <table:table-row>
          <table:table-cell table:style-name="Tabelle92.A3" table:number-columns-spanned="2" office:value-type="string">
            <text:p text:style-name="P320">Note:</text:p>
            <text:p text:style-name="P367">The „compare to“ value is a String format in the default date format (yyyy-MM-dd)</text:p>
          </table:table-cell>
          <table:covered-table-cell/>
        </table:table-row>
        <table:table-row>
          <table:table-cell table:style-name="Tabelle92.A4" office:value-type="string">
            <text:p text:style-name="P207"><text:span text:style-name="T1">Optional a</text:span>dditional Parameter</text:p>
          </table:table-cell>
          <table:table-cell table:style-name="Tabelle92.B4" office:value-type="string">
            <text:p text:style-name="P239">Explanation</text:p>
          </table:table-cell>
        </table:table-row>
        <table:table-row>
          <table:table-cell table:style-name="Tabelle92.A5" office:value-type="string">
            <text:p text:style-name="P373">Parameter 1: String</text:p>
          </table:table-cell>
          <table:table-cell table:style-name="Tabelle92.B5" office:value-type="string">
            <text:p text:style-name="P347">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7"><text:span text:style-name="T2">C</text:span>ompare</text:p>
          </table:table-cell>
          <table:table-cell table:style-name="Tabelle93.B1" office:value-type="string">
            <text:p text:style-name="P207"><text:span text:style-name="T2">C</text:span>ompare to</text:p>
          </table:table-cell>
        </table:table-row>
        <table:table-row>
          <table:table-cell table:style-name="Tabelle93.A2" office:value-type="string">
            <text:p text:style-name="P378">String</text:p>
          </table:table-cell>
          <table:table-cell table:style-name="Tabelle93.B2" office:value-type="string">
            <text:p text:style-name="P378">Integer</text:p>
          </table:table-cell>
        </table:table-row>
        <table:table-row>
          <table:table-cell table:style-name="Tabelle93.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3.A4" office:value-type="string">
            <text:p text:style-name="P207"><text:span text:style-name="T1">Optional a</text:span>dditional Parameter</text:p>
          </table:table-cell>
          <table:table-cell table:style-name="Tabelle93.B4" office:value-type="string">
            <text:p text:style-name="P239">Explanation</text:p>
          </table:table-cell>
        </table:table-row>
        <table:table-row>
          <table:table-cell table:style-name="Tabelle93.A5" office:value-type="string">
            <text:p text:style-name="P373"/>
          </table:table-cell>
          <table:table-cell table:style-name="Tabelle93.B5" office:value-type="string">
            <text:p text:style-name="P347"/>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7"><text:span text:style-name="T2">C</text:span>ompare</text:p>
          </table:table-cell>
          <table:table-cell table:style-name="Tabelle94.B1" office:value-type="string">
            <text:p text:style-name="P207"><text:span text:style-name="T2">C</text:span>ompare to</text:p>
          </table:table-cell>
        </table:table-row>
        <table:table-row>
          <table:table-cell table:style-name="Tabelle94.A2" office:value-type="string">
            <text:p text:style-name="P378">String</text:p>
          </table:table-cell>
          <table:table-cell table:style-name="Tabelle94.B2" office:value-type="string">
            <text:p text:style-name="P383">Long</text:p>
          </table:table-cell>
        </table:table-row>
        <table:table-row>
          <table:table-cell table:style-name="Tabelle94.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4.A4" office:value-type="string">
            <text:p text:style-name="P207"><text:span text:style-name="T1">Optional a</text:span>dditional Parameter</text:p>
          </table:table-cell>
          <table:table-cell table:style-name="Tabelle94.B4" office:value-type="string">
            <text:p text:style-name="P239">Explanation</text:p>
          </table:table-cell>
        </table:table-row>
        <table:table-row>
          <table:table-cell table:style-name="Tabelle94.A5" office:value-type="string">
            <text:p text:style-name="P373"/>
          </table:table-cell>
          <table:table-cell table:style-name="Tabelle94.B5" office:value-type="string">
            <text:p text:style-name="P347"/>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7"><text:span text:style-name="T2">C</text:span>ompare</text:p>
          </table:table-cell>
          <table:table-cell table:style-name="Tabelle95.B1" office:value-type="string">
            <text:p text:style-name="P207"><text:span text:style-name="T2">C</text:span>ompare to</text:p>
          </table:table-cell>
        </table:table-row>
        <table:table-row>
          <table:table-cell table:style-name="Tabelle95.A2" office:value-type="string">
            <text:p text:style-name="P378">String</text:p>
          </table:table-cell>
          <table:table-cell table:style-name="Tabelle95.B2" office:value-type="string">
            <text:p text:style-name="P383">String</text:p>
          </table:table-cell>
        </table:table-row>
        <table:table-row>
          <table:table-cell table:style-name="Tabelle95.A3" table:number-columns-spanned="2" office:value-type="string">
            <text:p text:style-name="P320">Note:</text:p>
            <text:p text:style-name="P380">Checks if the string <text:span text:style-name="T67">containing a date</text:span> is greater than the given value in „compare to“.</text:p>
          </table:table-cell>
          <table:covered-table-cell/>
        </table:table-row>
        <table:table-row>
          <table:table-cell table:style-name="Tabelle95.A4" office:value-type="string">
            <text:p text:style-name="P207"><text:span text:style-name="T29">Required a</text:span>dditional Parameter</text:p>
          </table:table-cell>
          <table:table-cell table:style-name="Tabelle95.B4" office:value-type="string">
            <text:p text:style-name="P239">Explanation</text:p>
          </table:table-cell>
        </table:table-row>
        <table:table-row>
          <table:table-cell table:style-name="Tabelle95.A5" office:value-type="string">
            <text:p text:style-name="P383">Parameter 1: String</text:p>
          </table:table-cell>
          <table:table-cell table:style-name="Tabelle95.B5" office:value-type="string">
            <text:p text:style-name="P347">Provide a date format</text:p>
          </table:table-cell>
        </table:table-row>
      </table:table>
      <text:p text:style-name="P173"/>
      <text:p text:style-name="P476"><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49">Possible comparisons:</text:p>
      <table:table table:name="Tabelle97" table:style-name="Tabelle97">
        <table:table-column table:style-name="Tabelle97.A"/>
        <table:table-column table:style-name="Tabelle97.B"/>
        <table:table-row>
          <table:table-cell table:style-name="Tabelle97.A1" office:value-type="string">
            <text:p text:style-name="P208"><text:span text:style-name="T2">C</text:span>ompare</text:p>
          </table:table-cell>
          <table:table-cell table:style-name="Tabelle97.B1" office:value-type="string">
            <text:p text:style-name="P208"><text:span text:style-name="T2">C</text:span>ompare to</text:p>
          </table:table-cell>
        </table:table-row>
        <table:table-row>
          <table:table-cell table:style-name="Tabelle97.A2" office:value-type="string">
            <text:p text:style-name="P282">Date</text:p>
          </table:table-cell>
          <table:table-cell table:style-name="Tabelle97.B2" office:value-type="string">
            <text:p text:style-name="P282">Date</text:p>
          </table:table-cell>
        </table:table-row>
        <table:table-row>
          <table:table-cell table:style-name="Tabelle97.A13" office:value-type="string">
            <text:p text:style-name="P282">Date</text:p>
          </table:table-cell>
          <table:table-cell table:style-name="Tabelle97.B13" office:value-type="string">
            <text:p text:style-name="P282">String</text:p>
          </table:table-cell>
        </table:table-row>
        <table:table-row>
          <table:table-cell table:style-name="Tabelle97.A13" office:value-type="string">
            <text:p text:style-name="P282">Double</text:p>
          </table:table-cell>
          <table:table-cell table:style-name="Tabelle97.B13" office:value-type="string">
            <text:p text:style-name="P282">Double</text:p>
          </table:table-cell>
        </table:table-row>
        <table:table-row>
          <table:table-cell table:style-name="Tabelle97.A13" office:value-type="string">
            <text:p text:style-name="P282">Double</text:p>
          </table:table-cell>
          <table:table-cell table:style-name="Tabelle97.B13" office:value-type="string">
            <text:p text:style-name="P282">Integer</text:p>
          </table:table-cell>
        </table:table-row>
        <table:table-row>
          <table:table-cell table:style-name="Tabelle97.A13" office:value-type="string">
            <text:p text:style-name="P282">Double</text:p>
          </table:table-cell>
          <table:table-cell table:style-name="Tabelle97.B13" office:value-type="string">
            <text:p text:style-name="P282">Long</text:p>
          </table:table-cell>
        </table:table-row>
        <table:table-row>
          <table:table-cell table:style-name="Tabelle97.A13" office:value-type="string">
            <text:p text:style-name="P415">Double</text:p>
          </table:table-cell>
          <table:table-cell table:style-name="Tabelle97.B13" office:value-type="string">
            <text:p text:style-name="P415">Float</text:p>
          </table:table-cell>
        </table:table-row>
        <table:table-row>
          <table:table-cell table:style-name="Tabelle97.A13" office:value-type="string">
            <text:p text:style-name="P282">Float</text:p>
          </table:table-cell>
          <table:table-cell table:style-name="Tabelle97.B13" office:value-type="string">
            <text:p text:style-name="P282">Float</text:p>
          </table:table-cell>
        </table:table-row>
        <table:table-row>
          <table:table-cell table:style-name="Tabelle97.A13" office:value-type="string">
            <text:p text:style-name="P282">Float</text:p>
          </table:table-cell>
          <table:table-cell table:style-name="Tabelle97.B13" office:value-type="string">
            <text:p text:style-name="P282">Integer</text:p>
          </table:table-cell>
        </table:table-row>
        <table:table-row>
          <table:table-cell table:style-name="Tabelle97.A13" office:value-type="string">
            <text:p text:style-name="P415">Float</text:p>
          </table:table-cell>
          <table:table-cell table:style-name="Tabelle97.B13" office:value-type="string">
            <text:p text:style-name="P415">Long</text:p>
          </table:table-cell>
        </table:table-row>
        <table:table-row>
          <table:table-cell table:style-name="Tabelle97.A13" office:value-type="string">
            <text:p text:style-name="P415">Float</text:p>
          </table:table-cell>
          <table:table-cell table:style-name="Tabelle97.B13" office:value-type="string">
            <text:p text:style-name="P415">Double</text:p>
          </table:table-cell>
        </table:table-row>
        <table:table-row>
          <table:table-cell table:style-name="Tabelle97.A13" office:value-type="string">
            <text:p text:style-name="P282">Integer</text:p>
          </table:table-cell>
          <table:table-cell table:style-name="Tabelle97.B13" office:value-type="string">
            <text:p text:style-name="P282">Integer</text:p>
          </table:table-cell>
        </table:table-row>
        <table:table-row>
          <table:table-cell table:style-name="Tabelle97.A13" office:value-type="string">
            <text:p text:style-name="P282">Long</text:p>
          </table:table-cell>
          <table:table-cell table:style-name="Tabelle97.B13" office:value-type="string">
            <text:p text:style-name="P282">Integer</text:p>
          </table:table-cell>
        </table:table-row>
        <table:table-row>
          <table:table-cell table:style-name="Tabelle97.A16" office:value-type="string">
            <text:p text:style-name="P282">Long</text:p>
          </table:table-cell>
          <table:table-cell table:style-name="Tabelle97.B16" office:value-type="string">
            <text:p text:style-name="P282">Long</text:p>
          </table:table-cell>
        </table:table-row>
        <table:table-row>
          <table:table-cell table:style-name="Tabelle97.A16" office:value-type="string">
            <text:p text:style-name="P282">String</text:p>
          </table:table-cell>
          <table:table-cell table:style-name="Tabelle97.B16" office:value-type="string">
            <text:p text:style-name="P282">Integer</text:p>
          </table:table-cell>
        </table:table-row>
        <table:table-row>
          <table:table-cell table:style-name="Tabelle97.A16" office:value-type="string">
            <text:p text:style-name="P282">String</text:p>
          </table:table-cell>
          <table:table-cell table:style-name="Tabelle97.B16" office:value-type="string">
            <text:p text:style-name="P282">Long</text:p>
          </table:table-cell>
        </table:table-row>
        <table:table-row>
          <table:table-cell table:style-name="Tabelle97.A17" office:value-type="string">
            <text:p text:style-name="P282">String</text:p>
          </table:table-cell>
          <table:table-cell table:style-name="Tabelle97.B17" office:value-type="string">
            <text:p text:style-name="P282">String</text:p>
          </table:table-cell>
        </table:table-row>
      </table:table>
      <text:p text:style-name="P449">Special Notes:</text:p>
      <table:table table:name="Tabelle98" table:style-name="Tabelle98">
        <table:table-column table:style-name="Tabelle98.A"/>
        <table:table-column table:style-name="Tabelle98.B"/>
        <table:table-row>
          <table:table-cell table:style-name="Tabelle98.A1" office:value-type="string">
            <text:p text:style-name="P208"><text:span text:style-name="T2">C</text:span>ompare</text:p>
          </table:table-cell>
          <table:table-cell table:style-name="Tabelle98.B1" office:value-type="string">
            <text:p text:style-name="P208"><text:span text:style-name="T2">C</text:span>ompare to</text:p>
          </table:table-cell>
        </table:table-row>
        <table:table-row>
          <table:table-cell table:style-name="Tabelle98.A2" office:value-type="string">
            <text:p text:style-name="P368">Date</text:p>
          </table:table-cell>
          <table:table-cell table:style-name="Tabelle98.B2" office:value-type="string">
            <text:p text:style-name="P265">String</text:p>
          </table:table-cell>
        </table:table-row>
        <table:table-row>
          <table:table-cell table:style-name="Tabelle98.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8.A4" office:value-type="string">
            <text:p text:style-name="P208"><text:span text:style-name="T1">Optional a</text:span>dditional Parameter</text:p>
          </table:table-cell>
          <table:table-cell table:style-name="Tabelle98.B4" office:value-type="string">
            <text:p text:style-name="P240">Explanation</text:p>
          </table:table-cell>
        </table:table-row>
        <table:table-row>
          <table:table-cell table:style-name="Tabelle98.A5" office:value-type="string">
            <text:p text:style-name="P374">Parameter 1: String</text:p>
          </table:table-cell>
          <table:table-cell table:style-name="Tabelle98.B5" office:value-type="string">
            <text:p text:style-name="P348">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8"><text:span text:style-name="T2">C</text:span>ompare</text:p>
          </table:table-cell>
          <table:table-cell table:style-name="Tabelle99.B1" office:value-type="string">
            <text:p text:style-name="P208"><text:span text:style-name="T2">C</text:span>ompare to</text:p>
          </table:table-cell>
        </table:table-row>
        <table:table-row>
          <table:table-cell table:style-name="Tabelle99.A2" office:value-type="string">
            <text:p text:style-name="P379">String</text:p>
          </table:table-cell>
          <table:table-cell table:style-name="Tabelle99.B2" office:value-type="string">
            <text:p text:style-name="P379">Integer</text:p>
          </table:table-cell>
        </table:table-row>
        <table:table-row>
          <table:table-cell table:style-name="Tabelle99.A3" table:number-columns-spanned="2" office:value-type="string">
            <text:p text:style-name="P321">Note:</text:p>
            <text:p text:style-name="P379">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8"><text:span text:style-name="T1">Optional a</text:span>dditional Parameter</text:p>
          </table:table-cell>
          <table:table-cell table:style-name="Tabelle99.B4" office:value-type="string">
            <text:p text:style-name="P240">Explanation</text:p>
          </table:table-cell>
        </table:table-row>
        <table:table-row>
          <table:table-cell table:style-name="Tabelle99.A5" office:value-type="string">
            <text:p text:style-name="P374"/>
          </table:table-cell>
          <table:table-cell table:style-name="Tabelle99.B5" office:value-type="string">
            <text:p text:style-name="P348"/>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8"><text:span text:style-name="T2">C</text:span>ompare</text:p>
          </table:table-cell>
          <table:table-cell table:style-name="Tabelle100.B1" office:value-type="string">
            <text:p text:style-name="P208"><text:span text:style-name="T2">C</text:span>ompare to</text:p>
          </table:table-cell>
        </table:table-row>
        <table:table-row>
          <table:table-cell table:style-name="Tabelle100.A2" office:value-type="string">
            <text:p text:style-name="P379">String</text:p>
          </table:table-cell>
          <table:table-cell table:style-name="Tabelle100.B2" office:value-type="string">
            <text:p text:style-name="P384">Long</text:p>
          </table:table-cell>
        </table:table-row>
        <table:table-row>
          <table:table-cell table:style-name="Tabelle100.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100.A4" office:value-type="string">
            <text:p text:style-name="P208"><text:span text:style-name="T1">Optional a</text:span>dditional Parameter</text:p>
          </table:table-cell>
          <table:table-cell table:style-name="Tabelle100.B4" office:value-type="string">
            <text:p text:style-name="P240">Explanation</text:p>
          </table:table-cell>
        </table:table-row>
        <table:table-row>
          <table:table-cell table:style-name="Tabelle100.A5" office:value-type="string">
            <text:p text:style-name="P374"/>
          </table:table-cell>
          <table:table-cell table:style-name="Tabelle100.B5" office:value-type="string">
            <text:p text:style-name="P348"/>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8"><text:span text:style-name="T2">C</text:span>ompare</text:p>
          </table:table-cell>
          <table:table-cell table:style-name="Tabelle101.B1" office:value-type="string">
            <text:p text:style-name="P208"><text:span text:style-name="T2">C</text:span>ompare to</text:p>
          </table:table-cell>
        </table:table-row>
        <table:table-row>
          <table:table-cell table:style-name="Tabelle101.A2" office:value-type="string">
            <text:p text:style-name="P379">String</text:p>
          </table:table-cell>
          <table:table-cell table:style-name="Tabelle101.B2" office:value-type="string">
            <text:p text:style-name="P384">String</text:p>
          </table:table-cell>
        </table:table-row>
        <table:table-row>
          <table:table-cell table:style-name="Tabelle101.A3" table:number-columns-spanned="2" office:value-type="string">
            <text:p text:style-name="P321">Note:</text:p>
            <text:p text:style-name="P380">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8"><text:span text:style-name="T29">Required a</text:span>dditional Parameter</text:p>
          </table:table-cell>
          <table:table-cell table:style-name="Tabelle101.B4" office:value-type="string">
            <text:p text:style-name="P240">Explanation</text:p>
          </table:table-cell>
        </table:table-row>
        <table:table-row>
          <table:table-cell table:style-name="Tabelle101.A5" office:value-type="string">
            <text:p text:style-name="P384">Parameter 1: String</text:p>
          </table:table-cell>
          <table:table-cell table:style-name="Tabelle101.B5" office:value-type="string">
            <text:p text:style-name="P348">Provide a date format</text:p>
          </table:table-cell>
        </table:table-row>
      </table:table>
      <text:p text:style-name="P174"/>
      <text:p text:style-name="P467"><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5">Possible comparisons:</text:p>
      <table:table table:name="Tabelle52" table:style-name="Tabelle52">
        <table:table-column table:style-name="Tabelle52.A"/>
        <table:table-column table:style-name="Tabelle52.B"/>
        <table:table-row>
          <table:table-cell table:style-name="Tabelle52.A1" office:value-type="string">
            <text:p text:style-name="P189"><text:span text:style-name="T2">C</text:span>ompare</text:p>
          </table:table-cell>
          <table:table-cell table:style-name="Tabelle52.B1" office:value-type="string">
            <text:p text:style-name="P189"><text:span text:style-name="T2">C</text:span>ompare to</text:p>
          </table:table-cell>
        </table:table-row>
        <table:table-row>
          <table:table-cell table:style-name="Tabelle52.A2" office:value-type="string">
            <text:p text:style-name="P283">Integer</text:p>
          </table:table-cell>
          <table:table-cell table:style-name="Tabelle52.B2" office:value-type="string">
            <text:p text:style-name="P251">String</text:p>
          </table:table-cell>
        </table:table-row>
        <table:table-row>
          <table:table-cell table:style-name="Tabelle52.A3" office:value-type="string">
            <text:p text:style-name="P283">Long</text:p>
          </table:table-cell>
          <table:table-cell table:style-name="Tabelle52.B3" office:value-type="string">
            <text:p text:style-name="P283">String</text:p>
          </table:table-cell>
        </table:table-row>
        <table:table-row>
          <table:table-cell table:style-name="Tabelle52.A4" office:value-type="string">
            <text:p text:style-name="P283">String</text:p>
          </table:table-cell>
          <table:table-cell table:style-name="Tabelle52.B4" office:value-type="string">
            <text:p text:style-name="P283">String</text:p>
          </table:table-cell>
        </table:table-row>
      </table:table>
      <text:p text:style-name="P435">Special Notes:</text:p>
      <table:table table:name="Tabelle53" table:style-name="Tabelle53">
        <table:table-column table:style-name="Tabelle53.A"/>
        <table:table-column table:style-name="Tabelle53.B"/>
        <table:table-row>
          <table:table-cell table:style-name="Tabelle53.A1" office:value-type="string">
            <text:p text:style-name="P189"><text:span text:style-name="T2">C</text:span>ompare</text:p>
          </table:table-cell>
          <table:table-cell table:style-name="Tabelle53.B1" office:value-type="string">
            <text:p text:style-name="P189"><text:span text:style-name="T2">C</text:span>ompare to</text:p>
          </table:table-cell>
        </table:table-row>
        <table:table-row>
          <table:table-cell table:style-name="Tabelle53.A2" office:value-type="string">
            <text:p text:style-name="P251">String</text:p>
          </table:table-cell>
          <table:table-cell table:style-name="Tabelle53.B2" office:value-type="string">
            <text:p text:style-name="P251">String</text:p>
          </table:table-cell>
        </table:table-row>
        <table:table-row>
          <table:table-cell table:style-name="Tabelle53.A3" table:number-columns-spanned="2" office:value-type="string">
            <text:p text:style-name="P314">Note:</text:p>
            <text:p text:style-name="P314"/>
          </table:table-cell>
          <table:covered-table-cell/>
        </table:table-row>
        <table:table-row>
          <table:table-cell table:style-name="Tabelle53.A4" office:value-type="string">
            <text:p text:style-name="P189"><text:span text:style-name="T11">Required a</text:span>dditional Parameter</text:p>
          </table:table-cell>
          <table:table-cell table:style-name="Tabelle53.B4" office:value-type="string">
            <text:p text:style-name="P233">Explanation</text:p>
          </table:table-cell>
        </table:table-row>
        <table:table-row>
          <table:table-cell table:style-name="Tabelle53.A5" office:value-type="string">
            <text:p text:style-name="P391">Parameter 1: Boolean</text:p>
          </table:table-cell>
          <table:table-cell table:style-name="Tabelle53.B5" office:value-type="string">
            <text:p text:style-name="P330">Ignore case <text:span text:style-name="T3">differences during comparison.</text:span></text:p>
          </table:table-cell>
        </table:table-row>
      </table:table>
      <text:p text:style-name="P4"/>
      <text:p text:style-name="P471"><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42">Possible comparisons:</text:p>
      <table:table table:name="Tabelle76" table:style-name="Tabelle76">
        <table:table-column table:style-name="Tabelle76.A"/>
        <table:table-column table:style-name="Tabelle76.B"/>
        <table:table-row>
          <table:table-cell table:style-name="Tabelle76.A1" office:value-type="string">
            <text:p text:style-name="P196"><text:span text:style-name="T2">C</text:span>ompare</text:p>
          </table:table-cell>
          <table:table-cell table:style-name="Tabelle76.B1" office:value-type="string">
            <text:p text:style-name="P196"><text:span text:style-name="T2">C</text:span>ompare to</text:p>
          </table:table-cell>
        </table:table-row>
        <table:table-row>
          <table:table-cell table:style-name="Tabelle76.A2" office:value-type="string">
            <text:p text:style-name="P286">Integer</text:p>
          </table:table-cell>
          <table:table-cell table:style-name="Tabelle76.B2" office:value-type="string">
            <text:p text:style-name="P256">String</text:p>
          </table:table-cell>
        </table:table-row>
        <table:table-row>
          <table:table-cell table:style-name="Tabelle76.A3" office:value-type="string">
            <text:p text:style-name="P286">Long</text:p>
          </table:table-cell>
          <table:table-cell table:style-name="Tabelle76.B3" office:value-type="string">
            <text:p text:style-name="P286">String</text:p>
          </table:table-cell>
        </table:table-row>
        <table:table-row>
          <table:table-cell table:style-name="Tabelle76.A4" office:value-type="string">
            <text:p text:style-name="P286">String</text:p>
          </table:table-cell>
          <table:table-cell table:style-name="Tabelle76.B4" office:value-type="string">
            <text:p text:style-name="P286">String</text:p>
          </table:table-cell>
        </table:table-row>
      </table:table>
      <text:p text:style-name="P442">Special Notes:</text:p>
      <table:table table:name="Tabelle77" table:style-name="Tabelle77">
        <table:table-column table:style-name="Tabelle77.A"/>
        <table:table-column table:style-name="Tabelle77.B"/>
        <table:table-row>
          <table:table-cell table:style-name="Tabelle77.A1" office:value-type="string">
            <text:p text:style-name="P196"><text:span text:style-name="T2">C</text:span>ompare</text:p>
          </table:table-cell>
          <table:table-cell table:style-name="Tabelle77.B1" office:value-type="string">
            <text:p text:style-name="P196"><text:span text:style-name="T2">C</text:span>ompare to</text:p>
          </table:table-cell>
        </table:table-row>
        <table:table-row>
          <table:table-cell table:style-name="Tabelle77.A2" office:value-type="string">
            <text:p text:style-name="P256">String</text:p>
          </table:table-cell>
          <table:table-cell table:style-name="Tabelle77.B2" office:value-type="string">
            <text:p text:style-name="P256">String</text:p>
          </table:table-cell>
        </table:table-row>
        <table:table-row>
          <table:table-cell table:style-name="Tabelle77.A3" table:number-columns-spanned="2" office:value-type="string">
            <text:p text:style-name="P317">Note:</text:p>
            <text:p text:style-name="P317"/>
          </table:table-cell>
          <table:covered-table-cell/>
        </table:table-row>
        <table:table-row>
          <table:table-cell table:style-name="Tabelle77.A4" office:value-type="string">
            <text:p text:style-name="P196"><text:span text:style-name="T11">Required a</text:span>dditional Parameter</text:p>
          </table:table-cell>
          <table:table-cell table:style-name="Tabelle77.B4" office:value-type="string">
            <text:p text:style-name="P236">Explanation</text:p>
          </table:table-cell>
        </table:table-row>
        <table:table-row>
          <table:table-cell table:style-name="Tabelle77.A5" office:value-type="string">
            <text:p text:style-name="P392">Parameter 1: Boolean</text:p>
          </table:table-cell>
          <table:table-cell table:style-name="Tabelle77.B5" office:value-type="string">
            <text:p text:style-name="P332">Ignore case <text:span text:style-name="T3">differences during comparison.</text:span></text:p>
          </table:table-cell>
        </table:table-row>
      </table:table>
      <text:p text:style-name="P7"/>
      <text:p text:style-name="P467"><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6">Possible comparisons:</text:p>
      <table:table table:name="Tabelle55" table:style-name="Tabelle55">
        <table:table-column table:style-name="Tabelle55.A"/>
        <table:table-column table:style-name="Tabelle55.B"/>
        <table:table-row>
          <table:table-cell table:style-name="Tabelle55.A1" office:value-type="string">
            <text:p text:style-name="P190"><text:span text:style-name="T2">C</text:span>ompare</text:p>
          </table:table-cell>
          <table:table-cell table:style-name="Tabelle55.B1" office:value-type="string">
            <text:p text:style-name="P190"><text:span text:style-name="T2">C</text:span>ompare to</text:p>
          </table:table-cell>
        </table:table-row>
        <table:table-row>
          <table:table-cell table:style-name="Tabelle55.A2" office:value-type="string">
            <text:p text:style-name="P284">String</text:p>
          </table:table-cell>
          <table:table-cell table:style-name="Tabelle55.B2" office:value-type="string">
            <text:p text:style-name="P284"/>
          </table:table-cell>
        </table:table-row>
      </table:table>
      <text:p text:style-name="P423"/>
      <text:p text:style-name="P477"><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50">Possible comparisons:</text:p>
      <table:table table:name="Tabelle103" table:style-name="Tabelle103">
        <table:table-column table:style-name="Tabelle103.A"/>
        <table:table-column table:style-name="Tabelle103.B"/>
        <table:table-row>
          <table:table-cell table:style-name="Tabelle103.A1" office:value-type="string">
            <text:p text:style-name="P209"><text:span text:style-name="T2">C</text:span>ompare</text:p>
          </table:table-cell>
          <table:table-cell table:style-name="Tabelle103.B1" office:value-type="string">
            <text:p text:style-name="P209"><text:span text:style-name="T2">C</text:span>ompare to</text:p>
          </table:table-cell>
        </table:table-row>
        <table:table-row>
          <table:table-cell table:style-name="Tabelle103.A2" office:value-type="string">
            <text:p text:style-name="P291">String</text:p>
          </table:table-cell>
          <table:table-cell table:style-name="Tabelle103.B2" office:value-type="string">
            <text:p text:style-name="P291"/>
          </table:table-cell>
        </table:table-row>
      </table:table>
      <text:p text:style-name="P424"/>
      <text:p text:style-name="P481"><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5">Possible comparisons:</text:p>
      <table:table table:name="Tabelle113" table:style-name="Tabelle113">
        <table:table-column table:style-name="Tabelle113.A"/>
        <table:table-column table:style-name="Tabelle113.B"/>
        <table:table-row>
          <table:table-cell table:style-name="Tabelle113.A1" office:value-type="string">
            <text:p text:style-name="P214"><text:span text:style-name="T2">C</text:span>ompare</text:p>
          </table:table-cell>
          <table:table-cell table:style-name="Tabelle113.B1" office:value-type="string">
            <text:p text:style-name="P214"><text:span text:style-name="T2">C</text:span>ompare to</text:p>
          </table:table-cell>
        </table:table-row>
        <table:table-row>
          <table:table-cell table:style-name="Tabelle113.A2" office:value-type="string">
            <text:p text:style-name="P292">String</text:p>
          </table:table-cell>
          <table:table-cell table:style-name="Tabelle113.B2" office:value-type="string">
            <text:p text:style-name="P408">String</text:p>
          </table:table-cell>
        </table:table-row>
      </table:table>
      <text:p text:style-name="P427"/>
      <text:p text:style-name="P482"><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6">Possible comparisons:</text:p>
      <table:table table:name="Tabelle115" table:style-name="Tabelle115">
        <table:table-column table:style-name="Tabelle115.A"/>
        <table:table-column table:style-name="Tabelle115.B"/>
        <table:table-row>
          <table:table-cell table:style-name="Tabelle115.A1" office:value-type="string">
            <text:p text:style-name="P215"><text:span text:style-name="T2">C</text:span>ompare</text:p>
          </table:table-cell>
          <table:table-cell table:style-name="Tabelle115.B1" office:value-type="string">
            <text:p text:style-name="P215"><text:span text:style-name="T2">C</text:span>ompare to</text:p>
          </table:table-cell>
        </table:table-row>
        <table:table-row>
          <table:table-cell table:style-name="Tabelle115.A2" office:value-type="string">
            <text:p text:style-name="P293">String</text:p>
          </table:table-cell>
          <table:table-cell table:style-name="Tabelle115.B2" office:value-type="string">
            <text:p text:style-name="P409">String</text:p>
          </table:table-cell>
        </table:table-row>
      </table:table>
      <text:p text:style-name="P428"/>
      <text:p text:style-name="P483"><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7">Possible comparisons:</text:p>
      <table:table table:name="Tabelle117" table:style-name="Tabelle117">
        <table:table-column table:style-name="Tabelle117.A"/>
        <table:table-column table:style-name="Tabelle117.B"/>
        <table:table-row>
          <table:table-cell table:style-name="Tabelle117.A1" office:value-type="string">
            <text:p text:style-name="P216"><text:span text:style-name="T2">C</text:span>ompare</text:p>
          </table:table-cell>
          <table:table-cell table:style-name="Tabelle117.B1" office:value-type="string">
            <text:p text:style-name="P216"><text:span text:style-name="T2">C</text:span>ompare to</text:p>
          </table:table-cell>
        </table:table-row>
        <table:table-row>
          <table:table-cell table:style-name="Tabelle117.A2" office:value-type="string">
            <text:p text:style-name="P294">String</text:p>
          </table:table-cell>
          <table:table-cell table:style-name="Tabelle117.B2" office:value-type="string">
            <text:p text:style-name="P410">String</text:p>
          </table:table-cell>
        </table:table-row>
      </table:table>
      <text:p text:style-name="P429"/>
      <text:p text:style-name="P483"><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7">Possible comparisons:</text:p>
      <table:table table:name="Tabelle119" table:style-name="Tabelle119">
        <table:table-column table:style-name="Tabelle119.A"/>
        <table:table-column table:style-name="Tabelle119.B"/>
        <table:table-row>
          <table:table-cell table:style-name="Tabelle119.A1" office:value-type="string">
            <text:p text:style-name="P216"><text:span text:style-name="T2">C</text:span>ompare</text:p>
          </table:table-cell>
          <table:table-cell table:style-name="Tabelle119.B1" office:value-type="string">
            <text:p text:style-name="P216"><text:span text:style-name="T2">C</text:span>ompare to</text:p>
          </table:table-cell>
        </table:table-row>
        <table:table-row>
          <table:table-cell table:style-name="Tabelle119.A2" office:value-type="string">
            <text:p text:style-name="P294">String</text:p>
          </table:table-cell>
          <table:table-cell table:style-name="Tabelle119.B2" office:value-type="string">
            <text:p text:style-name="P410">String</text:p>
          </table:table-cell>
        </table:table-row>
      </table:table>
      <text:p text:style-name="P429"/>
      <text:p text:style-name="P467"><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7">Possible comparisons:</text:p>
      <table:table table:name="Tabelle57" table:style-name="Tabelle57">
        <table:table-column table:style-name="Tabelle57.A"/>
        <table:table-column table:style-name="Tabelle57.B"/>
        <table:table-row>
          <table:table-cell table:style-name="Tabelle57.A1" office:value-type="string">
            <text:p text:style-name="P191"><text:span text:style-name="T2">C</text:span>ompare</text:p>
          </table:table-cell>
          <table:table-cell table:style-name="Tabelle57.B1" office:value-type="string">
            <text:p text:style-name="P191"><text:span text:style-name="T2">C</text:span>ompare to</text:p>
          </table:table-cell>
        </table:table-row>
        <table:table-row>
          <table:table-cell table:style-name="Tabelle57.A2" office:value-type="string">
            <text:p text:style-name="P297">Double</text:p>
          </table:table-cell>
          <table:table-cell table:style-name="Tabelle57.B2" office:value-type="string">
            <text:p text:style-name="P252"/>
          </table:table-cell>
        </table:table-row>
        <table:table-row>
          <table:table-cell table:style-name="Tabelle57.A3" office:value-type="string">
            <text:p text:style-name="P297">Integer</text:p>
          </table:table-cell>
          <table:table-cell table:style-name="Tabelle57.B3" office:value-type="string">
            <text:p text:style-name="P285"/>
          </table:table-cell>
        </table:table-row>
        <table:table-row>
          <table:table-cell table:style-name="Tabelle57.A4" office:value-type="string">
            <text:p text:style-name="P297">Float</text:p>
          </table:table-cell>
          <table:table-cell table:style-name="Tabelle57.B4" office:value-type="string">
            <text:p text:style-name="P285"/>
          </table:table-cell>
        </table:table-row>
        <table:table-row>
          <table:table-cell table:style-name="Tabelle57.A5" office:value-type="string">
            <text:p text:style-name="P297">Long</text:p>
          </table:table-cell>
          <table:table-cell table:style-name="Tabelle57.B5" office:value-type="string">
            <text:p text:style-name="P285"/>
          </table:table-cell>
        </table:table-row>
      </table:table>
      <text:p text:style-name="P425"/>
      <text:p text:style-name="P489"><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62">Possible comparisons:</text:p>
      <table:table table:name="Tabelle79" table:style-name="Tabelle79">
        <table:table-column table:style-name="Tabelle79.A"/>
        <table:table-column table:style-name="Tabelle79.B"/>
        <table:table-row>
          <table:table-cell table:style-name="Tabelle79.A1" office:value-type="string">
            <text:p text:style-name="P221"><text:span text:style-name="T2">C</text:span>ompare</text:p>
          </table:table-cell>
          <table:table-cell table:style-name="Tabelle79.B1" office:value-type="string">
            <text:p text:style-name="P221"><text:span text:style-name="T2">C</text:span>ompare to</text:p>
          </table:table-cell>
        </table:table-row>
        <table:table-row>
          <table:table-cell table:style-name="Tabelle79.A2" office:value-type="string">
            <text:p text:style-name="P301">Double</text:p>
          </table:table-cell>
          <table:table-cell table:style-name="Tabelle79.B2" office:value-type="string">
            <text:p text:style-name="P272"/>
          </table:table-cell>
        </table:table-row>
        <table:table-row>
          <table:table-cell table:style-name="Tabelle79.A3" office:value-type="string">
            <text:p text:style-name="P301">Integer</text:p>
          </table:table-cell>
          <table:table-cell table:style-name="Tabelle79.B3" office:value-type="string">
            <text:p text:style-name="P295"/>
          </table:table-cell>
        </table:table-row>
        <table:table-row>
          <table:table-cell table:style-name="Tabelle79.A4" office:value-type="string">
            <text:p text:style-name="P301">Float</text:p>
          </table:table-cell>
          <table:table-cell table:style-name="Tabelle79.B4" office:value-type="string">
            <text:p text:style-name="P295"/>
          </table:table-cell>
        </table:table-row>
        <table:table-row>
          <table:table-cell table:style-name="Tabelle79.A5" office:value-type="string">
            <text:p text:style-name="P301">Long</text:p>
          </table:table-cell>
          <table:table-cell table:style-name="Tabelle79.B5" office:value-type="string">
            <text:p text:style-name="P295"/>
          </table:table-cell>
        </table:table-row>
      </table:table>
      <text:p text:style-name="P430"/>
      <text:p text:style-name="P478"><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51">Possible comparisons:</text:p>
      <table:table table:name="Tabelle105" table:style-name="Tabelle105">
        <table:table-column table:style-name="Tabelle105.A"/>
        <table:table-column table:style-name="Tabelle105.B"/>
        <table:table-row>
          <table:table-cell table:style-name="Tabelle105.A1" office:value-type="string">
            <text:p text:style-name="P210"><text:span text:style-name="T2">C</text:span>ompare</text:p>
          </table:table-cell>
          <table:table-cell table:style-name="Tabelle105.B1" office:value-type="string">
            <text:p text:style-name="P210"><text:span text:style-name="T2">C</text:span>ompare to</text:p>
          </table:table-cell>
        </table:table-row>
        <table:table-row>
          <table:table-cell table:style-name="Tabelle105.A2" office:value-type="string">
            <text:p text:style-name="P401">Integer</text:p>
          </table:table-cell>
          <table:table-cell table:style-name="Tabelle105.B2" office:value-type="string">
            <text:p text:style-name="P401">Integer</text:p>
          </table:table-cell>
        </table:table-row>
        <table:table-row>
          <table:table-cell table:style-name="Tabelle105.A3" office:value-type="string">
            <text:p text:style-name="P300">Integer</text:p>
          </table:table-cell>
          <table:table-cell table:style-name="Tabelle105.B3" office:value-type="string">
            <text:p text:style-name="P401">Long</text:p>
          </table:table-cell>
        </table:table-row>
        <table:table-row>
          <table:table-cell table:style-name="Tabelle105.A4" office:value-type="string">
            <text:p text:style-name="P401">Long</text:p>
          </table:table-cell>
          <table:table-cell table:style-name="Tabelle105.B4" office:value-type="string">
            <text:p text:style-name="P401">Integer</text:p>
          </table:table-cell>
        </table:table-row>
        <table:table-row>
          <table:table-cell table:style-name="Tabelle105.A5" office:value-type="string">
            <text:p text:style-name="P401">String</text:p>
          </table:table-cell>
          <table:table-cell table:style-name="Tabelle105.B5" office:value-type="string">
            <text:p text:style-name="P401">Integer</text:p>
          </table:table-cell>
        </table:table-row>
        <table:table-row>
          <table:table-cell table:style-name="Tabelle105.A6" office:value-type="string">
            <text:p text:style-name="P401">String</text:p>
          </table:table-cell>
          <table:table-cell table:style-name="Tabelle105.B6" office:value-type="string">
            <text:p text:style-name="P401">Long</text:p>
          </table:table-cell>
        </table:table-row>
      </table:table>
      <text:p text:style-name="P426"/>
      <text:p text:style-name="P479"><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52">Possible comparisons:</text:p>
      <table:table table:name="Tabelle107" table:style-name="Tabelle107">
        <table:table-column table:style-name="Tabelle107.A"/>
        <table:table-column table:style-name="Tabelle107.B"/>
        <table:table-row>
          <table:table-cell table:style-name="Tabelle107.A1" office:value-type="string">
            <text:p text:style-name="P211"><text:span text:style-name="T2">C</text:span>ompare</text:p>
          </table:table-cell>
          <table:table-cell table:style-name="Tabelle107.B1" office:value-type="string">
            <text:p text:style-name="P211"><text:span text:style-name="T2">C</text:span>ompare to</text:p>
          </table:table-cell>
        </table:table-row>
        <table:table-row>
          <table:table-cell table:style-name="Tabelle107.A2" office:value-type="string">
            <text:p text:style-name="P404">String</text:p>
          </table:table-cell>
          <table:table-cell table:style-name="Tabelle107.B2" office:value-type="string">
            <text:p text:style-name="P404">Integer</text:p>
          </table:table-cell>
        </table:table-row>
        <table:table-row>
          <table:table-cell table:style-name="Tabelle107.A3" office:value-type="string">
            <text:p text:style-name="P404">String</text:p>
          </table:table-cell>
          <table:table-cell table:style-name="Tabelle107.B3" office:value-type="string">
            <text:p text:style-name="P402">Long</text:p>
          </table:table-cell>
        </table:table-row>
        <table:table-row>
          <table:table-cell table:style-name="Tabelle107.A4" office:value-type="string">
            <text:p text:style-name="P404">String</text:p>
          </table:table-cell>
          <table:table-cell table:style-name="Tabelle107.B4" office:value-type="string">
            <text:p text:style-name="P404">String</text:p>
          </table:table-cell>
        </table:table-row>
        <table:table-row>
          <table:table-cell table:style-name="Tabelle107.A5" office:value-type="string">
            <text:p text:style-name="P402">String</text:p>
          </table:table-cell>
          <table:table-cell table:style-name="Tabelle107.B5" office:value-type="string">
            <text:p text:style-name="P402">Integer</text:p>
          </table:table-cell>
        </table:table-row>
        <table:table-row>
          <table:table-cell table:style-name="Tabelle107.A6" office:value-type="string">
            <text:p text:style-name="P402">String</text:p>
          </table:table-cell>
          <table:table-cell table:style-name="Tabelle107.B6" office:value-type="string">
            <text:p text:style-name="P402">Long</text:p>
          </table:table-cell>
        </table:table-row>
      </table:table>
      <text:p text:style-name="P453">Special Notes:</text:p>
      <table:table table:name="Tabelle108" table:style-name="Tabelle108">
        <table:table-column table:style-name="Tabelle108.A"/>
        <table:table-column table:style-name="Tabelle108.B"/>
        <table:table-row>
          <table:table-cell table:style-name="Tabelle108.A1" office:value-type="string">
            <text:p text:style-name="P212"><text:span text:style-name="T2">C</text:span>ompare</text:p>
          </table:table-cell>
          <table:table-cell table:style-name="Tabelle108.B1" office:value-type="string">
            <text:p text:style-name="P212"><text:span text:style-name="T2">C</text:span>ompare to</text:p>
          </table:table-cell>
        </table:table-row>
        <table:table-row>
          <table:table-cell table:style-name="Tabelle108.A2" office:value-type="string">
            <text:p text:style-name="P266">String</text:p>
          </table:table-cell>
          <table:table-cell table:style-name="Tabelle108.B2" office:value-type="string">
            <text:p text:style-name="P266">String</text:p>
          </table:table-cell>
        </table:table-row>
        <table:table-row>
          <table:table-cell table:style-name="Tabelle108.A3" table:number-columns-spanned="2" office:value-type="string">
            <text:p text:style-name="P322">Note:</text:p>
            <text:p text:style-name="P322"><text:span text:style-name="T5">T</text:span>he default is to compare the values case sensitive.</text:p>
          </table:table-cell>
          <table:covered-table-cell/>
        </table:table-row>
        <table:table-row>
          <table:table-cell table:style-name="Tabelle108.A4" office:value-type="string">
            <text:p text:style-name="P212"><text:span text:style-name="T11">Required a</text:span>dditional Parameter</text:p>
          </table:table-cell>
          <table:table-cell table:style-name="Tabelle108.B4" office:value-type="string">
            <text:p text:style-name="P241">Explanation</text:p>
          </table:table-cell>
        </table:table-row>
        <table:table-row>
          <table:table-cell table:style-name="Tabelle108.A5" office:value-type="string">
            <text:p text:style-name="P393">Parameter 1: Boolean</text:p>
          </table:table-cell>
          <table:table-cell table:style-name="Tabelle108.B5" office:value-type="string">
            <text:p text:style-name="P335">Ignore case <text:span text:style-name="T3">differences during comparison.</text:span></text:p>
          </table:table-cell>
        </table:table-row>
      </table:table>
      <text:p text:style-name="P29"/>
      <text:p text:style-name="P480"><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54">Possible comparisons:</text:p>
      <table:table table:name="Tabelle110" table:style-name="Tabelle110">
        <table:table-column table:style-name="Tabelle110.A"/>
        <table:table-column table:style-name="Tabelle110.B"/>
        <table:table-row>
          <table:table-cell table:style-name="Tabelle110.A1" office:value-type="string">
            <text:p text:style-name="P213"><text:span text:style-name="T2">C</text:span>ompare</text:p>
          </table:table-cell>
          <table:table-cell table:style-name="Tabelle110.B1" office:value-type="string">
            <text:p text:style-name="P213"><text:span text:style-name="T2">C</text:span>ompare to</text:p>
          </table:table-cell>
        </table:table-row>
        <table:table-row>
          <table:table-cell table:style-name="Tabelle110.A2" office:value-type="string">
            <text:p text:style-name="P405">String</text:p>
          </table:table-cell>
          <table:table-cell table:style-name="Tabelle110.B2" office:value-type="string">
            <text:p text:style-name="P405">Integer</text:p>
          </table:table-cell>
        </table:table-row>
        <table:table-row>
          <table:table-cell table:style-name="Tabelle110.A3" office:value-type="string">
            <text:p text:style-name="P405">String</text:p>
          </table:table-cell>
          <table:table-cell table:style-name="Tabelle110.B3" office:value-type="string">
            <text:p text:style-name="P403">Long</text:p>
          </table:table-cell>
        </table:table-row>
        <table:table-row>
          <table:table-cell table:style-name="Tabelle110.A4" office:value-type="string">
            <text:p text:style-name="P405">String</text:p>
          </table:table-cell>
          <table:table-cell table:style-name="Tabelle110.B4" office:value-type="string">
            <text:p text:style-name="P405">String</text:p>
          </table:table-cell>
        </table:table-row>
        <table:table-row>
          <table:table-cell table:style-name="Tabelle110.A5" office:value-type="string">
            <text:p text:style-name="P403">String</text:p>
          </table:table-cell>
          <table:table-cell table:style-name="Tabelle110.B5" office:value-type="string">
            <text:p text:style-name="P403">Integer</text:p>
          </table:table-cell>
        </table:table-row>
        <table:table-row>
          <table:table-cell table:style-name="Tabelle110.A6" office:value-type="string">
            <text:p text:style-name="P403">String</text:p>
          </table:table-cell>
          <table:table-cell table:style-name="Tabelle110.B6" office:value-type="string">
            <text:p text:style-name="P403">Long</text:p>
          </table:table-cell>
        </table:table-row>
      </table:table>
      <text:p text:style-name="P454">Special Notes:</text:p>
      <table:table table:name="Tabelle111" table:style-name="Tabelle111">
        <table:table-column table:style-name="Tabelle111.A"/>
        <table:table-column table:style-name="Tabelle111.B"/>
        <table:table-row>
          <table:table-cell table:style-name="Tabelle111.A1" office:value-type="string">
            <text:p text:style-name="P213"><text:span text:style-name="T2">C</text:span>ompare</text:p>
          </table:table-cell>
          <table:table-cell table:style-name="Tabelle111.B1" office:value-type="string">
            <text:p text:style-name="P213"><text:span text:style-name="T2">C</text:span>ompare to</text:p>
          </table:table-cell>
        </table:table-row>
        <table:table-row>
          <table:table-cell table:style-name="Tabelle111.A2" office:value-type="string">
            <text:p text:style-name="P267">String</text:p>
          </table:table-cell>
          <table:table-cell table:style-name="Tabelle111.B2" office:value-type="string">
            <text:p text:style-name="P267">String</text:p>
          </table:table-cell>
        </table:table-row>
        <table:table-row>
          <table:table-cell table:style-name="Tabelle111.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11.A4" office:value-type="string">
            <text:p text:style-name="P213"><text:span text:style-name="T11">Required a</text:span>dditional Parameter</text:p>
          </table:table-cell>
          <table:table-cell table:style-name="Tabelle111.B4" office:value-type="string">
            <text:p text:style-name="P242">Explanation</text:p>
          </table:table-cell>
        </table:table-row>
        <table:table-row>
          <table:table-cell table:style-name="Tabelle111.A5" office:value-type="string">
            <text:p text:style-name="P394">Parameter 1: Boolean</text:p>
          </table:table-cell>
          <table:table-cell table:style-name="Tabelle111.B5" office:value-type="string">
            <text:p text:style-name="P336">Ignore case <text:span text:style-name="T3">differences during comparison.</text:span></text:p>
          </table:table-cell>
        </table:table-row>
      </table:table>
      <text:p text:style-name="P30"/>
      <text:p text:style-name="P484"><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8">Possible comparisons:</text:p>
      <table:table table:name="Tabelle121" table:style-name="Tabelle121">
        <table:table-column table:style-name="Tabelle121.A"/>
        <table:table-column table:style-name="Tabelle121.B"/>
        <table:table-row>
          <table:table-cell table:style-name="Tabelle121.A1" office:value-type="string">
            <text:p text:style-name="P217"><text:span text:style-name="T2">C</text:span>ompare</text:p>
          </table:table-cell>
          <table:table-cell table:style-name="Tabelle121.B1" office:value-type="string">
            <text:p text:style-name="P217"><text:span text:style-name="T2">C</text:span>ompare to</text:p>
          </table:table-cell>
        </table:table-row>
        <table:table-row>
          <table:table-cell table:style-name="Tabelle121.A2" office:value-type="string">
            <text:p text:style-name="P406">String</text:p>
          </table:table-cell>
          <table:table-cell table:style-name="Tabelle121.B2" office:value-type="string">
            <text:p text:style-name="P406">String</text:p>
          </table:table-cell>
        </table:table-row>
      </table:table>
      <text:p text:style-name="P458">Special Notes:</text:p>
      <table:table table:name="Tabelle122" table:style-name="Tabelle122">
        <table:table-column table:style-name="Tabelle122.A"/>
        <table:table-column table:style-name="Tabelle122.B"/>
        <table:table-row>
          <table:table-cell table:style-name="Tabelle122.A1" office:value-type="string">
            <text:p text:style-name="P217"><text:span text:style-name="T2">C</text:span>ompare</text:p>
          </table:table-cell>
          <table:table-cell table:style-name="Tabelle122.B1" office:value-type="string">
            <text:p text:style-name="P217"><text:span text:style-name="T2">C</text:span>ompare to</text:p>
          </table:table-cell>
        </table:table-row>
        <table:table-row>
          <table:table-cell table:style-name="Tabelle122.A2" office:value-type="string">
            <text:p text:style-name="P268">String</text:p>
          </table:table-cell>
          <table:table-cell table:style-name="Tabelle122.B2" office:value-type="string">
            <text:p text:style-name="P268">String</text:p>
          </table:table-cell>
        </table:table-row>
        <table:table-row>
          <table:table-cell table:style-name="Tabelle122.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22.A4" office:value-type="string">
            <text:p text:style-name="P217"><text:span text:style-name="T11">Required a</text:span>dditional Parameter</text:p>
          </table:table-cell>
          <table:table-cell table:style-name="Tabelle122.B4" office:value-type="string">
            <text:p text:style-name="P243">Explanation</text:p>
          </table:table-cell>
        </table:table-row>
        <table:table-row>
          <table:table-cell table:style-name="Tabelle122.A5" office:value-type="string">
            <text:p text:style-name="P395">Parameter 1: Boolean</text:p>
          </table:table-cell>
          <table:table-cell table:style-name="Tabelle122.B5" office:value-type="string">
            <text:p text:style-name="P337">Ignore case <text:span text:style-name="T3">differences during comparison.</text:span></text:p>
          </table:table-cell>
        </table:table-row>
      </table:table>
      <text:p text:style-name="P34"/>
      <text:p text:style-name="P485"><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59">Possible comparisons:</text:p>
      <table:table table:name="Tabelle124" table:style-name="Tabelle124">
        <table:table-column table:style-name="Tabelle124.A"/>
        <table:table-column table:style-name="Tabelle124.B"/>
        <table:table-row>
          <table:table-cell table:style-name="Tabelle124.A1" office:value-type="string">
            <text:p text:style-name="P218"><text:span text:style-name="T2">C</text:span>ompare</text:p>
          </table:table-cell>
          <table:table-cell table:style-name="Tabelle124.B1" office:value-type="string">
            <text:p text:style-name="P218"><text:span text:style-name="T2">C</text:span>ompare to</text:p>
          </table:table-cell>
        </table:table-row>
        <table:table-row>
          <table:table-cell table:style-name="Tabelle124.A2" office:value-type="string">
            <text:p text:style-name="P407">String</text:p>
          </table:table-cell>
          <table:table-cell table:style-name="Tabelle124.B2" office:value-type="string">
            <text:p text:style-name="P407">String</text:p>
          </table:table-cell>
        </table:table-row>
      </table:table>
      <text:p text:style-name="P459">Special Notes:</text:p>
      <table:table table:name="Tabelle125" table:style-name="Tabelle125">
        <table:table-column table:style-name="Tabelle125.A"/>
        <table:table-column table:style-name="Tabelle125.B"/>
        <table:table-row>
          <table:table-cell table:style-name="Tabelle125.A1" office:value-type="string">
            <text:p text:style-name="P218"><text:span text:style-name="T2">C</text:span>ompare</text:p>
          </table:table-cell>
          <table:table-cell table:style-name="Tabelle125.B1" office:value-type="string">
            <text:p text:style-name="P218"><text:span text:style-name="T2">C</text:span>ompare to</text:p>
          </table:table-cell>
        </table:table-row>
        <table:table-row>
          <table:table-cell table:style-name="Tabelle125.A2" office:value-type="string">
            <text:p text:style-name="P269">String</text:p>
          </table:table-cell>
          <table:table-cell table:style-name="Tabelle125.B2" office:value-type="string">
            <text:p text:style-name="P269">String</text:p>
          </table:table-cell>
        </table:table-row>
        <table:table-row>
          <table:table-cell table:style-name="Tabelle125.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5.A4" office:value-type="string">
            <text:p text:style-name="P218"><text:span text:style-name="T11">Required a</text:span>dditional Parameter</text:p>
          </table:table-cell>
          <table:table-cell table:style-name="Tabelle125.B4" office:value-type="string">
            <text:p text:style-name="P244">Explanation</text:p>
          </table:table-cell>
        </table:table-row>
        <table:table-row>
          <table:table-cell table:style-name="Tabelle125.A5" office:value-type="string">
            <text:p text:style-name="P396">Parameter 1: Boolean</text:p>
          </table:table-cell>
          <table:table-cell table:style-name="Tabelle125.B5" office:value-type="string">
            <text:p text:style-name="P338">Ignore case <text:span text:style-name="T3">differences during comparison.</text:span></text:p>
          </table:table-cell>
        </table:table-row>
      </table:table>
      <text:p text:style-name="P35"/>
      <text:p text:style-name="P486"><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60">Possible comparisons:</text:p>
      <table:table table:name="Tabelle24" table:style-name="Tabelle24">
        <table:table-column table:style-name="Tabelle24.A"/>
        <table:table-column table:style-name="Tabelle24.B"/>
        <table:table-row>
          <table:table-cell table:style-name="Tabelle24.A1" office:value-type="string">
            <text:p text:style-name="P219"><text:span text:style-name="T2">C</text:span>ompare</text:p>
          </table:table-cell>
          <table:table-cell table:style-name="Tabelle24.B1" office:value-type="string">
            <text:p text:style-name="P219"><text:span text:style-name="T2">C</text:span>ompare to</text:p>
          </table:table-cell>
        </table:table-row>
        <table:table-row>
          <table:table-cell table:style-name="Tabelle24.A2" office:value-type="string">
            <text:p text:style-name="P270">String</text:p>
          </table:table-cell>
          <table:table-cell table:style-name="Tabelle24.B2" office:value-type="string">
            <text:p text:style-name="P270">String</text:p>
          </table:table-cell>
        </table:table-row>
      </table:table>
      <text:p text:style-name="P460">Special Notes:</text:p>
      <table:table table:name="Tabelle25" table:style-name="Tabelle25">
        <table:table-column table:style-name="Tabelle25.A"/>
        <table:table-column table:style-name="Tabelle25.B"/>
        <table:table-row>
          <table:table-cell table:style-name="Tabelle25.A1" office:value-type="string">
            <text:p text:style-name="P219"><text:span text:style-name="T2">C</text:span>ompare</text:p>
          </table:table-cell>
          <table:table-cell table:style-name="Tabelle25.B1" office:value-type="string">
            <text:p text:style-name="P219"><text:span text:style-name="T2">C</text:span>ompare to</text:p>
          </table:table-cell>
        </table:table-row>
        <table:table-row>
          <table:table-cell table:style-name="Tabelle25.A2" office:value-type="string">
            <text:p text:style-name="P270">String</text:p>
          </table:table-cell>
          <table:table-cell table:style-name="Tabelle25.B2" office:value-type="string">
            <text:p text:style-name="P270">String</text:p>
          </table:table-cell>
        </table:table-row>
        <table:table-row>
          <table:table-cell table:style-name="Tabelle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25.A4" office:value-type="string">
            <text:p text:style-name="P219"><text:span text:style-name="T18">Optional a</text:span>dditional Parameter</text:p>
          </table:table-cell>
          <table:table-cell table:style-name="Tabelle25.B4" office:value-type="string">
            <text:p text:style-name="P245">Explanation</text:p>
          </table:table-cell>
        </table:table-row>
        <table:table-row>
          <table:table-cell table:style-name="Tabelle25.A5" office:value-type="string">
            <text:p text:style-name="P397">Parameter 1: Boolean</text:p>
          </table:table-cell>
          <table:table-cell table:style-name="Tabelle25.B5" office:value-type="string">
            <text:p text:style-name="P339">Ignore case <text:span text:style-name="T3">differences during comparison.</text:span></text:p>
          </table:table-cell>
        </table:table-row>
      </table:table>
      <text:p text:style-name="P36"/>
      <text:p text:style-name="P486"><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60">Possible comparisons:</text:p>
      <table:table table:name="Tabelle127" table:style-name="Tabelle127">
        <table:table-column table:style-name="Tabelle127.A"/>
        <table:table-column table:style-name="Tabelle127.B"/>
        <table:table-row>
          <table:table-cell table:style-name="Tabelle127.A1" office:value-type="string">
            <text:p text:style-name="P219"><text:span text:style-name="T2">C</text:span>ompare</text:p>
          </table:table-cell>
          <table:table-cell table:style-name="Tabelle127.B1" office:value-type="string">
            <text:p text:style-name="P219"><text:span text:style-name="T2">C</text:span>ompare to</text:p>
          </table:table-cell>
        </table:table-row>
        <table:table-row>
          <table:table-cell table:style-name="Tabelle127.A2" office:value-type="string">
            <text:p text:style-name="P270">String</text:p>
          </table:table-cell>
          <table:table-cell table:style-name="Tabelle127.B2" office:value-type="string">
            <text:p text:style-name="P270">String</text:p>
          </table:table-cell>
        </table:table-row>
      </table:table>
      <text:p text:style-name="P460">Special Notes:</text:p>
      <table:table table:name="Tabelle128" table:style-name="Tabelle128">
        <table:table-column table:style-name="Tabelle128.A"/>
        <table:table-column table:style-name="Tabelle128.B"/>
        <table:table-row>
          <table:table-cell table:style-name="Tabelle128.A1" office:value-type="string">
            <text:p text:style-name="P219"><text:span text:style-name="T2">C</text:span>ompare</text:p>
          </table:table-cell>
          <table:table-cell table:style-name="Tabelle128.B1" office:value-type="string">
            <text:p text:style-name="P219"><text:span text:style-name="T2">C</text:span>ompare to</text:p>
          </table:table-cell>
        </table:table-row>
        <table:table-row>
          <table:table-cell table:style-name="Tabelle128.A2" office:value-type="string">
            <text:p text:style-name="P270">String</text:p>
          </table:table-cell>
          <table:table-cell table:style-name="Tabelle128.B2" office:value-type="string">
            <text:p text:style-name="P270">String</text:p>
          </table:table-cell>
        </table:table-row>
        <table:table-row>
          <table:table-cell table:style-name="Tabelle128.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8.A4" office:value-type="string">
            <text:p text:style-name="P219"><text:span text:style-name="T18">Optional a</text:span>dditional Parameter</text:p>
          </table:table-cell>
          <table:table-cell table:style-name="Tabelle128.B4" office:value-type="string">
            <text:p text:style-name="P245">Explanation</text:p>
          </table:table-cell>
        </table:table-row>
        <table:table-row>
          <table:table-cell table:style-name="Tabelle128.A5" office:value-type="string">
            <text:p text:style-name="P397">Parameter 1: Boolean</text:p>
          </table:table-cell>
          <table:table-cell table:style-name="Tabelle128.B5" office:value-type="string">
            <text:p text:style-name="P339">Ignore case <text:span text:style-name="T3">differences during comparison.</text:span></text:p>
          </table:table-cell>
        </table:table-row>
      </table:table>
      <text:p text:style-name="P36"/>
      <text:p text:style-name="P488"><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5">Possible comparisons:</text:p>
      <table:table table:name="Tabelle84" table:style-name="Tabelle84">
        <table:table-column table:style-name="Tabelle84.A"/>
        <table:table-column table:style-name="Tabelle84.B"/>
        <table:table-row>
          <table:table-cell table:style-name="Tabelle84.A1" office:value-type="string">
            <text:p text:style-name="P198"><text:span text:style-name="T2">C</text:span>ompare</text:p>
          </table:table-cell>
          <table:table-cell table:style-name="Tabelle84.B1" office:value-type="string">
            <text:p text:style-name="P198"><text:span text:style-name="T2">C</text:span>ompare to</text:p>
          </table:table-cell>
        </table:table-row>
        <table:table-row>
          <table:table-cell table:style-name="Tabelle84.A2" office:value-type="string">
            <text:p text:style-name="P299">D<text:span text:style-name="T43">ate</text:span></text:p>
          </table:table-cell>
          <table:table-cell table:style-name="Tabelle84.B2" office:value-type="string">
            <text:p text:style-name="P258"/>
          </table:table-cell>
        </table:table-row>
        <table:table-row>
          <table:table-cell table:style-name="Tabelle84.A3" office:value-type="string">
            <text:p text:style-name="P303">Double</text:p>
          </table:table-cell>
          <table:table-cell table:style-name="Tabelle84.B3" office:value-type="string">
            <text:p text:style-name="P288"/>
          </table:table-cell>
        </table:table-row>
        <table:table-row>
          <table:table-cell table:style-name="Tabelle84.A4" office:value-type="string">
            <text:p text:style-name="P299">Float</text:p>
          </table:table-cell>
          <table:table-cell table:style-name="Tabelle84.B4" office:value-type="string">
            <text:p text:style-name="P288"/>
          </table:table-cell>
        </table:table-row>
        <table:table-row>
          <table:table-cell table:style-name="Tabelle84.A6" office:value-type="string">
            <text:p text:style-name="P303">Integer</text:p>
          </table:table-cell>
          <table:table-cell table:style-name="Tabelle84.B6" office:value-type="string">
            <text:p text:style-name="P288"/>
          </table:table-cell>
        </table:table-row>
        <table:table-row>
          <table:table-cell table:style-name="Tabelle84.A6" office:value-type="string">
            <text:p text:style-name="P303">Long</text:p>
          </table:table-cell>
          <table:table-cell table:style-name="Tabelle84.B6" office:value-type="string">
            <text:p text:style-name="P288"/>
          </table:table-cell>
        </table:table-row>
        <table:table-row>
          <table:table-cell table:style-name="Tabelle84.A7" office:value-type="string">
            <text:p text:style-name="P303">String</text:p>
          </table:table-cell>
          <table:table-cell table:style-name="Tabelle84.B7" office:value-type="string">
            <text:p text:style-name="P288"/>
          </table:table-cell>
        </table:table-row>
      </table:table>
      <text:p text:style-name="P445">Special Notes:</text:p>
      <table:table table:name="Tabelle85" table:style-name="Tabelle85">
        <table:table-column table:style-name="Tabelle85.A"/>
        <table:table-column table:style-name="Tabelle85.B"/>
        <table:table-row>
          <table:table-cell table:style-name="Tabelle85.A1" office:value-type="string">
            <text:p text:style-name="P198"><text:span text:style-name="T2">C</text:span>ompare</text:p>
          </table:table-cell>
          <table:table-cell table:style-name="Tabelle85.B1" office:value-type="string">
            <text:p text:style-name="P198"><text:span text:style-name="T2">C</text:span>ompare to</text:p>
          </table:table-cell>
        </table:table-row>
        <table:table-row>
          <table:table-cell table:style-name="Tabelle85.A2" office:value-type="string">
            <text:p text:style-name="P258">String</text:p>
          </table:table-cell>
          <table:table-cell table:style-name="Tabelle85.B2" office:value-type="string">
            <text:p text:style-name="P258"/>
          </table:table-cell>
        </table:table-row>
        <table:table-row>
          <table:table-cell table:style-name="Tabelle85.A3" table:number-columns-spanned="2" office:value-type="string">
            <text:p text:style-name="P319">Note:</text:p>
            <text:p text:style-name="P386">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8"><text:span text:style-name="T44">Optional a</text:span>dditional Parameter</text:p>
          </table:table-cell>
          <table:table-cell table:style-name="Tabelle85.B4" office:value-type="string">
            <text:p text:style-name="P238">Explanation</text:p>
          </table:table-cell>
        </table:table-row>
        <table:table-row>
          <table:table-cell table:style-name="Tabelle85.A5" office:value-type="string">
            <text:p text:style-name="P258"/>
          </table:table-cell>
          <table:table-cell table:style-name="Tabelle85.B5" office:value-type="string">
            <text:p text:style-name="P334"/>
          </table:table-cell>
        </table:table-row>
      </table:table>
      <text:p text:style-name="P8"/>
      <text:p text:style-name="P472"><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43">Possible comparisons:</text:p>
      <table:table table:name="Tabelle81" table:style-name="Tabelle81">
        <table:table-column table:style-name="Tabelle81.A"/>
        <table:table-column table:style-name="Tabelle81.B"/>
        <table:table-row>
          <table:table-cell table:style-name="Tabelle81.A1" office:value-type="string">
            <text:p text:style-name="P197"><text:span text:style-name="T2">C</text:span>ompare</text:p>
          </table:table-cell>
          <table:table-cell table:style-name="Tabelle81.B1" office:value-type="string">
            <text:p text:style-name="P197"><text:span text:style-name="T2">C</text:span>ompare to</text:p>
          </table:table-cell>
        </table:table-row>
        <table:table-row>
          <table:table-cell table:style-name="Tabelle81.A2" office:value-type="string">
            <text:p text:style-name="P298">D<text:span text:style-name="T43">ate</text:span></text:p>
          </table:table-cell>
          <table:table-cell table:style-name="Tabelle81.B2" office:value-type="string">
            <text:p text:style-name="P257"/>
          </table:table-cell>
        </table:table-row>
        <table:table-row>
          <table:table-cell table:style-name="Tabelle81.A3" office:value-type="string">
            <text:p text:style-name="P302">Double</text:p>
          </table:table-cell>
          <table:table-cell table:style-name="Tabelle81.B3" office:value-type="string">
            <text:p text:style-name="P287"/>
          </table:table-cell>
        </table:table-row>
        <table:table-row>
          <table:table-cell table:style-name="Tabelle81.A4" office:value-type="string">
            <text:p text:style-name="P298">Float</text:p>
          </table:table-cell>
          <table:table-cell table:style-name="Tabelle81.B4" office:value-type="string">
            <text:p text:style-name="P287"/>
          </table:table-cell>
        </table:table-row>
        <table:table-row>
          <table:table-cell table:style-name="Tabelle81.A6" office:value-type="string">
            <text:p text:style-name="P302">Integer</text:p>
          </table:table-cell>
          <table:table-cell table:style-name="Tabelle81.B6" office:value-type="string">
            <text:p text:style-name="P287"/>
          </table:table-cell>
        </table:table-row>
        <table:table-row>
          <table:table-cell table:style-name="Tabelle81.A6" office:value-type="string">
            <text:p text:style-name="P302">Long</text:p>
          </table:table-cell>
          <table:table-cell table:style-name="Tabelle81.B6" office:value-type="string">
            <text:p text:style-name="P287"/>
          </table:table-cell>
        </table:table-row>
        <table:table-row>
          <table:table-cell table:style-name="Tabelle81.A7" office:value-type="string">
            <text:p text:style-name="P302">String</text:p>
          </table:table-cell>
          <table:table-cell table:style-name="Tabelle81.B7" office:value-type="string">
            <text:p text:style-name="P287"/>
          </table:table-cell>
        </table:table-row>
      </table:table>
      <text:p text:style-name="P444">Special Notes:</text:p>
      <table:table table:name="Tabelle82" table:style-name="Tabelle82">
        <table:table-column table:style-name="Tabelle82.A"/>
        <table:table-column table:style-name="Tabelle82.B"/>
        <table:table-row>
          <table:table-cell table:style-name="Tabelle82.A1" office:value-type="string">
            <text:p text:style-name="P204"><text:span text:style-name="T2">C</text:span>ompare</text:p>
          </table:table-cell>
          <table:table-cell table:style-name="Tabelle82.B1" office:value-type="string">
            <text:p text:style-name="P204"><text:span text:style-name="T2">C</text:span>ompare to</text:p>
          </table:table-cell>
        </table:table-row>
        <table:table-row>
          <table:table-cell table:style-name="Tabelle82.A2" office:value-type="string">
            <text:p text:style-name="P263">String</text:p>
          </table:table-cell>
          <table:table-cell table:style-name="Tabelle82.B2" office:value-type="string">
            <text:p text:style-name="P263"/>
          </table:table-cell>
        </table:table-row>
        <table:table-row>
          <table:table-cell table:style-name="Tabelle82.A3" table:number-columns-spanned="2" office:value-type="string">
            <text:p text:style-name="P318">Note:</text:p>
            <text:p text:style-name="P385">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4"><text:span text:style-name="T44">Optional a</text:span>dditional Parameter</text:p>
          </table:table-cell>
          <table:table-cell table:style-name="Tabelle82.B4" office:value-type="string">
            <text:p text:style-name="P237">Explanation</text:p>
          </table:table-cell>
        </table:table-row>
        <table:table-row>
          <table:table-cell table:style-name="Tabelle82.A5" office:value-type="string">
            <text:p text:style-name="P263"/>
          </table:table-cell>
          <table:table-cell table:style-name="Tabelle82.B5" office:value-type="string">
            <text:p text:style-name="P333"/>
          </table:table-cell>
        </table:table-row>
      </table:table>
      <text:p text:style-name="P21"/>
      <text:p text:style-name="P473"><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6">Possible comparisons:</text:p>
      <table:table table:name="Tabelle87" table:style-name="Tabelle87">
        <table:table-column table:style-name="Tabelle87.A"/>
        <table:table-column table:style-name="Tabelle87.B"/>
        <table:table-row>
          <table:table-cell table:style-name="Tabelle87.A1" office:value-type="string">
            <text:p text:style-name="P205"><text:span text:style-name="T2">C</text:span>ompare</text:p>
          </table:table-cell>
          <table:table-cell table:style-name="Tabelle87.B1" office:value-type="string">
            <text:p text:style-name="P205"><text:span text:style-name="T2">C</text:span>ompare to</text:p>
          </table:table-cell>
        </table:table-row>
        <table:table-row>
          <table:table-cell table:style-name="Tabelle87.A2" office:value-type="string">
            <text:p text:style-name="P304">String</text:p>
          </table:table-cell>
          <table:table-cell table:style-name="Tabelle87.B2" office:value-type="string">
            <text:p text:style-name="P289"/>
          </table:table-cell>
        </table:table-row>
      </table:table>
      <text:p text:style-name="P421"/>
      <text:p text:style-name="P474"><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7">Possible comparisons:</text:p>
      <table:table table:name="Tabelle89" table:style-name="Tabelle89">
        <table:table-column table:style-name="Tabelle89.A"/>
        <table:table-column table:style-name="Tabelle89.B"/>
        <table:table-row>
          <table:table-cell table:style-name="Tabelle89.A1" office:value-type="string">
            <text:p text:style-name="P206"><text:span text:style-name="T2">C</text:span>ompare</text:p>
          </table:table-cell>
          <table:table-cell table:style-name="Tabelle89.B1" office:value-type="string">
            <text:p text:style-name="P206"><text:span text:style-name="T2">C</text:span>ompare to</text:p>
          </table:table-cell>
        </table:table-row>
        <table:table-row>
          <table:table-cell table:style-name="Tabelle89.A2" office:value-type="string">
            <text:p text:style-name="P399">Integer</text:p>
          </table:table-cell>
          <table:table-cell table:style-name="Tabelle89.B2" office:value-type="string">
            <text:p text:style-name="P290"/>
          </table:table-cell>
        </table:table-row>
      </table:table>
      <text:p text:style-name="P422"/>
      <text:p text:style-name="P490"><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63">Possible comparisons:</text:p>
      <table:table table:name="Tabelle133" table:style-name="Tabelle133">
        <table:table-column table:style-name="Tabelle133.A"/>
        <table:table-column table:style-name="Tabelle133.B"/>
        <table:table-row>
          <table:table-cell table:style-name="Tabelle133.A1" office:value-type="string">
            <text:p text:style-name="P222"><text:span text:style-name="T2">C</text:span>ompare</text:p>
          </table:table-cell>
          <table:table-cell table:style-name="Tabelle133.B1" office:value-type="string">
            <text:p text:style-name="P222"><text:span text:style-name="T2">C</text:span>ompare to</text:p>
          </table:table-cell>
        </table:table-row>
        <table:table-row>
          <table:table-cell table:style-name="Tabelle133.A2" office:value-type="string">
            <text:p text:style-name="P400">Integer</text:p>
          </table:table-cell>
          <table:table-cell table:style-name="Tabelle133.B2" office:value-type="string">
            <text:p text:style-name="P296"/>
          </table:table-cell>
        </table:table-row>
      </table:table>
      <text:p text:style-name="P431"/>
      <text:p text:style-name="P493"><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64">Possible comparisons:</text:p>
      <table:table table:name="Tabelle8" table:style-name="Tabelle8">
        <table:table-column table:style-name="Tabelle8.A"/>
        <table:table-column table:style-name="Tabelle8.B"/>
        <table:table-row>
          <table:table-cell table:style-name="Tabelle8.A1" office:value-type="string">
            <text:p text:style-name="P223"><text:span text:style-name="T2">C</text:span>ompare</text:p>
          </table:table-cell>
          <table:table-cell table:style-name="Tabelle8.B1" office:value-type="string">
            <text:p text:style-name="P223"><text:span text:style-name="T2">C</text:span>ompare to</text:p>
          </table:table-cell>
        </table:table-row>
        <table:table-row>
          <table:table-cell table:style-name="Tabelle8.A2" office:value-type="string">
            <text:p text:style-name="P273">String</text:p>
          </table:table-cell>
          <table:table-cell table:style-name="Tabelle8.B2" office:value-type="string">
            <text:p text:style-name="P273">String</text:p>
          </table:table-cell>
        </table:table-row>
      </table:table>
      <text:p text:style-name="P464">Special Notes:</text:p>
      <table:table table:name="Tabelle9" table:style-name="Tabelle9">
        <table:table-column table:style-name="Tabelle9.A"/>
        <table:table-column table:style-name="Tabelle9.B"/>
        <table:table-row>
          <table:table-cell table:style-name="Tabelle9.A1" office:value-type="string">
            <text:p text:style-name="P223"><text:span text:style-name="T2">C</text:span>ompare</text:p>
          </table:table-cell>
          <table:table-cell table:style-name="Tabelle9.B1" office:value-type="string">
            <text:p text:style-name="P223"><text:span text:style-name="T2">C</text:span>ompare to</text:p>
          </table:table-cell>
        </table:table-row>
        <table:table-row>
          <table:table-cell table:style-name="Tabelle9.A2" office:value-type="string">
            <text:p text:style-name="P273">String</text:p>
          </table:table-cell>
          <table:table-cell table:style-name="Tabelle9.B2" office:value-type="string">
            <text:p text:style-name="P273">String</text:p>
          </table:table-cell>
        </table:table-row>
        <table:table-row>
          <table:table-cell table:style-name="Tabelle9.A3" table:number-columns-spanned="2" office:value-type="string">
            <text:p text:style-name="P328">Note:</text:p>
            <text:p text:style-name="P328"/>
          </table:table-cell>
          <table:covered-table-cell/>
        </table:table-row>
        <table:table-row>
          <table:table-cell table:style-name="Tabelle9.A4" office:value-type="string">
            <text:p text:style-name="P223"><text:span text:style-name="T11">Required a</text:span>dditional Parameter</text:p>
          </table:table-cell>
          <table:table-cell table:style-name="Tabelle9.B4" office:value-type="string">
            <text:p text:style-name="P247">Explanation</text:p>
          </table:table-cell>
        </table:table-row>
        <table:table-row>
          <table:table-cell table:style-name="Tabelle9.A5" office:value-type="string">
            <text:p text:style-name="P398">Parameter 1: integer</text:p>
          </table:table-cell>
          <table:table-cell table:style-name="Tabelle9.B5" office:value-type="string">
            <text:p text:style-name="P411">The distance value to be checked <text:span text:style-name="T11">against</text:span></text:p>
          </table:table-cell>
        </table:table-row>
      </table:table>
      <text:p text:style-name="P40"/>
      <text:p text:style-name="P493"><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64">Possible comparisons:</text:p>
      <table:table table:name="Tabelle12" table:style-name="Tabelle12">
        <table:table-column table:style-name="Tabelle12.A"/>
        <table:table-column table:style-name="Tabelle12.B"/>
        <table:table-row>
          <table:table-cell table:style-name="Tabelle12.A1" office:value-type="string">
            <text:p text:style-name="P223"><text:span text:style-name="T2">C</text:span>ompare</text:p>
          </table:table-cell>
          <table:table-cell table:style-name="Tabelle12.B1" office:value-type="string">
            <text:p text:style-name="P223"><text:span text:style-name="T2">C</text:span>ompare to</text:p>
          </table:table-cell>
        </table:table-row>
        <table:table-row>
          <table:table-cell table:style-name="Tabelle12.A2" office:value-type="string">
            <text:p text:style-name="P273">String</text:p>
          </table:table-cell>
          <table:table-cell table:style-name="Tabelle12.B2" office:value-type="string">
            <text:p text:style-name="P273">String</text:p>
          </table:table-cell>
        </table:table-row>
      </table:table>
      <text:p text:style-name="P464">Special Notes:</text:p>
      <table:table table:name="Tabelle13" table:style-name="Tabelle13">
        <table:table-column table:style-name="Tabelle13.A"/>
        <table:table-column table:style-name="Tabelle13.B"/>
        <table:table-row>
          <table:table-cell table:style-name="Tabelle13.A1" office:value-type="string">
            <text:p text:style-name="P223"><text:span text:style-name="T2">C</text:span>ompare</text:p>
          </table:table-cell>
          <table:table-cell table:style-name="Tabelle13.B1" office:value-type="string">
            <text:p text:style-name="P223"><text:span text:style-name="T2">C</text:span>ompare to</text:p>
          </table:table-cell>
        </table:table-row>
        <table:table-row>
          <table:table-cell table:style-name="Tabelle13.A2" office:value-type="string">
            <text:p text:style-name="P273">String</text:p>
          </table:table-cell>
          <table:table-cell table:style-name="Tabelle13.B2" office:value-type="string">
            <text:p text:style-name="P273">String</text:p>
          </table:table-cell>
        </table:table-row>
        <table:table-row>
          <table:table-cell table:style-name="Tabelle13.A3" table:number-columns-spanned="2" office:value-type="string">
            <text:p text:style-name="P328">Note:</text:p>
            <text:p text:style-name="P328"/>
          </table:table-cell>
          <table:covered-table-cell/>
        </table:table-row>
        <table:table-row>
          <table:table-cell table:style-name="Tabelle13.A4" office:value-type="string">
            <text:p text:style-name="P223"><text:span text:style-name="T11">Required a</text:span>dditional Parameter</text:p>
          </table:table-cell>
          <table:table-cell table:style-name="Tabelle13.B4" office:value-type="string">
            <text:p text:style-name="P247">Explanation</text:p>
          </table:table-cell>
        </table:table-row>
        <table:table-row>
          <table:table-cell table:style-name="Tabelle13.A5" office:value-type="string">
            <text:p text:style-name="P398">Parameter 1: integer</text:p>
          </table:table-cell>
          <table:table-cell table:style-name="Tabelle13.B5" office:value-type="string">
            <text:p text:style-name="P411">The distance value to be checked <text:span text:style-name="T11">against</text:span></text:p>
          </table:table-cell>
        </table:table-row>
      </table:table>
      <text:p text:style-name="P40"/>
      <text:p text:style-name="P493"><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64"><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3"><text:span text:style-name="T2">C</text:span>ompare</text:p>
          </table:table-cell>
          <table:table-cell table:style-name="Tabelle15.B1" office:value-type="string">
            <text:p text:style-name="P223"><text:span text:style-name="T2">C</text:span>ompare to</text:p>
          </table:table-cell>
        </table:table-row>
        <table:table-row>
          <table:table-cell table:style-name="Tabelle15.A2" office:value-type="string">
            <text:p text:style-name="P273">String</text:p>
          </table:table-cell>
          <table:table-cell table:style-name="Tabelle15.B2" office:value-type="string">
            <text:p text:style-name="P273">String</text:p>
          </table:table-cell>
        </table:table-row>
      </table:table>
      <text:p text:style-name="P464">Special Notes:</text:p>
      <table:table table:name="Tabelle16" table:style-name="Tabelle16">
        <table:table-column table:style-name="Tabelle16.A"/>
        <table:table-column table:style-name="Tabelle16.B"/>
        <table:table-row>
          <table:table-cell table:style-name="Tabelle16.A1" office:value-type="string">
            <text:p text:style-name="P223"><text:span text:style-name="T2">C</text:span>ompare</text:p>
          </table:table-cell>
          <table:table-cell table:style-name="Tabelle16.B1" office:value-type="string">
            <text:p text:style-name="P223"><text:span text:style-name="T2">C</text:span>ompare to</text:p>
          </table:table-cell>
        </table:table-row>
        <table:table-row>
          <table:table-cell table:style-name="Tabelle16.A2" office:value-type="string">
            <text:p text:style-name="P273">String</text:p>
          </table:table-cell>
          <table:table-cell table:style-name="Tabelle16.B2" office:value-type="string">
            <text:p text:style-name="P273">String</text:p>
          </table:table-cell>
        </table:table-row>
        <table:table-row>
          <table:table-cell table:style-name="Tabelle16.A3" table:number-columns-spanned="2" office:value-type="string">
            <text:p text:style-name="P328">Note:</text:p>
            <text:p text:style-name="P328"/>
          </table:table-cell>
          <table:covered-table-cell/>
        </table:table-row>
        <table:table-row>
          <table:table-cell table:style-name="Tabelle16.A4" office:value-type="string">
            <text:p text:style-name="P223"><text:span text:style-name="T11">Required a</text:span>dditional Parameter</text:p>
          </table:table-cell>
          <table:table-cell table:style-name="Tabelle16.B4" office:value-type="string">
            <text:p text:style-name="P247">Explanation</text:p>
          </table:table-cell>
        </table:table-row>
        <table:table-row>
          <table:table-cell table:style-name="Tabelle16.A5" office:value-type="string">
            <text:p text:style-name="P398">Parameter 1: integer</text:p>
          </table:table-cell>
          <table:table-cell table:style-name="Tabelle16.B5" office:value-type="string">
            <text:p text:style-name="P411">The distance value to be checked <text:span text:style-name="T11">against</text:span></text:p>
          </table:table-cell>
        </table:table-row>
      </table:table>
      <text:p text:style-name="P40"/>
      <text:p text:style-name="P493"><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64">Possible comparisons:</text:p>
      <table:table table:name="Tabelle18" table:style-name="Tabelle18">
        <table:table-column table:style-name="Tabelle18.A"/>
        <table:table-column table:style-name="Tabelle18.B"/>
        <table:table-row>
          <table:table-cell table:style-name="Tabelle18.A1" office:value-type="string">
            <text:p text:style-name="P223"><text:span text:style-name="T2">C</text:span>ompare</text:p>
          </table:table-cell>
          <table:table-cell table:style-name="Tabelle18.B1" office:value-type="string">
            <text:p text:style-name="P223"><text:span text:style-name="T2">C</text:span>ompare to</text:p>
          </table:table-cell>
        </table:table-row>
        <table:table-row>
          <table:table-cell table:style-name="Tabelle18.A2" office:value-type="string">
            <text:p text:style-name="P273">String</text:p>
          </table:table-cell>
          <table:table-cell table:style-name="Tabelle18.B2" office:value-type="string">
            <text:p text:style-name="P273">String</text:p>
          </table:table-cell>
        </table:table-row>
      </table:table>
      <text:p text:style-name="P464">Special Notes:</text:p>
      <table:table table:name="Tabelle19" table:style-name="Tabelle19">
        <table:table-column table:style-name="Tabelle19.A"/>
        <table:table-column table:style-name="Tabelle19.B"/>
        <table:table-row>
          <table:table-cell table:style-name="Tabelle19.A1" office:value-type="string">
            <text:p text:style-name="P223"><text:span text:style-name="T2">C</text:span>ompare</text:p>
          </table:table-cell>
          <table:table-cell table:style-name="Tabelle19.B1" office:value-type="string">
            <text:p text:style-name="P223"><text:span text:style-name="T2">C</text:span>ompare to</text:p>
          </table:table-cell>
        </table:table-row>
        <table:table-row>
          <table:table-cell table:style-name="Tabelle19.A2" office:value-type="string">
            <text:p text:style-name="P273">String</text:p>
          </table:table-cell>
          <table:table-cell table:style-name="Tabelle19.B2" office:value-type="string">
            <text:p text:style-name="P273">String</text:p>
          </table:table-cell>
        </table:table-row>
        <table:table-row>
          <table:table-cell table:style-name="Tabelle19.A3" table:number-columns-spanned="2" office:value-type="string">
            <text:p text:style-name="P328">Note:</text:p>
            <text:p text:style-name="P328"/>
          </table:table-cell>
          <table:covered-table-cell/>
        </table:table-row>
        <table:table-row>
          <table:table-cell table:style-name="Tabelle19.A4" office:value-type="string">
            <text:p text:style-name="P223"><text:span text:style-name="T11">Required a</text:span>dditional Parameter</text:p>
          </table:table-cell>
          <table:table-cell table:style-name="Tabelle19.B4" office:value-type="string">
            <text:p text:style-name="P247">Explanation</text:p>
          </table:table-cell>
        </table:table-row>
        <table:table-row>
          <table:table-cell table:style-name="Tabelle19.A5" office:value-type="string">
            <text:p text:style-name="P398">Parameter 1: integer</text:p>
          </table:table-cell>
          <table:table-cell table:style-name="Tabelle19.B5" office:value-type="string">
            <text:p text:style-name="P411">The distance value to be checked <text:span text:style-name="T11">against</text:span></text:p>
          </table:table-cell>
        </table:table-row>
      </table:table>
      <text:p text:style-name="P40"/>
      <text:p text:style-name="P493"><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64">Possible comparisons:</text:p>
      <table:table table:name="Tabelle21" table:style-name="Tabelle21">
        <table:table-column table:style-name="Tabelle21.A"/>
        <table:table-column table:style-name="Tabelle21.B"/>
        <table:table-row>
          <table:table-cell table:style-name="Tabelle21.A1" office:value-type="string">
            <text:p text:style-name="P223"><text:span text:style-name="T2">C</text:span>ompare</text:p>
          </table:table-cell>
          <table:table-cell table:style-name="Tabelle21.B1" office:value-type="string">
            <text:p text:style-name="P223"><text:span text:style-name="T2">C</text:span>ompare to</text:p>
          </table:table-cell>
        </table:table-row>
        <table:table-row>
          <table:table-cell table:style-name="Tabelle21.A2" office:value-type="string">
            <text:p text:style-name="P273">String</text:p>
          </table:table-cell>
          <table:table-cell table:style-name="Tabelle21.B2" office:value-type="string">
            <text:p text:style-name="P273">String</text:p>
          </table:table-cell>
        </table:table-row>
      </table:table>
      <text:p text:style-name="P464">Special Notes:</text:p>
      <table:table table:name="Tabelle22" table:style-name="Tabelle22">
        <table:table-column table:style-name="Tabelle22.A"/>
        <table:table-column table:style-name="Tabelle22.B"/>
        <table:table-row>
          <table:table-cell table:style-name="Tabelle22.A1" office:value-type="string">
            <text:p text:style-name="P223"><text:span text:style-name="T2">C</text:span>ompare</text:p>
          </table:table-cell>
          <table:table-cell table:style-name="Tabelle22.B1" office:value-type="string">
            <text:p text:style-name="P223"><text:span text:style-name="T2">C</text:span>ompare to</text:p>
          </table:table-cell>
        </table:table-row>
        <table:table-row>
          <table:table-cell table:style-name="Tabelle22.A2" office:value-type="string">
            <text:p text:style-name="P273">String</text:p>
          </table:table-cell>
          <table:table-cell table:style-name="Tabelle22.B2" office:value-type="string">
            <text:p text:style-name="P273">String</text:p>
          </table:table-cell>
        </table:table-row>
        <table:table-row>
          <table:table-cell table:style-name="Tabelle22.A3" table:number-columns-spanned="2" office:value-type="string">
            <text:p text:style-name="P328">Note:</text:p>
            <text:p text:style-name="P328"/>
          </table:table-cell>
          <table:covered-table-cell/>
        </table:table-row>
        <table:table-row>
          <table:table-cell table:style-name="Tabelle22.A4" office:value-type="string">
            <text:p text:style-name="P223"><text:span text:style-name="T11">Required a</text:span>dditional Parameter</text:p>
          </table:table-cell>
          <table:table-cell table:style-name="Tabelle22.B4" office:value-type="string">
            <text:p text:style-name="P247">Explanation</text:p>
          </table:table-cell>
        </table:table-row>
        <table:table-row>
          <table:table-cell table:style-name="Tabelle22.A5" office:value-type="string">
            <text:p text:style-name="P398">Parameter 1: integer</text:p>
          </table:table-cell>
          <table:table-cell table:style-name="Tabelle22.B5" office:value-type="string">
            <text:p text:style-name="P411">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4-23T17:59:24.302312792">23.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23T17:59:24.283475640</dc:date>
    <dc:creator>uwe </dc:creator>
    <meta:editing-duration>PT6H11M39S</meta:editing-duration>
    <meta:editing-cycles>137</meta:editing-cycles>
    <meta:generator>LibreOffice/5.0.6.1$Linux_X86_64 LibreOffice_project/00$Build-1</meta:generator>
    <meta:keyword>Business Rule Engine</meta:keyword>
    <meta:keyword>Jare</meta:keyword>
    <meta:keyword>Rule</meta:keyword>
    <meta:keyword>Rules</meta:keyword>
    <meta:document-statistic meta:table-count="133" meta:image-count="0" meta:object-count="0" meta:page-count="54" meta:paragraph-count="1261" meta:word-count="3385" meta:character-count="20862" meta:non-whitespace-character-count="18728"/>
  </office:meta>
</office:document-meta>
</file>